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00000002000309F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Arial1" svg:font-family="Arial" style:font-family-generic="roman" style:font-pitch="variable"/>
    <style:font-face style:name="Mangal" svg:font-family="Mang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iberation Sans" svg:font-family="'Liberation Sans'" style:font-family-generic="system" style:font-pitch="variable"/>
    <style:font-face style:name="Tahoma1" svg:font-family="Tahoma"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3.413cm"/>
    </style:style>
    <style:style style:name="Tabelle1.B" style:family="table-column">
      <style:table-column-properties style:column-width="3.096cm"/>
    </style:style>
    <style:style style:name="Tabelle1.C" style:family="table-column">
      <style:table-column-properties style:column-width="10.504cm"/>
    </style:style>
    <style:style style:name="Tabelle1.A1" style:family="table-cell">
      <style:table-cell-properties fo:background-color="#dddddd" fo:padding="0.097cm" fo:border="0.5pt solid #000000">
        <style:background-image/>
      </style:table-cell-properties>
    </style:style>
    <style:style style:name="Tabelle1.A2" style:family="table-cell">
      <style:table-cell-properties fo:background-color="#dddddd" fo:padding="0.097cm" fo:border-left="0.5pt solid #000000" fo:border-right="none" fo:border-top="none" fo:border-bottom="0.5pt solid #000000">
        <style:background-image/>
      </style:table-cell-properties>
    </style:style>
    <style:style style:name="Tabelle1.C2" style:family="table-cell">
      <style:table-cell-properties fo:background-color="#dddddd" fo:padding="0.097cm" fo:border-left="0.5pt solid #000000" fo:border-right="0.5pt solid #000000" fo:border-top="none" fo:border-bottom="0.5pt solid #000000">
        <style:background-image/>
      </style:table-cell-properties>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none" fo:border-top="none" fo:border-bottom="0.5pt solid #000000"/>
    </style:style>
    <style:style style:name="Tabelle1.C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none" fo:border-top="none" fo:border-bottom="0.5pt solid #000000"/>
    </style:style>
    <style:style style:name="Tabelle1.C4" style:family="table-cell">
      <style:table-cell-properties fo:padding="0.097cm" fo:border-left="0.5pt solid #000000" fo:border-right="0.5pt solid #000000" fo:border-top="none" fo:border-bottom="0.5pt solid #000000"/>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none" fo:border-top="none" fo:border-bottom="0.5pt solid #000000"/>
    </style:style>
    <style:style style:name="Tabelle1.C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none" fo:border-top="none" fo:border-bottom="0.5pt solid #000000"/>
    </style:style>
    <style:style style:name="Tabelle1.C6" style:family="table-cell">
      <style:table-cell-properties fo:padding="0.097cm" fo:border-left="0.5pt solid #000000" fo:border-right="0.5pt solid #000000" fo:border-top="none" fo:border-bottom="0.5pt solid #000000"/>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none" fo:border-top="none" fo:border-bottom="0.5pt solid #000000"/>
    </style:style>
    <style:style style:name="Tabelle1.C7" style:family="table-cell">
      <style:table-cell-properties fo:padding="0.097cm" fo:border-left="0.5pt solid #000000" fo:border-right="0.5pt solid #000000" fo:border-top="none" fo:border-bottom="0.5pt solid #000000"/>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none" fo:border-top="none" fo:border-bottom="0.5pt solid #000000"/>
    </style:style>
    <style:style style:name="Tabelle1.C8" style:family="table-cell">
      <style:table-cell-properties fo:padding="0.097cm" fo:border-left="0.5pt solid #000000" fo:border-right="0.5pt solid #000000" fo:border-top="none" fo:border-bottom="0.5pt solid #000000"/>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none" fo:border-top="none" fo:border-bottom="0.5pt solid #000000"/>
    </style:style>
    <style:style style:name="Tabelle1.C9" style:family="table-cell">
      <style:table-cell-properties fo:padding="0.097cm" fo:border-left="0.5pt solid #000000" fo:border-right="0.5pt solid #000000" fo:border-top="none" fo:border-bottom="0.5pt solid #000000"/>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none" fo:border-top="none" fo:border-bottom="0.5pt solid #000000"/>
    </style:style>
    <style:style style:name="Tabelle1.C10" style:family="table-cell">
      <style:table-cell-properties fo:padding="0.097cm" fo:border-left="0.5pt solid #000000" fo:border-right="0.5pt solid #000000" fo:border-top="none" fo:border-bottom="0.5pt solid #000000"/>
    </style:style>
    <style:style style:name="Tabelle2" style:family="table">
      <style:table-properties style:width="17.013cm" fo:margin-left="0cm" table:align="left"/>
    </style:style>
    <style:style style:name="Tabelle2.A" style:family="table-column">
      <style:table-column-properties style:column-width="3.413cm"/>
    </style:style>
    <style:style style:name="Tabelle2.B" style:family="table-column">
      <style:table-column-properties style:column-width="3.096cm"/>
    </style:style>
    <style:style style:name="Tabelle2.C" style:family="table-column">
      <style:table-column-properties style:column-width="10.504cm"/>
    </style:style>
    <style:style style:name="Tabelle2.A1" style:family="table-cell">
      <style:table-cell-properties fo:background-color="#dddddd" fo:padding="0.097cm" fo:border="0.5pt solid #000000">
        <style:background-image/>
      </style:table-cell-properties>
    </style:style>
    <style:style style:name="Tabelle2.A2" style:family="table-cell">
      <style:table-cell-properties fo:background-color="#dddddd" fo:padding="0.097cm" fo:border-left="0.5pt solid #000000" fo:border-right="none" fo:border-top="none" fo:border-bottom="0.5pt solid #000000">
        <style:background-image/>
      </style:table-cell-properties>
    </style:style>
    <style:style style:name="Tabelle2.C2" style:family="table-cell">
      <style:table-cell-properties fo:background-color="#dddddd" fo:padding="0.097cm" fo:border-left="0.5pt solid #000000" fo:border-right="0.5pt solid #000000" fo:border-top="none" fo:border-bottom="0.5pt solid #000000">
        <style:background-image/>
      </style:table-cell-propertie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none" fo:border-top="none" fo:border-bottom="0.5pt solid #000000"/>
    </style:style>
    <style:style style:name="Tabelle2.C3" style:family="table-cell">
      <style:table-cell-properties fo:padding="0.097cm" fo:border-left="0.5pt solid #000000" fo:border-right="0.5pt solid #000000" fo:border-top="none" fo:border-bottom="0.5pt solid #000000"/>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none" fo:border-top="none" fo:border-bottom="0.5pt solid #000000"/>
    </style:style>
    <style:style style:name="Tabelle2.C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none" fo:border-top="none" fo:border-bottom="0.5pt solid #000000"/>
    </style:style>
    <style:style style:name="Tabelle2.C5" style:family="table-cell">
      <style:table-cell-properties fo:padding="0.097cm" fo:border-left="0.5pt solid #000000" fo:border-right="0.5pt solid #000000" fo:border-top="none" fo:border-bottom="0.5pt solid #000000"/>
    </style:style>
    <style:style style:name="Tabelle3" style:family="table">
      <style:table-properties style:width="17.013cm" fo:margin-left="0cm" table:align="left"/>
    </style:style>
    <style:style style:name="Tabelle3.A" style:family="table-column">
      <style:table-column-properties style:column-width="3.413cm"/>
    </style:style>
    <style:style style:name="Tabelle3.B" style:family="table-column">
      <style:table-column-properties style:column-width="3.096cm"/>
    </style:style>
    <style:style style:name="Tabelle3.C" style:family="table-column">
      <style:table-column-properties style:column-width="10.504cm"/>
    </style:style>
    <style:style style:name="Tabelle3.A1" style:family="table-cell">
      <style:table-cell-properties fo:background-color="#dddddd" fo:padding="0.097cm" fo:border="0.5pt solid #000000">
        <style:background-image/>
      </style:table-cell-properties>
    </style:style>
    <style:style style:name="Tabelle3.A2" style:family="table-cell">
      <style:table-cell-properties fo:background-color="#dddddd" fo:padding="0.097cm" fo:border-left="0.5pt solid #000000" fo:border-right="none" fo:border-top="none" fo:border-bottom="0.5pt solid #000000">
        <style:background-image/>
      </style:table-cell-properties>
    </style:style>
    <style:style style:name="Tabelle3.C2" style:family="table-cell">
      <style:table-cell-properties fo:background-color="#dddddd" fo:padding="0.097cm" fo:border-left="0.5pt solid #000000" fo:border-right="0.5pt solid #000000" fo:border-top="none" fo:border-bottom="0.5pt solid #000000">
        <style:background-image/>
      </style:table-cell-properties>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none" fo:border-top="none" fo:border-bottom="0.5pt solid #000000"/>
    </style:style>
    <style:style style:name="Tabelle3.C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none" fo:border-top="none" fo:border-bottom="0.5pt solid #000000"/>
    </style:style>
    <style:style style:name="Tabelle3.C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none" fo:border-top="none" fo:border-bottom="0.5pt solid #000000"/>
    </style:style>
    <style:style style:name="Tabelle3.C5" style:family="table-cell">
      <style:table-cell-properties fo:padding="0.097cm" fo:border-left="0.5pt solid #000000" fo:border-right="0.5pt solid #000000" fo:border-top="none" fo:border-bottom="0.5pt solid #000000"/>
    </style:style>
    <style:style style:name="Tabelle4" style:family="table">
      <style:table-properties style:width="17.092cm" fo:margin-left="0cm" fo:break-before="page" table:align="left"/>
    </style:style>
    <style:style style:name="Tabelle4.A" style:family="table-column">
      <style:table-column-properties style:column-width="3.413cm"/>
    </style:style>
    <style:style style:name="Tabelle4.B" style:family="table-column">
      <style:table-column-properties style:column-width="3.096cm"/>
    </style:style>
    <style:style style:name="Tabelle4.C" style:family="table-column">
      <style:table-column-properties style:column-width="10.583cm"/>
    </style:style>
    <style:style style:name="Tabelle4.A1" style:family="table-cell">
      <style:table-cell-properties fo:background-color="#dddddd" fo:padding="0.097cm" fo:border="0.5pt solid #000000">
        <style:background-image/>
      </style:table-cell-properties>
    </style:style>
    <style:style style:name="Tabelle4.A2" style:family="table-cell">
      <style:table-cell-properties fo:background-color="#dddddd" fo:padding="0.097cm" fo:border-left="0.5pt solid #000000" fo:border-right="none" fo:border-top="none" fo:border-bottom="0.5pt solid #000000">
        <style:background-image/>
      </style:table-cell-properties>
    </style:style>
    <style:style style:name="Tabelle4.C2" style:family="table-cell">
      <style:table-cell-properties fo:background-color="#dddddd" fo:padding="0.097cm" fo:border-left="0.5pt solid #000000" fo:border-right="0.5pt solid #000000" fo:border-top="none" fo:border-bottom="0.5pt solid #000000">
        <style:background-image/>
      </style:table-cell-propertie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none" fo:border-top="none" fo:border-bottom="0.5pt solid #000000"/>
    </style:style>
    <style:style style:name="Tabelle4.C3" style:family="table-cell">
      <style:table-cell-properties fo:padding="0.097cm" fo:border-left="0.5pt solid #000000" fo:border-right="0.5pt solid #000000" fo:border-top="none" fo:border-bottom="0.5pt solid #000000"/>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none" fo:border-top="none" fo:border-bottom="0.5pt solid #000000"/>
    </style:style>
    <style:style style:name="Tabelle4.C4" style:family="table-cell">
      <style:table-cell-properties fo:padding="0.097cm" fo:border-left="0.5pt solid #000000" fo:border-right="0.5pt solid #000000" fo:border-top="none" fo:border-bottom="0.5pt solid #000000"/>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none" fo:border-top="none" fo:border-bottom="0.5pt solid #000000"/>
    </style:style>
    <style:style style:name="Tabelle4.C5" style:family="table-cell">
      <style:table-cell-properties fo:padding="0.097cm" fo:border-left="0.5pt solid #000000" fo:border-right="0.5pt solid #000000" fo:border-top="none" fo:border-bottom="0.5pt solid #000000"/>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none" fo:border-top="none" fo:border-bottom="0.5pt solid #000000"/>
    </style:style>
    <style:style style:name="Tabelle4.C6" style:family="table-cell">
      <style:table-cell-properties fo:padding="0.097cm" fo:border-left="0.5pt solid #000000" fo:border-right="0.5pt solid #000000" fo:border-top="none" fo:border-bottom="0.5pt solid #000000"/>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none" fo:border-top="none" fo:border-bottom="0.5pt solid #000000"/>
    </style:style>
    <style:style style:name="Tabelle4.C7" style:family="table-cell">
      <style:table-cell-properties fo:padding="0.097cm" fo:border-left="0.5pt solid #000000" fo:border-right="0.5pt solid #000000" fo:border-top="none" fo:border-bottom="0.5pt solid #000000"/>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none" fo:border-top="none" fo:border-bottom="0.5pt solid #000000"/>
    </style:style>
    <style:style style:name="Tabelle4.C8" style:family="table-cell">
      <style:table-cell-properties fo:padding="0.097cm" fo:border-left="0.5pt solid #000000" fo:border-right="0.5pt solid #000000" fo:border-top="none" fo:border-bottom="0.5pt solid #000000"/>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none" fo:border-top="none" fo:border-bottom="0.5pt solid #000000"/>
    </style:style>
    <style:style style:name="Tabelle4.C9"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style:font-name="Arial" officeooo:rsid="00025eae" officeooo:paragraph-rsid="00025eae"/>
    </style:style>
    <style:style style:name="P2" style:family="paragraph" style:parent-style-name="Standard">
      <style:paragraph-properties fo:text-align="justify" style:justify-single-word="false"/>
      <style:text-properties style:font-name="Arial" fo:font-size="14pt" officeooo:rsid="00025eae" officeooo:paragraph-rsid="00025eae" style:font-size-asian="14pt" style:font-size-complex="14pt"/>
    </style:style>
    <style:style style:name="P3" style:family="paragraph" style:parent-style-name="Standard">
      <style:paragraph-properties fo:text-align="justify" style:justify-single-word="false"/>
      <style:text-properties style:font-name="Arial" fo:font-size="14pt" officeooo:rsid="00246fbb" officeooo:paragraph-rsid="00246fbb" style:font-size-asian="14pt" style:font-size-complex="14pt"/>
    </style:style>
    <style:style style:name="P4" style:family="paragraph" style:parent-style-name="Standard">
      <style:paragraph-properties fo:text-align="justify" style:justify-single-word="false"/>
      <style:text-properties style:font-name="Arial" fo:font-size="14pt" officeooo:rsid="00246fbb" officeooo:paragraph-rsid="00266f08" style:font-size-asian="14pt" style:font-size-complex="14pt"/>
    </style:style>
    <style:style style:name="P5" style:family="paragraph" style:parent-style-name="Standard">
      <style:paragraph-properties fo:text-align="justify" style:justify-single-word="false"/>
      <style:text-properties style:font-name="Arial" fo:font-size="14pt" officeooo:rsid="00246fbb" officeooo:paragraph-rsid="0028177d" style:font-size-asian="14pt" style:font-size-complex="14pt"/>
    </style:style>
    <style:style style:name="P6" style:family="paragraph" style:parent-style-name="Standard">
      <style:paragraph-properties fo:text-align="justify" style:justify-single-word="false"/>
      <style:text-properties style:font-name="Arial" officeooo:rsid="0005a721" officeooo:paragraph-rsid="0005a721"/>
    </style:style>
    <style:style style:name="P7" style:family="paragraph" style:parent-style-name="Standard">
      <style:paragraph-properties fo:text-align="center" style:justify-single-word="false"/>
      <style:text-properties style:font-name="Arial" fo:font-size="18pt" style:text-underline-style="solid" style:text-underline-width="auto" style:text-underline-color="font-color" fo:font-weight="normal" officeooo:rsid="00044bd0" officeooo:paragraph-rsid="00044bd0" style:font-size-asian="18pt" style:font-weight-asian="normal" style:font-size-complex="18pt" style:font-weight-complex="normal"/>
    </style:style>
    <style:style style:name="P8" style:family="paragraph" style:parent-style-name="Standard">
      <style:paragraph-properties fo:text-align="center" style:justify-single-word="false"/>
      <style:text-properties style:font-name="Arial" fo:font-size="18pt" style:text-underline-style="solid" style:text-underline-width="auto" style:text-underline-color="font-color" officeooo:rsid="00246fbb" officeooo:paragraph-rsid="00246fbb" style:font-size-asian="18pt" style:font-size-complex="18pt"/>
    </style:style>
    <style:style style:name="P9" style:family="paragraph" style:parent-style-name="Standard">
      <style:paragraph-properties fo:text-align="justify" style:justify-single-word="false"/>
      <style:text-properties style:font-name="Arial" fo:font-size="12pt" style:font-size-asian="12pt" style:font-size-complex="12pt"/>
    </style:style>
    <style:style style:name="P10" style:family="paragraph" style:parent-style-name="Standard">
      <style:paragraph-properties fo:text-align="justify" style:justify-single-word="false"/>
      <style:text-properties style:font-name="Arial" fo:font-size="12pt" officeooo:paragraph-rsid="00266f08" style:font-size-asian="12pt" style:font-size-complex="12pt"/>
    </style:style>
    <style:style style:name="P11" style:family="paragraph" style:parent-style-name="Standard">
      <style:paragraph-properties fo:text-align="justify" style:justify-single-word="false"/>
      <style:text-properties style:font-name="Arial" officeooo:paragraph-rsid="0028177d"/>
    </style:style>
    <style:style style:name="P12"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3" style:family="paragraph" style:parent-style-name="Table_20_Contents">
      <style:paragraph-properties fo:text-align="justify" style:justify-single-word="false"/>
      <style:text-properties style:font-name="Arial" fo:font-size="12pt" fo:font-weight="bold" officeooo:paragraph-rsid="0028177d" style:font-size-asian="12pt" style:font-weight-asian="bold" style:font-size-complex="12pt" style:font-weight-complex="bold"/>
    </style:style>
    <style:style style:name="P14" style:family="paragraph" style:parent-style-name="Table_20_Contents">
      <style:paragraph-properties fo:text-align="justify" style:justify-single-word="false"/>
      <style:text-properties style:font-name="Arial" fo:font-size="12pt" fo:font-weight="bold" officeooo:rsid="00246fbb" officeooo:paragraph-rsid="00246fbb" style:font-size-asian="12pt" style:font-weight-asian="bold" style:font-size-complex="12pt" style:font-weight-complex="bold"/>
    </style:style>
    <style:style style:name="P15" style:family="paragraph" style:parent-style-name="Table_20_Contents">
      <style:paragraph-properties fo:text-align="justify" style:justify-single-word="false"/>
      <style:text-properties style:font-name="Arial" fo:font-size="12pt" fo:font-weight="bold" officeooo:rsid="00246fbb" officeooo:paragraph-rsid="00266f08" style:font-size-asian="12pt" style:font-weight-asian="bold" style:font-size-complex="12pt" style:font-weight-complex="bold"/>
    </style:style>
    <style:style style:name="P16" style:family="paragraph" style:parent-style-name="Table_20_Contents">
      <style:paragraph-properties fo:text-align="justify" style:justify-single-word="false"/>
      <style:text-properties style:font-name="Arial" fo:font-size="12pt" fo:font-weight="bold" officeooo:rsid="00246fbb" officeooo:paragraph-rsid="0028177d" style:font-size-asian="12pt" style:font-weight-asian="bold" style:font-size-complex="12pt" style:font-weight-complex="bold"/>
    </style:style>
    <style:style style:name="P17" style:family="paragraph" style:parent-style-name="Table_20_Contents">
      <style:paragraph-properties fo:text-align="justify" style:justify-single-word="false"/>
      <style:text-properties style:font-name="Arial" fo:font-size="12pt" style:font-size-asian="12pt" style:font-size-complex="12pt"/>
    </style:style>
    <style:style style:name="P18" style:family="paragraph" style:parent-style-name="Table_20_Contents">
      <style:paragraph-properties fo:text-align="justify" style:justify-single-word="false"/>
      <style:text-properties style:font-name="Arial" fo:font-size="12pt" officeooo:paragraph-rsid="00266f08" style:font-size-asian="12pt" style:font-size-complex="12pt"/>
    </style:style>
    <style:style style:name="P19" style:family="paragraph" style:parent-style-name="Table_20_Contents">
      <style:paragraph-properties fo:text-align="justify" style:justify-single-word="false"/>
      <style:text-properties style:font-name="Arial" fo:font-size="12pt" officeooo:paragraph-rsid="0028177d" style:font-size-asian="12pt" style:font-size-complex="12pt"/>
    </style:style>
    <style:style style:name="P20" style:family="paragraph" style:parent-style-name="Table_20_Contents">
      <style:paragraph-properties fo:text-align="center" style:justify-single-word="false"/>
      <style:text-properties style:font-name="Arial" fo:font-size="12pt" officeooo:paragraph-rsid="0028177d" style:font-size-asian="12pt" style:font-size-complex="12pt"/>
    </style:style>
    <style:style style:name="P21" style:family="paragraph" style:parent-style-name="Table_20_Contents">
      <style:paragraph-properties fo:text-align="start" style:justify-single-word="false"/>
      <style:text-properties style:font-name="Arial" fo:font-size="12pt" officeooo:paragraph-rsid="0028177d" style:font-size-asian="12pt" style:font-size-complex="12pt"/>
    </style:style>
    <style:style style:name="P22" style:family="paragraph" style:parent-style-name="Table_20_Contents">
      <style:paragraph-properties fo:text-align="justify" style:justify-single-word="false"/>
      <style:text-properties style:font-name="Arial" officeooo:paragraph-rsid="0028177d"/>
    </style:style>
    <style:style style:name="P23" style:family="paragraph" style:parent-style-name="Table_20_Contents">
      <style:paragraph-properties fo:text-align="justify" style:justify-single-word="false"/>
      <style:text-properties style:font-name="Arial" officeooo:rsid="0028177d" officeooo:paragraph-rsid="0028177d"/>
    </style:style>
    <style:style style:name="P24" style:family="paragraph" style:parent-style-name="Table_20_Contents">
      <style:paragraph-properties fo:text-align="center" style:justify-single-word="false"/>
      <style:text-properties style:font-name="Arial" fo:font-size="14pt" fo:font-style="normal" fo:font-weight="bold" officeooo:rsid="00246fbb" style:font-size-asian="14pt" style:font-style-asian="normal" style:font-weight-asian="bold" style:font-size-complex="14pt" style:font-style-complex="normal" style:font-weight-complex="bold"/>
    </style:style>
    <style:style style:name="P25" style:family="paragraph" style:parent-style-name="Table_20_Contents">
      <style:paragraph-properties fo:text-align="center" style:justify-single-word="false"/>
      <style:text-properties style:font-name="Arial" fo:font-size="14pt" fo:font-style="normal" fo:font-weight="bold" officeooo:rsid="00266f08" officeooo:paragraph-rsid="00266f08" style:font-size-asian="14pt" style:font-style-asian="normal" style:font-weight-asian="bold" style:font-size-complex="14pt" style:font-style-complex="normal" style:font-weight-complex="bold"/>
    </style:style>
    <style:style style:name="P26" style:family="paragraph" style:parent-style-name="Table_20_Contents">
      <style:paragraph-properties fo:text-align="center" style:justify-single-word="false"/>
      <style:text-properties style:font-name="Arial" fo:font-size="14pt" fo:font-style="normal" fo:font-weight="bold" officeooo:rsid="0028177d" officeooo:paragraph-rsid="0028177d" style:font-size-asian="14pt" style:font-style-asian="normal" style:font-weight-asian="bold" style:font-size-complex="14pt" style:font-style-complex="normal" style:font-weight-complex="bold"/>
    </style:style>
    <style:style style:name="P27" style:family="paragraph" style:parent-style-name="Standard">
      <style:paragraph-properties fo:text-align="justify" style:justify-single-word="false"/>
      <style:text-properties style:font-name="Arial" fo:font-size="14pt" officeooo:rsid="00246fbb" officeooo:paragraph-rsid="0028177d" style:font-size-asian="14pt" style:font-size-complex="14pt"/>
    </style:style>
    <style:style style:name="P28" style:family="paragraph" style:parent-style-name="Standard">
      <style:paragraph-properties fo:text-align="justify" style:justify-single-word="false"/>
      <style:text-properties style:font-name="Arial" fo:font-size="14pt" officeooo:rsid="00246fbb" officeooo:paragraph-rsid="00246fbb" style:font-size-asian="14pt" style:font-size-complex="14pt"/>
    </style:style>
    <style:style style:name="P29" style:family="paragraph" style:parent-style-name="Standard">
      <style:paragraph-properties fo:text-align="justify" style:justify-single-word="false"/>
      <style:text-properties style:font-name="Arial" fo:font-size="14pt" officeooo:rsid="00246fbb" officeooo:paragraph-rsid="00266f08" style:font-size-asian="14pt" style:font-size-complex="14pt"/>
    </style:style>
    <style:style style:name="P30" style:family="paragraph" style:parent-style-name="Standard">
      <style:paragraph-properties fo:text-align="justify" style:justify-single-word="false"/>
      <style:text-properties style:font-name="Arial" officeooo:paragraph-rsid="0028177d"/>
    </style:style>
    <style:style style:name="P31" style:family="paragraph" style:parent-style-name="Standard">
      <style:paragraph-properties fo:text-align="justify" style:justify-single-word="false"/>
      <style:text-properties style:font-name="Arial" officeooo:rsid="002dc57b" officeooo:paragraph-rsid="002dc57b"/>
    </style:style>
    <style:style style:name="P32" style:family="paragraph" style:parent-style-name="Standard">
      <style:paragraph-properties fo:text-align="justify" style:justify-single-word="false" fo:break-before="page"/>
      <style:text-properties style:font-name="Arial" fo:font-size="14pt" officeooo:rsid="00246fbb" officeooo:paragraph-rsid="0028177d" style:font-size-asian="14pt" style:font-size-complex="14pt"/>
    </style:style>
    <style:style style:name="P33" style:family="paragraph" style:parent-style-name="Standard">
      <style:paragraph-properties fo:text-align="center" style:justify-single-word="false" fo:break-before="page"/>
      <style:text-properties style:font-name="Arial" fo:font-size="18pt" style:text-underline-style="solid" style:text-underline-width="auto" style:text-underline-color="font-color" officeooo:rsid="00246fbb" officeooo:paragraph-rsid="00246fbb" style:font-size-asian="18pt" style:font-size-complex="18pt"/>
    </style:style>
    <style:style style:name="P34" style:family="paragraph" style:parent-style-name="Standard">
      <style:paragraph-properties fo:text-align="center" style:justify-single-word="false" fo:break-before="page"/>
      <style:text-properties officeooo:paragraph-rsid="00266f08"/>
    </style:style>
    <style:style style:name="P35" style:family="paragraph" style:parent-style-name="Table_20_Contents">
      <style:paragraph-properties fo:text-align="justify" style:justify-single-word="false"/>
      <style:text-properties style:font-name="Arial" officeooo:paragraph-rsid="002dc57b"/>
    </style:style>
    <style:style style:name="P36" style:family="paragraph" style:parent-style-name="Table_20_Contents">
      <style:paragraph-properties fo:text-align="start" style:justify-single-word="false"/>
      <style:text-properties style:font-name="Arial" fo:font-size="12pt" officeooo:rsid="002dc57b" officeooo:paragraph-rsid="002dc57b" style:font-size-asian="12pt" style:font-size-complex="12pt"/>
    </style:style>
    <style:style style:name="P37" style:family="paragraph" style:parent-style-name="Table_20_Contents">
      <style:paragraph-properties fo:text-align="justify" style:justify-single-word="false"/>
      <style:text-properties style:font-name="Arial" fo:font-size="12pt" officeooo:paragraph-rsid="002de378" style:font-size-asian="12pt" style:font-size-complex="12pt"/>
    </style:style>
    <style:style style:name="P38" style:family="paragraph" style:parent-style-name="Table_20_Contents">
      <style:paragraph-properties fo:text-align="justify" style:justify-single-word="false"/>
      <style:text-properties officeooo:paragraph-rsid="002de378"/>
    </style:style>
    <style:style style:name="P39" style:family="paragraph">
      <style:paragraph-properties fo:margin-left="0cm" fo:margin-right="0cm" fo:margin-top="0cm" fo:margin-bottom="0cm" fo:line-height="100%" fo:text-indent="0cm"/>
    </style:style>
    <style:style style:name="P40" style:family="paragraph">
      <loext:graphic-properties draw:fill="none" draw:fill-color="#ffffff" draw:fill-gradient-name="Gradient_20_7" draw:fill-hatch-name="Hatching_20_753"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solid" style:text-underline-width="auto" style:text-underline-color="font-color"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41" style:family="paragraph">
      <style:paragraph-properties fo:margin-left="0cm" fo:margin-right="0cm" fo:margin-top="0cm" fo:margin-bottom="0cm" fo:line-height="100%" fo:text-align="start" fo:text-indent="0cm">
        <style:tab-stops/>
      </style:paragraph-properties>
    </style:style>
    <style:style style:name="P42" style:family="paragraph">
      <loext:graphic-properties draw:fill="solid" draw:fill-color="#ffffff" draw:fill-gradient-name="Gradient_20_7" draw:fill-hatch-name="Hatching_20_754"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43" style:family="paragraph">
      <style:paragraph-properties fo:margin-left="0cm" fo:margin-right="0cm" fo:margin-top="0cm" fo:margin-bottom="0cm" fo:line-height="100%" fo:text-align="center" fo:text-indent="0cm"/>
    </style:style>
    <style:style style:name="P44" style:family="paragraph">
      <loext:graphic-properties draw:fill="solid" draw:fill-color="#ffffff" draw:fill-gradient-name="Gradient_20_7" draw:fill-hatch-name="Hatching_20_75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45" style:family="paragraph">
      <loext:graphic-properties draw:fill="solid" draw:fill-color="#ffffff" draw:fill-gradient-name="Gradient_20_7" draw:fill-hatch-name="Hatching_20_75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46" style:family="paragraph">
      <loext:graphic-properties draw:fill="solid" draw:fill-color="#ffffff" draw:fill-gradient-name="Gradient_20_7" draw:fill-hatch-name="Hatching_20_75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47" style:family="paragraph">
      <loext:graphic-properties draw:fill="solid" draw:fill-color="#ffffff" draw:fill-gradient-name="Gradient_20_7" draw:fill-hatch-name="Hatching_20_75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48" style:family="paragraph">
      <loext:graphic-properties draw:fill="none" draw:fill-color="#ffffff" draw:fill-gradient-name="Gradient_20_7" draw:fill-hatch-name="Hatching_20_759"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49" style:family="paragraph">
      <loext:graphic-properties draw:fill="solid" draw:fill-color="#ffffff" draw:fill-gradient-name="Gradient_20_7" draw:fill-hatch-name="Hatching_20_76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50" style:family="paragraph">
      <loext:graphic-properties draw:fill="solid" draw:fill-color="#ffffff" draw:fill-gradient-name="Gradient_20_7" draw:fill-hatch-name="Hatching_20_76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51" style:family="paragraph">
      <loext:graphic-properties draw:fill="none" draw:fill-color="#ffffff" draw:fill-gradient-name="Gradient_20_7" draw:fill-hatch-name="Hatching_20_762"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52" style:family="paragraph">
      <loext:graphic-properties draw:fill="none" draw:fill-color="#ffffff" draw:fill-gradient-name="Gradient_20_7" draw:fill-hatch-name="Hatching_20_763"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53" style:family="paragraph">
      <loext:graphic-properties draw:fill="solid" draw:fill-color="#ffffff" draw:fill-gradient-name="Gradient_20_7" draw:fill-hatch-name="Hatching_20_76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54" style:family="paragraph">
      <loext:graphic-properties draw:fill="solid" draw:fill-color="#ffffff" draw:fill-gradient-name="Gradient_20_7" draw:fill-hatch-name="Hatching_20_76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55" style:family="paragraph">
      <loext:graphic-properties draw:fill="none" draw:fill-color="#ffffff" draw:fill-gradient-name="Gradient_20_7" draw:fill-hatch-name="Hatching_20_766"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56" style:family="paragraph">
      <loext:graphic-properties draw:fill="solid" draw:fill-color="#ffffff" draw:fill-gradient-name="Gradient_20_7" draw:fill-hatch-name="Hatching_20_76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57" style:family="paragraph">
      <loext:graphic-properties draw:fill="none" draw:fill-color="#ffffff" draw:fill-gradient-name="Gradient_20_7" draw:fill-hatch-name="Hatching_20_768"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58" style:family="paragraph">
      <style:paragraph-properties fo:margin-left="0cm" fo:margin-right="0cm" fo:margin-top="0cm" fo:margin-bottom="0cm" fo:line-height="100%" fo:text-align="start" fo:text-indent="0cm"/>
    </style:style>
    <style:style style:name="P59" style:family="paragraph">
      <loext:graphic-properties draw:fill="solid" draw:fill-color="#ffffff" draw:fill-gradient-name="Gradient_20_7" draw:fill-hatch-name="Hatching_20_769"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60" style:family="paragraph">
      <loext:graphic-properties draw:fill="solid" draw:fill-color="#ffffff" draw:fill-gradient-name="Gradient_20_7" draw:fill-hatch-name="Hatching_20_77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61" style:family="paragraph">
      <loext:graphic-properties draw:fill="solid" draw:fill-color="#ffffff" draw:fill-gradient-name="Gradient_20_7" draw:fill-hatch-name="Hatching_20_77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62" style:family="paragraph">
      <loext:graphic-properties draw:fill="solid" draw:fill-color="#ffffff" draw:fill-gradient-name="Gradient_20_7" draw:fill-hatch-name="Hatching_20_77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63" style:family="paragraph">
      <loext:graphic-properties draw:fill="solid" draw:fill-color="#ffffff" draw:fill-gradient-name="Gradient_20_7" draw:fill-hatch-name="Hatching_20_77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64" style:family="paragraph">
      <loext:graphic-properties draw:fill="none" draw:fill-color="#ffffff" draw:fill-gradient-name="Gradient_20_7" draw:fill-hatch-name="Hatching_20_774"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65" style:family="paragraph">
      <loext:graphic-properties draw:fill="none" draw:fill-color="#ffffff" draw:fill-gradient-name="Gradient_20_7" draw:fill-hatch-name="Hatching_20_775"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66" style:family="paragraph">
      <loext:graphic-properties draw:fill="solid" draw:fill-color="#ffffff" draw:fill-gradient-name="Gradient_20_7" draw:fill-hatch-name="Hatching_20_776"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67" style:family="paragraph">
      <loext:graphic-properties draw:fill="solid" draw:fill-color="#ffffff" draw:fill-gradient-name="Gradient_20_7" draw:fill-hatch-name="Hatching_20_77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68" style:family="paragraph">
      <loext:graphic-properties draw:fill="none" draw:fill-color="#ffffff" draw:fill-gradient-name="Gradient_20_7" draw:fill-hatch-name="Hatching_20_778"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69" style:family="paragraph">
      <loext:graphic-properties draw:fill="solid" draw:fill-color="#ffffff" draw:fill-gradient-name="Gradient_20_7" draw:fill-hatch-name="Hatching_20_779"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70" style:family="paragraph">
      <loext:graphic-properties draw:fill="solid" draw:fill-color="#ffffff" draw:fill-gradient-name="Gradient_20_7" draw:fill-hatch-name="Hatching_20_78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71" style:family="paragraph">
      <loext:graphic-properties draw:fill="solid" draw:fill-color="#ffffff" draw:fill-gradient-name="Gradient_20_7" draw:fill-hatch-name="Hatching_20_78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72" style:family="paragraph">
      <loext:graphic-properties draw:fill="solid" draw:fill-color="#ffffff" draw:fill-gradient-name="Gradient_20_7" draw:fill-hatch-name="Hatching_20_782"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73" style:family="paragraph">
      <loext:graphic-properties draw:fill="solid" draw:fill-color="#ffffff" draw:fill-gradient-name="Gradient_20_7" draw:fill-hatch-name="Hatching_20_783"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74" style:family="paragraph">
      <loext:graphic-properties draw:fill="solid" draw:fill-color="#ffffff" draw:fill-gradient-name="Gradient_20_7" draw:fill-hatch-name="Hatching_20_78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75" style:family="paragraph">
      <loext:graphic-properties draw:fill="solid" draw:fill-color="#ffffff" draw:fill-gradient-name="Gradient_20_7" draw:fill-hatch-name="Hatching_20_78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76" style:family="paragraph">
      <loext:graphic-properties draw:fill="solid" draw:fill-color="#ffffff" draw:fill-gradient-name="Gradient_20_7" draw:fill-hatch-name="Hatching_20_78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77" style:family="paragraph">
      <loext:graphic-properties draw:fill="solid" draw:fill-color="#ffffff" draw:fill-gradient-name="Gradient_20_7" draw:fill-hatch-name="Hatching_20_787"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78" style:family="paragraph">
      <loext:graphic-properties draw:fill="solid" draw:fill-color="#ffffff" draw:fill-gradient-name="Gradient_20_7" draw:fill-hatch-name="Hatching_20_78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79" style:family="paragraph">
      <loext:graphic-properties draw:fill="solid" draw:fill-color="#ffffff" draw:fill-gradient-name="Gradient_20_7" draw:fill-hatch-name="Hatching_20_78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80" style:family="paragraph">
      <loext:graphic-properties draw:fill="solid" draw:fill-color="#ffffff" draw:fill-gradient-name="Gradient_20_7" draw:fill-hatch-name="Hatching_20_790"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81" style:family="paragraph">
      <loext:graphic-properties draw:fill="solid" draw:fill-color="#ffffff" draw:fill-gradient-name="Gradient_20_7" draw:fill-hatch-name="Hatching_20_79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82" style:family="paragraph">
      <loext:graphic-properties draw:fill="solid" draw:fill-color="#ffffff" draw:fill-gradient-name="Gradient_20_7" draw:fill-hatch-name="Hatching_20_792"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83" style:family="paragraph">
      <loext:graphic-properties draw:fill="solid" draw:fill-color="#ffffff" draw:fill-gradient-name="Gradient_20_7" draw:fill-hatch-name="Hatching_20_793"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84" style:family="paragraph">
      <loext:graphic-properties draw:fill="solid" draw:fill-color="#ffffff" draw:fill-gradient-name="Gradient_20_7" draw:fill-hatch-name="Hatching_20_79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85" style:family="paragraph">
      <loext:graphic-properties draw:fill="solid" draw:fill-color="#ffffff" draw:fill-gradient-name="Gradient_20_7" draw:fill-hatch-name="Hatching_20_795"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86" style:family="paragraph">
      <loext:graphic-properties draw:fill="solid" draw:fill-color="#ffffff" draw:fill-gradient-name="Gradient_20_7" draw:fill-hatch-name="Hatching_20_796"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87" style:family="paragraph">
      <loext:graphic-properties draw:fill="solid" draw:fill-color="#ffffff" draw:fill-gradient-name="Gradient_20_7" draw:fill-hatch-name="Hatching_20_79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88" style:family="paragraph">
      <loext:graphic-properties draw:fill="solid" draw:fill-color="#ffffff" draw:fill-gradient-name="Gradient_20_7" draw:fill-hatch-name="Hatching_20_798"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89" style:family="paragraph">
      <loext:graphic-properties draw:fill="solid" draw:fill-color="#ffffff" draw:fill-gradient-name="Gradient_20_7" draw:fill-hatch-name="Hatching_20_79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90" style:family="paragraph">
      <loext:graphic-properties draw:fill="solid" draw:fill-color="#ffffff" draw:fill-gradient-name="Gradient_20_7" draw:fill-hatch-name="Hatching_20_80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91" style:family="paragraph">
      <loext:graphic-properties draw:fill="solid" draw:fill-color="#ffffff" draw:fill-gradient-name="Gradient_20_7" draw:fill-hatch-name="Hatching_20_80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92" style:family="paragraph">
      <loext:graphic-properties draw:fill="solid" draw:fill-color="#ffffff" draw:fill-gradient-name="Gradient_20_7" draw:fill-hatch-name="Hatching_20_80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93" style:family="paragraph">
      <loext:graphic-properties draw:fill="solid" draw:fill-color="#ffffff" draw:fill-gradient-name="Gradient_20_7" draw:fill-hatch-name="Hatching_20_80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94" style:family="paragraph">
      <loext:graphic-properties draw:fill="solid" draw:fill-color="#ffffff" draw:fill-gradient-name="Gradient_20_7" draw:fill-hatch-name="Hatching_20_80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95" style:family="paragraph">
      <loext:graphic-properties draw:fill="solid" draw:fill-color="#ffffff" draw:fill-gradient-name="Gradient_20_7" draw:fill-hatch-name="Hatching_20_80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96" style:family="paragraph">
      <loext:graphic-properties draw:fill="solid" draw:fill-color="#ffffff" draw:fill-gradient-name="Gradient_20_7" draw:fill-hatch-name="Hatching_20_80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97" style:family="paragraph">
      <loext:graphic-properties draw:fill="solid" draw:fill-color="#ffffff" draw:fill-gradient-name="Gradient_20_7" draw:fill-hatch-name="Hatching_20_80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98" style:family="paragraph">
      <loext:graphic-properties draw:fill="solid" draw:fill-color="#ffffff" draw:fill-gradient-name="Gradient_20_7" draw:fill-hatch-name="Hatching_20_80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99" style:family="paragraph">
      <loext:graphic-properties draw:fill="solid" draw:fill-color="#ffffff" draw:fill-gradient-name="Gradient_20_7" draw:fill-hatch-name="Hatching_20_80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00" style:family="paragraph">
      <loext:graphic-properties draw:fill="solid" draw:fill-color="#ffffff" draw:fill-gradient-name="Gradient_20_7" draw:fill-hatch-name="Hatching_20_81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01" style:family="paragraph">
      <loext:graphic-properties draw:fill="solid" draw:fill-color="#ffffff" draw:fill-gradient-name="Gradient_20_7" draw:fill-hatch-name="Hatching_20_81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02" style:family="paragraph">
      <loext:graphic-properties draw:fill="solid" draw:fill-color="#ffffff" draw:fill-gradient-name="Gradient_20_7" draw:fill-hatch-name="Hatching_20_81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03" style:family="paragraph">
      <loext:graphic-properties draw:fill="solid" draw:fill-color="#ffffff" draw:fill-gradient-name="Gradient_20_7" draw:fill-hatch-name="Hatching_20_81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04" style:family="paragraph">
      <loext:graphic-properties draw:fill="none" draw:fill-color="#ffffff" draw:fill-gradient-name="Gradient_20_7" draw:fill-hatch-name="Hatching_20_720"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solid" style:text-underline-width="auto" style:text-underline-color="font-color"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105" style:family="paragraph">
      <loext:graphic-properties draw:fill="solid" draw:fill-color="#ffffff" draw:fill-gradient-name="Gradient_20_7" draw:fill-hatch-name="Hatching_20_721"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06" style:family="paragraph">
      <loext:graphic-properties draw:fill="solid" draw:fill-color="#ffffff" draw:fill-gradient-name="Gradient_20_7" draw:fill-hatch-name="Hatching_20_722"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07" style:family="paragraph">
      <loext:graphic-properties draw:fill="solid" draw:fill-color="#99ccff" draw:fill-gradient-name="Gradient_20_7" draw:fill-hatch-name="Hatching_20_72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108" style:family="paragraph">
      <loext:graphic-properties draw:fill="solid" draw:fill-color="#ffffff" draw:fill-gradient-name="Gradient_20_7" draw:fill-hatch-name="Hatching_20_724"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09" style:family="paragraph">
      <loext:graphic-properties draw:fill="solid" draw:fill-color="#99ccff" draw:fill-gradient-name="Gradient_20_7" draw:fill-hatch-name="Hatching_20_72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110" style:family="paragraph">
      <loext:graphic-properties draw:fill="solid" draw:fill-color="#99ccff" draw:fill-gradient-name="Gradient_20_7" draw:fill-hatch-name="Hatching_20_72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111" style:family="paragraph">
      <loext:graphic-properties draw:fill="none" draw:fill-color="#ffffff" draw:fill-gradient-name="Gradient_20_7" draw:fill-hatch-name="Hatching_20_727"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12" style:family="paragraph">
      <loext:graphic-properties draw:fill="solid" draw:fill-color="#ffffff" draw:fill-gradient-name="Gradient_20_7" draw:fill-hatch-name="Hatching_20_728"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13" style:family="paragraph">
      <loext:graphic-properties draw:fill="solid" draw:fill-color="#99ccff" draw:fill-gradient-name="Gradient_20_7" draw:fill-hatch-name="Hatching_20_72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114" style:family="paragraph">
      <loext:graphic-properties draw:fill="solid" draw:fill-color="#ffffff" draw:fill-gradient-name="Gradient_20_7" draw:fill-hatch-name="Hatching_20_73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15" style:family="paragraph">
      <loext:graphic-properties draw:fill="solid" draw:fill-color="#99ccff" draw:fill-gradient-name="Gradient_20_7" draw:fill-hatch-name="Hatching_20_73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116" style:family="paragraph">
      <loext:graphic-properties draw:fill="solid" draw:fill-color="#ffffff" draw:fill-gradient-name="Gradient_20_7" draw:fill-hatch-name="Hatching_20_732"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17" style:family="paragraph">
      <loext:graphic-properties draw:fill="solid" draw:fill-color="#ffffff" draw:fill-gradient-name="Gradient_20_7" draw:fill-hatch-name="Hatching_20_73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18" style:family="paragraph">
      <loext:graphic-properties draw:fill="none" draw:fill-color="#ffffff" draw:fill-gradient-name="Gradient_20_7" draw:fill-hatch-name="Hatching_20_734"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19" style:family="paragraph">
      <loext:graphic-properties draw:fill="solid" draw:fill-color="#ffffff" draw:fill-gradient-name="Gradient_20_7" draw:fill-hatch-name="Hatching_20_735"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20" style:family="paragraph">
      <loext:graphic-properties draw:fill="solid" draw:fill-color="#ffffff" draw:fill-gradient-name="Gradient_20_7" draw:fill-hatch-name="Hatching_20_73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21" style:family="paragraph">
      <loext:graphic-properties draw:fill="solid" draw:fill-color="#ffffff" draw:fill-gradient-name="Gradient_20_7" draw:fill-hatch-name="Hatching_20_737"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22" style:family="paragraph">
      <loext:graphic-properties draw:fill="solid" draw:fill-color="#ffffff" draw:fill-gradient-name="Gradient_20_7" draw:fill-hatch-name="Hatching_20_73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23" style:family="paragraph">
      <loext:graphic-properties draw:fill="solid" draw:fill-color="#ffffff" draw:fill-gradient-name="Gradient_20_7" draw:fill-hatch-name="Hatching_20_73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24" style:family="paragraph">
      <loext:graphic-properties draw:fill="none" draw:fill-color="#ffffff" draw:fill-gradient-name="Gradient_20_7" draw:fill-hatch-name="Hatching_20_740"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25" style:family="paragraph">
      <loext:graphic-properties draw:fill="solid" draw:fill-color="#ffffff" draw:fill-gradient-name="Gradient_20_7" draw:fill-hatch-name="Hatching_20_74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26" style:family="paragraph">
      <loext:graphic-properties draw:fill="solid" draw:fill-color="#ffffff" draw:fill-gradient-name="Gradient_20_7" draw:fill-hatch-name="Hatching_20_742"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27" style:family="paragraph">
      <loext:graphic-properties draw:fill="solid" draw:fill-color="#ffffff" draw:fill-gradient-name="Gradient_20_7" draw:fill-hatch-name="Hatching_20_74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28" style:family="paragraph">
      <loext:graphic-properties draw:fill="none" draw:fill-color="#ffffff" draw:fill-gradient-name="Gradient_20_7" draw:fill-hatch-name="Hatching_20_744"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29" style:family="paragraph">
      <loext:graphic-properties draw:fill="solid" draw:fill-color="#ffffff" draw:fill-gradient-name="Gradient_20_7" draw:fill-hatch-name="Hatching_20_745"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30" style:family="paragraph">
      <loext:graphic-properties draw:fill="solid" draw:fill-color="#ffffff" draw:fill-gradient-name="Gradient_20_7" draw:fill-hatch-name="Hatching_20_74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31" style:family="paragraph">
      <loext:graphic-properties draw:fill="none" draw:fill-color="#ffffff" draw:fill-gradient-name="Gradient_20_7" draw:fill-hatch-name="Hatching_20_747"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32" style:family="paragraph">
      <loext:graphic-properties draw:fill="solid" draw:fill-color="#99ccff" draw:fill-gradient-name="Gradient_20_7" draw:fill-hatch-name="Hatching_20_74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133" style:family="paragraph">
      <loext:graphic-properties draw:fill="solid" draw:fill-color="#ffffff" draw:fill-gradient-name="Gradient_20_7" draw:fill-hatch-name="Hatching_20_749" draw:fill-image-name="Bitmape_20_1"/>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34" style:family="paragraph">
      <loext:graphic-properties draw:fill="solid" draw:fill-color="#ffffff" draw:fill-gradient-name="Gradient_20_7" draw:fill-hatch-name="Hatching_20_75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35" style:family="paragraph">
      <loext:graphic-properties draw:fill="solid" draw:fill-color="#ffffff" draw:fill-gradient-name="Gradient_20_7" draw:fill-hatch-name="Hatching_20_75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36" style:family="paragraph">
      <loext:graphic-properties draw:fill="solid" draw:fill-color="#ffffff" draw:fill-gradient-name="Gradient_20_7" draw:fill-hatch-name="Hatching_20_75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T1" style:family="text">
      <style:text-properties officeooo:rsid="00035aba"/>
    </style:style>
    <style:style style:name="T2" style:family="text">
      <style:text-properties officeooo:rsid="0005a721"/>
    </style:style>
    <style:style style:name="T3" style:family="text">
      <style:text-properties officeooo:rsid="000829d1"/>
    </style:style>
    <style:style style:name="T4" style:family="text">
      <style:text-properties officeooo:rsid="000abb5b"/>
    </style:style>
    <style:style style:name="T5" style:family="text">
      <style:text-properties officeooo:rsid="00137b59"/>
    </style:style>
    <style:style style:name="T6" style:family="text">
      <style:text-properties officeooo:rsid="001c2ba5"/>
    </style:style>
    <style:style style:name="T7" style:family="text">
      <style:text-properties officeooo:rsid="0020f33e"/>
    </style:style>
    <style:style style:name="T8" style:family="text">
      <style:text-properties officeooo:rsid="0022eb19"/>
    </style:style>
    <style:style style:name="T9" style:family="text">
      <style:text-properties officeooo:rsid="00246fbb"/>
    </style:style>
    <style:style style:name="T10" style:family="text">
      <style:text-properties fo:font-size="12pt" style:font-size-asian="12pt"/>
    </style:style>
    <style:style style:name="T11" style:family="text">
      <style:text-properties fo:font-size="12pt" style:font-size-asian="12pt" style:font-size-complex="12pt"/>
    </style:style>
    <style:style style:name="T12" style:family="text">
      <style:text-properties fo:font-size="12pt" officeooo:rsid="002dc57b" style:font-size-asian="12pt"/>
    </style:style>
    <style:style style:name="T13" style:family="text">
      <style:text-properties fo:font-size="12pt" officeooo:rsid="002ecb7e" style:font-size-asian="12pt"/>
    </style:style>
    <style:style style:name="T14" style:family="text">
      <style:text-properties officeooo:rsid="00266f08"/>
    </style:style>
    <style:style style:name="T15" style:family="text">
      <style:text-properties style:font-name="Arial" fo:font-size="12pt" style:font-size-asian="12pt"/>
    </style:style>
    <style:style style:name="T16" style:family="text">
      <style:text-properties style:font-name="Arial" fo:font-size="12pt" style:font-size-asian="12pt" style:font-size-complex="12pt"/>
    </style:style>
    <style:style style:name="T17" style:family="text">
      <style:text-properties officeooo:rsid="0028177d"/>
    </style:style>
    <style:style style:name="T18" style:family="text">
      <style:text-properties officeooo:rsid="002d0f25"/>
    </style:style>
    <style:style style:name="T19" style:family="text">
      <style:text-properties style:use-window-font-color="true" style:text-outline="false" style:text-line-through-style="none" style:text-line-through-type="none" style:font-name="Arial1" fo:font-size="18pt" fo:language="zxx" fo:country="none" fo:font-style="normal" fo:text-shadow="none" style:text-underline-style="solid" style:text-underline-width="auto" style:text-underline-color="font-color"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T20" style:family="text">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T21" style:family="text">
      <style:text-properties style:use-window-font-color="true" style:text-outline="false" style:text-line-through-style="none" style:text-line-through-type="none" style:font-name="Arial1" fo:font-size="12pt" fo:language="zxx" fo:country="none" fo:font-style="normal" fo:text-shadow="none" style:text-underline-style="solid" style:text-underline-width="auto" style:text-underline-color="font-color"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page" style:horizontal-pos="center" style:horizontal-rel="page" draw:wrap-influence-on-position="once-concurrent" style:flow-with-text="false"/>
    </style:style>
    <style:style style:name="gr2" style:family="graphic">
      <style:graphic-properties draw:stroke="none" draw:stroke-dash="Dashed_20__28_var_29__20_710" svg:stroke-width="0cm" svg:stroke-color="#000000" draw:marker-start-width="0.3cm" draw:marker-start-center="false" draw:marker-end-width="0.199cm" draw:marker-end-center="false" draw:fill="none" draw:fill-color="#ffffff" draw:fill-gradient-name="Gradient_20_7" draw:fill-hatch-name="Hatching_20_753" draw:fill-image-name="Bitmape_20_1" draw:textarea-horizontal-align="left" draw:auto-grow-height="true" draw:auto-grow-width="true" fo:min-height="0.732cm" fo:min-width="9.991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ed_20__28_var_29__20_711" svg:stroke-width="0cm" svg:stroke-color="#000000" draw:marker-start-width="0.3cm" draw:marker-start-center="false" draw:marker-end-width="0.199cm" draw:marker-end-center="false" draw:fill="solid" draw:fill-color="#ffffff" draw:fill-gradient-name="Gradient_20_7" draw:fill-hatch-name="Hatching_20_754" draw:fill-image-name="Bitmape_20_1" draw:textarea-horizontal-align="justify" draw:textarea-vertical-align="middle" draw:auto-grow-height="false" fo:min-height="1.251cm" fo:min-width="4.999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712" svg:stroke-width="0cm" svg:stroke-color="#000000" draw:marker-start-width="0.3cm" draw:marker-start-center="false" draw:marker-end-width="0.199cm" draw:marker-end-center="false" draw:fill="solid" draw:fill-color="#ffffff" draw:fill-gradient-name="Gradient_20_7" draw:fill-hatch-name="Hatching_20_755" draw:fill-image-name="Bitmape_20_1" draw:textarea-horizontal-align="justify" draw:textarea-vertical-align="middle" draw:auto-grow-height="false" fo:min-height="0.75cm" fo:min-width="0.501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713" svg:stroke-width="0cm" svg:stroke-color="#000000" draw:marker-start-width="0.3cm" draw:marker-start-center="false" draw:marker-end-width="0.199cm" draw:marker-end-center="false" draw:fill="solid" draw:fill-color="#ffffff" draw:fill-gradient-name="Gradient_20_7" draw:fill-hatch-name="Hatching_20_756" draw:fill-image-name="Bitmape_20_1" draw:textarea-horizontal-align="justify" draw:textarea-vertical-align="middle" draw:auto-grow-height="false" fo:min-height="0.85cm" fo:min-width="0.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714" svg:stroke-width="0.101cm" svg:stroke-color="#000000" draw:marker-start-width="0.6cm" draw:marker-start-center="false" draw:marker-end="Arrow" draw:marker-end-width="0.199cm" draw:marker-end-center="false" draw:fill="solid" draw:fill-color="#ffffff" draw:fill-gradient-name="Gradient_20_7" draw:fill-hatch-name="Hatching_20_757"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 style:family="graphic">
      <style:graphic-properties draw:stroke="solid" draw:stroke-dash="Dashed_20__28_var_29__20_715" svg:stroke-width="0.049cm" svg:stroke-color="#000000" draw:marker-start-width="0.455cm" draw:marker-start-center="false" draw:marker-end="Arrow" draw:marker-end-width="0.199cm" draw:marker-end-center="false" draw:fill="solid" draw:fill-color="#ffffff" draw:fill-gradient-name="Gradient_20_7" draw:fill-hatch-name="Hatching_20_758"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 style:family="graphic">
      <style:graphic-properties draw:stroke="none" draw:stroke-dash="Dashed_20__28_var_29__20_716" svg:stroke-width="0cm" svg:stroke-color="#000000" draw:marker-start-width="0.3cm" draw:marker-start-center="false" draw:marker-end-width="0.199cm" draw:marker-end-center="false" draw:fill="none" draw:fill-color="#ffffff" draw:fill-gradient-name="Gradient_20_7" draw:fill-hatch-name="Hatching_20_759" draw:fill-image-name="Bitmape_20_1" draw:textarea-horizontal-align="left" draw:auto-grow-height="true" draw:auto-grow-width="true" fo:min-height="0.489cm" fo:min-width="0.476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17" svg:stroke-width="0.049cm" svg:stroke-color="#000000" draw:marker-start-width="0.455cm" draw:marker-start-center="false" draw:marker-end="Arrow" draw:marker-end-width="0.199cm" draw:marker-end-center="false" draw:fill="solid" draw:fill-color="#ffffff" draw:fill-gradient-name="Gradient_20_7" draw:fill-hatch-name="Hatching_20_760"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solid" draw:stroke-dash="Dashed_20__28_var_29__20_718" svg:stroke-width="0.049cm" svg:stroke-color="#000000" draw:marker-start-width="0.455cm" draw:marker-start-center="false" draw:marker-end="Arrow" draw:marker-end-width="0.199cm" draw:marker-end-center="false" draw:fill="solid" draw:fill-color="#ffffff" draw:fill-gradient-name="Gradient_20_7" draw:fill-hatch-name="Hatching_20_761"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1" style:family="graphic">
      <style:graphic-properties draw:stroke="none" draw:stroke-dash="Dashed_20__28_var_29__20_719" svg:stroke-width="0cm" svg:stroke-color="#000000" draw:marker-start-width="0.3cm" draw:marker-start-center="false" draw:marker-end-width="0.199cm" draw:marker-end-center="false" draw:fill="none" draw:fill-color="#ffffff" draw:fill-gradient-name="Gradient_20_7" draw:fill-hatch-name="Hatching_20_762" draw:fill-image-name="Bitmape_20_1" draw:textarea-horizontal-align="left" draw:auto-grow-height="true" draw:auto-grow-width="true" fo:min-height="0.489cm" fo:min-width="0.476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draw:stroke-dash="Dashed_20__28_var_29__20_720" svg:stroke-width="0cm" svg:stroke-color="#000000" draw:marker-start-width="0.3cm" draw:marker-start-center="false" draw:marker-end-width="0.199cm" draw:marker-end-center="false" draw:fill="none" draw:fill-color="#ffffff" draw:fill-gradient-name="Gradient_20_7" draw:fill-hatch-name="Hatching_20_763" draw:fill-image-name="Bitmape_20_1" draw:textarea-horizontal-align="left" draw:auto-grow-height="true" draw:auto-grow-width="true" fo:min-height="0.489cm" fo:min-width="0.66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ed_20__28_var_29__20_721" svg:stroke-width="0cm" svg:stroke-color="#000000" draw:marker-start-width="0.3cm" draw:marker-start-center="false" draw:marker-end-width="0.199cm" draw:marker-end-center="false" draw:fill="solid" draw:fill-color="#ffffff" draw:fill-gradient-name="Gradient_20_7" draw:fill-hatch-name="Hatching_20_764" draw:fill-image-name="Bitmape_20_1" draw:textarea-horizontal-align="justify" draw:textarea-vertical-align="middle" draw:auto-grow-height="false" fo:min-height="1cm" fo:min-width="0.751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ed_20__28_var_29__20_722" svg:stroke-width="0.101cm" svg:stroke-color="#000000" draw:marker-start-width="0.6cm" draw:marker-start-center="false" draw:marker-end="Arrow" draw:marker-end-width="0.199cm" draw:marker-end-center="false" draw:fill="solid" draw:fill-color="#ffffff" draw:fill-gradient-name="Gradient_20_7" draw:fill-hatch-name="Hatching_20_765"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5" style:family="graphic">
      <style:graphic-properties draw:stroke="none" draw:stroke-dash="Dashed_20__28_var_29__20_723" svg:stroke-width="0cm" svg:stroke-color="#000000" draw:marker-start-width="0.3cm" draw:marker-start-center="false" draw:marker-end-width="0.199cm" draw:marker-end-center="false" draw:fill="none" draw:fill-color="#ffffff" draw:fill-gradient-name="Gradient_20_7" draw:fill-hatch-name="Hatching_20_766" draw:fill-image-name="Bitmape_20_1" draw:textarea-horizontal-align="left" draw:auto-grow-height="true" draw:auto-grow-width="true" fo:min-height="0.489cm" fo:min-width="0.663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724" svg:stroke-width="0.049cm" svg:stroke-color="#000000" draw:marker-start-width="0.455cm" draw:marker-start-center="false" draw:marker-end="Arrow" draw:marker-end-width="0.199cm" draw:marker-end-center="false" draw:fill="solid" draw:fill-color="#ffffff" draw:fill-gradient-name="Gradient_20_7" draw:fill-hatch-name="Hatching_20_767"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7" style:family="graphic">
      <style:graphic-properties draw:stroke="none" draw:stroke-dash="Dashed_20__28_var_29__20_725" svg:stroke-width="0cm" svg:stroke-color="#000000" draw:marker-start-width="0.3cm" draw:marker-start-center="false" draw:marker-end-width="0.199cm" draw:marker-end-center="false" draw:fill="none" draw:fill-color="#ffffff" draw:fill-gradient-name="Gradient_20_7" draw:fill-hatch-name="Hatching_20_768" draw:fill-image-name="Bitmape_20_1" draw:textarea-horizontal-align="left" draw:auto-grow-height="true" draw:auto-grow-width="true" fo:min-height="0.489cm" fo:min-width="0.663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726" svg:stroke-width="0cm" svg:stroke-color="#000000" draw:marker-start-width="0.3cm" draw:marker-start-center="false" draw:marker-end-width="0.199cm" draw:marker-end-center="false" draw:fill="solid" draw:fill-color="#ffffff" draw:fill-gradient-name="Gradient_20_7" draw:fill-hatch-name="Hatching_20_769" draw:fill-image-name="Bitmape_20_1" draw:textarea-horizontal-align="justify" draw:textarea-vertical-align="middle" draw:auto-grow-height="false" fo:min-height="0.748cm" fo:min-width="4.099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ed_20__28_var_29__20_727" svg:stroke-width="0.101cm" svg:stroke-color="#000000" draw:marker-start-width="0.6cm" draw:marker-start-center="false" draw:marker-end="Arrow" draw:marker-end-width="0.199cm" draw:marker-end-center="false" draw:fill="solid" draw:fill-color="#ffffff" draw:fill-gradient-name="Gradient_20_7" draw:fill-hatch-name="Hatching_20_770"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0" style:family="graphic">
      <style:graphic-properties draw:stroke="solid" draw:stroke-dash="Dashed_20__28_var_29__20_728" svg:stroke-width="0cm" svg:stroke-color="#000000" draw:marker-start-width="0.3cm" draw:marker-start-center="false" draw:marker-end-width="0.199cm" draw:marker-end-center="false" draw:fill="solid" draw:fill-color="#ffffff" draw:fill-gradient-name="Gradient_20_7" draw:fill-hatch-name="Hatching_20_771" draw:fill-image-name="Bitmape_20_1" draw:textarea-horizontal-align="justify" draw:textarea-vertical-align="middle" draw:auto-grow-height="false" fo:min-height="1cm" fo:min-width="0.751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729" svg:stroke-width="0.101cm" svg:stroke-color="#000000" draw:marker-start-width="0.6cm" draw:marker-start-center="false" draw:marker-end="Arrow" draw:marker-end-width="0.199cm" draw:marker-end-center="false" draw:fill="solid" draw:fill-color="#ffffff" draw:fill-gradient-name="Gradient_20_7" draw:fill-hatch-name="Hatching_20_772"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2" style:family="graphic">
      <style:graphic-properties draw:stroke="solid" draw:stroke-dash="Dashed_20__28_var_29__20_730" svg:stroke-width="0.049cm" svg:stroke-color="#000000" draw:marker-start-width="0.455cm" draw:marker-start-center="false" draw:marker-end="Arrow" draw:marker-end-width="0.199cm" draw:marker-end-center="false" draw:fill="solid" draw:fill-color="#ffffff" draw:fill-gradient-name="Gradient_20_7" draw:fill-hatch-name="Hatching_20_773"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3" style:family="graphic">
      <style:graphic-properties draw:stroke="none" draw:stroke-dash="Dashed_20__28_var_29__20_731" svg:stroke-width="0cm" svg:stroke-color="#000000" draw:marker-start-width="0.3cm" draw:marker-start-center="false" draw:marker-end-width="0.199cm" draw:marker-end-center="false" draw:fill="none" draw:fill-color="#ffffff" draw:fill-gradient-name="Gradient_20_7" draw:fill-hatch-name="Hatching_20_774" draw:fill-image-name="Bitmape_20_1" draw:textarea-horizontal-align="left" draw:auto-grow-height="true" draw:auto-grow-width="true" fo:min-height="0.489cm" fo:min-width="0.663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ed_20__28_var_29__20_732" svg:stroke-width="0cm" svg:stroke-color="#000000" draw:marker-start-width="0.3cm" draw:marker-start-center="false" draw:marker-end-width="0.199cm" draw:marker-end-center="false" draw:fill="none" draw:fill-color="#ffffff" draw:fill-gradient-name="Gradient_20_7" draw:fill-hatch-name="Hatching_20_775" draw:fill-image-name="Bitmape_20_1" draw:textarea-horizontal-align="left" draw:auto-grow-height="true" draw:auto-grow-width="true" fo:min-height="0.489cm" fo:min-width="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733" svg:stroke-width="0cm" svg:stroke-color="#000000" draw:marker-start-width="0.3cm" draw:marker-start-center="false" draw:marker-end-width="0.199cm" draw:marker-end-center="false" draw:fill="solid" draw:fill-color="#ffffff" draw:fill-gradient-name="Gradient_20_7" draw:fill-hatch-name="Hatching_20_776" draw:fill-image-name="Bitmape_20_1" draw:textarea-horizontal-align="justify" draw:textarea-vertical-align="middle" draw:auto-grow-height="false" fo:min-height="1.251cm" fo:min-width="4.44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734" svg:stroke-width="0.101cm" svg:stroke-color="#000000" draw:marker-start-width="0.6cm" draw:marker-start-center="false" draw:marker-end="Arrow" draw:marker-end-width="0.199cm" draw:marker-end-center="false" draw:fill="solid" draw:fill-color="#ffffff" draw:fill-gradient-name="Gradient_20_7" draw:fill-hatch-name="Hatching_20_777"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7" style:family="graphic">
      <style:graphic-properties draw:stroke="none" draw:stroke-dash="Dashed_20__28_var_29__20_735" svg:stroke-width="0cm" svg:stroke-color="#000000" draw:marker-start-width="0.3cm" draw:marker-start-center="false" draw:marker-end-width="0.199cm" draw:marker-end-center="false" draw:fill="none" draw:fill-color="#ffffff" draw:fill-gradient-name="Gradient_20_7" draw:fill-hatch-name="Hatching_20_778" draw:fill-image-name="Bitmape_20_1" draw:textarea-horizontal-align="left" draw:auto-grow-height="true" draw:auto-grow-width="true" fo:min-height="0.489cm" fo:min-width="0.476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ed_20__28_var_29__20_736" svg:stroke-width="0cm" svg:stroke-color="#000000" draw:marker-start-width="0.3cm" draw:marker-start-center="false" draw:marker-end-width="0.199cm" draw:marker-end-center="false" draw:fill="solid" draw:fill-color="#ffffff" draw:fill-gradient-name="Gradient_20_7" draw:fill-hatch-name="Hatching_20_779" draw:fill-image-name="Bitmape_20_1" draw:textarea-horizontal-align="justify" draw:textarea-vertical-align="middle" draw:auto-grow-height="false" fo:min-height="0.45cm" fo:min-width="2.549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ed_20__28_var_29__20_737" svg:stroke-width="0.049cm" svg:stroke-color="#000000" draw:marker-start-width="0.455cm" draw:marker-start-center="false" draw:marker-end="Arrow" draw:marker-end-width="0.199cm" draw:marker-end-center="false" draw:fill="solid" draw:fill-color="#ffffff" draw:fill-gradient-name="Gradient_20_7" draw:fill-hatch-name="Hatching_20_780"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0" style:family="graphic">
      <style:graphic-properties draw:stroke="solid" draw:stroke-dash="Dashed_20__28_var_29__20_738" svg:stroke-width="0.049cm" svg:stroke-color="#000000" draw:marker-start-width="0.455cm" draw:marker-start-center="false" draw:marker-end="Arrow" draw:marker-end-width="0.199cm" draw:marker-end-center="false" draw:fill="solid" draw:fill-color="#ffffff" draw:fill-gradient-name="Gradient_20_7" draw:fill-hatch-name="Hatching_20_781"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1" style:family="graphic">
      <style:graphic-properties draw:stroke="solid" draw:stroke-dash="Dashed_20__28_var_29__20_739" svg:stroke-width="0cm" svg:stroke-color="#000000" draw:marker-start-width="0.3cm" draw:marker-start-center="false" draw:marker-end-width="0.199cm" draw:marker-end-center="false" draw:fill="solid" draw:fill-color="#ffffff" draw:fill-gradient-name="Gradient_20_7" draw:fill-hatch-name="Hatching_20_782" draw:fill-image-name="Bitmape_20_1" draw:textarea-horizontal-align="justify" draw:textarea-vertical-align="middle" draw:auto-grow-height="false" fo:min-height="1.251cm" fo:min-width="4.549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ed_20__28_var_29__20_740" svg:stroke-width="0cm" svg:stroke-color="#000000" draw:marker-start-width="0.3cm" draw:marker-start-center="false" draw:marker-end-width="0.199cm" draw:marker-end-center="false" draw:fill="solid" draw:fill-color="#ffffff" draw:fill-gradient-name="Gradient_20_7" draw:fill-hatch-name="Hatching_20_783" draw:fill-image-name="Bitmape_20_1" draw:textarea-horizontal-align="justify" draw:textarea-vertical-align="middle" draw:auto-grow-height="false" fo:min-height="0.45cm" fo:min-width="4.56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ed_20__28_var_29__20_741" svg:stroke-width="0.049cm" svg:stroke-color="#000000" draw:marker-start-width="0.455cm" draw:marker-start-center="false" draw:marker-end="Arrow" draw:marker-end-width="0.199cm" draw:marker-end-center="false" draw:fill="solid" draw:fill-color="#ffffff" draw:fill-gradient-name="Gradient_20_7" draw:fill-hatch-name="Hatching_20_784"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4" style:family="graphic">
      <style:graphic-properties draw:stroke="solid" draw:stroke-dash="Dashed_20__28_var_29__20_742" svg:stroke-width="0.049cm" svg:stroke-color="#000000" draw:marker-start-width="0.455cm" draw:marker-start-center="false" draw:marker-end="Arrow" draw:marker-end-width="0.199cm" draw:marker-end-center="false" draw:fill="solid" draw:fill-color="#ffffff" draw:fill-gradient-name="Gradient_20_7" draw:fill-hatch-name="Hatching_20_785"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5" style:family="graphic">
      <style:graphic-properties draw:stroke="solid" draw:stroke-dash="Dashed_20__28_var_29__20_743" svg:stroke-width="0.049cm" svg:stroke-color="#000000" draw:marker-start-width="0.455cm" draw:marker-start-center="false" draw:marker-end="Arrow" draw:marker-end-width="0.199cm" draw:marker-end-center="false" draw:fill="solid" draw:fill-color="#ffffff" draw:fill-gradient-name="Gradient_20_7" draw:fill-hatch-name="Hatching_20_786"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6" style:family="graphic">
      <style:graphic-properties draw:stroke="solid" draw:stroke-dash="Dashed_20__28_var_29__20_744" svg:stroke-width="0cm" svg:stroke-color="#000000" draw:marker-start-width="0.3cm" draw:marker-start-center="false" draw:marker-end-width="0.199cm" draw:marker-end-center="false" draw:fill="solid" draw:fill-color="#ffffff" draw:fill-gradient-name="Gradient_20_7" draw:fill-hatch-name="Hatching_20_787" draw:fill-image-name="Bitmape_20_1" draw:textarea-horizontal-align="justify" draw:textarea-vertical-align="middle" draw:auto-grow-height="false" fo:min-height="1.75cm" fo:min-width="4.549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745" svg:stroke-width="0.049cm" svg:stroke-color="#000000" draw:marker-start-width="0.455cm" draw:marker-start-center="false" draw:marker-end="Arrow" draw:marker-end-width="0.199cm" draw:marker-end-center="false" draw:fill="solid" draw:fill-color="#ffffff" draw:fill-gradient-name="Gradient_20_7" draw:fill-hatch-name="Hatching_20_788"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8" style:family="graphic">
      <style:graphic-properties draw:stroke="solid" draw:stroke-dash="Dashed_20__28_var_29__20_746" svg:stroke-width="0.101cm" svg:stroke-color="#000000" draw:marker-start-width="0.6cm" draw:marker-start-center="false" draw:marker-end="Arrow" draw:marker-end-width="0.199cm" draw:marker-end-center="false" draw:fill="solid" draw:fill-color="#ffffff" draw:fill-gradient-name="Gradient_20_7" draw:fill-hatch-name="Hatching_20_789"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9" style:family="graphic">
      <style:graphic-properties draw:stroke="solid" draw:stroke-dash="Dashed_20__28_var_29__20_747" svg:stroke-width="0cm" svg:stroke-color="#000000" draw:marker-start-width="0.3cm" draw:marker-start-center="false" draw:marker-end-width="0.199cm" draw:marker-end-center="false" draw:fill="solid" draw:fill-color="#ffffff" draw:fill-gradient-name="Gradient_20_7" draw:fill-hatch-name="Hatching_20_790" draw:fill-image-name="Bitmape_20_1" draw:textarea-horizontal-align="justify" draw:textarea-vertical-align="middle" draw:auto-grow-height="false" fo:min-height="1.249cm" fo:min-width="6.502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ed_20__28_var_29__20_748" svg:stroke-width="0.101cm" svg:stroke-color="#000000" draw:marker-start-width="0.6cm" draw:marker-start-center="false" draw:marker-end="Arrow" draw:marker-end-width="0.199cm" draw:marker-end-center="false" draw:fill="solid" draw:fill-color="#ffffff" draw:fill-gradient-name="Gradient_20_7" draw:fill-hatch-name="Hatching_20_791"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41" style:family="graphic">
      <style:graphic-properties draw:stroke="solid" draw:stroke-dash="Dashed_20__28_var_29__20_749" svg:stroke-width="0cm" svg:stroke-color="#000000" draw:marker-start-width="0.3cm" draw:marker-start-center="false" draw:marker-end-width="0.199cm" draw:marker-end-center="false" draw:fill="solid" draw:fill-color="#ffffff" draw:fill-gradient-name="Gradient_20_7" draw:fill-hatch-name="Hatching_20_792" draw:fill-image-name="Bitmape_20_1" draw:textarea-horizontal-align="justify" draw:textarea-vertical-align="middle" draw:auto-grow-height="false" fo:min-height="1.75cm" fo:min-width="4.3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ed_20__28_var_29__20_750" svg:stroke-width="0cm" svg:stroke-color="#000000" draw:marker-start-width="0.3cm" draw:marker-start-center="false" draw:marker-end-width="0.199cm" draw:marker-end-center="false" draw:fill="solid" draw:fill-color="#ffffff" draw:fill-gradient-name="Gradient_20_7" draw:fill-hatch-name="Hatching_20_793" draw:fill-image-name="Bitmape_20_1" draw:textarea-horizontal-align="justify" draw:textarea-vertical-align="middle" draw:auto-grow-height="false" fo:min-height="0.448cm" fo:min-width="2.549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ed_20__28_var_29__20_751" svg:stroke-width="0.049cm" svg:stroke-color="#000000" draw:marker-start-width="0.455cm" draw:marker-start-center="false" draw:marker-end="Arrow" draw:marker-end-width="0.199cm" draw:marker-end-center="false" draw:fill="solid" draw:fill-color="#ffffff" draw:fill-gradient-name="Gradient_20_7" draw:fill-hatch-name="Hatching_20_794"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4" style:family="graphic">
      <style:graphic-properties draw:stroke="solid" draw:stroke-dash="Dashed_20__28_var_29__20_752" svg:stroke-width="0cm" svg:stroke-color="#000000" draw:marker-start-width="0.3cm" draw:marker-start-center="false" draw:marker-end-width="0.199cm" draw:marker-end-center="false" draw:fill="solid" draw:fill-color="#ffffff" draw:fill-gradient-name="Gradient_20_7" draw:fill-hatch-name="Hatching_20_795" draw:fill-image-name="Bitmape_20_1" draw:textarea-horizontal-align="justify" draw:textarea-vertical-align="middle" draw:auto-grow-height="false" fo:min-height="1.249cm" fo:min-width="4.3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ed_20__28_var_29__20_753" svg:stroke-width="0cm" svg:stroke-color="#000000" draw:marker-start-width="0.3cm" draw:marker-start-center="false" draw:marker-end-width="0.199cm" draw:marker-end-center="false" draw:fill="solid" draw:fill-color="#ffffff" draw:fill-gradient-name="Gradient_20_7" draw:fill-hatch-name="Hatching_20_796" draw:fill-image-name="Bitmape_20_1" draw:textarea-horizontal-align="justify" draw:textarea-vertical-align="middle" draw:auto-grow-height="false" fo:min-height="0.45cm" fo:min-width="4.3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ed_20__28_var_29__20_754" svg:stroke-width="0.049cm" svg:stroke-color="#000000" draw:marker-start-width="0.455cm" draw:marker-start-center="false" draw:marker-end="Arrow" draw:marker-end-width="0.199cm" draw:marker-end-center="false" draw:fill="solid" draw:fill-color="#ffffff" draw:fill-gradient-name="Gradient_20_7" draw:fill-hatch-name="Hatching_20_797"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7" style:family="graphic">
      <style:graphic-properties draw:stroke="solid" draw:stroke-dash="Dashed_20__28_var_29__20_755" svg:stroke-width="0cm" svg:stroke-color="#000000" draw:marker-start-width="0.3cm" draw:marker-start-center="false" draw:marker-end-width="0.199cm" draw:marker-end-center="false" draw:fill="solid" draw:fill-color="#ffffff" draw:fill-gradient-name="Gradient_20_7" draw:fill-hatch-name="Hatching_20_798" draw:fill-image-name="Bitmape_20_1" draw:textarea-horizontal-align="justify" draw:textarea-vertical-align="middle" draw:auto-grow-height="false" fo:min-height="1.75cm" fo:min-width="4.3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ed_20__28_var_29__20_756" svg:stroke-width="0.049cm" svg:stroke-color="#000000" draw:marker-start-width="0.455cm" draw:marker-start-center="false" draw:marker-end="Arrow" draw:marker-end-width="0.199cm" draw:marker-end-center="false" draw:fill="solid" draw:fill-color="#ffffff" draw:fill-gradient-name="Gradient_20_7" draw:fill-hatch-name="Hatching_20_799"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9" style:family="graphic">
      <style:graphic-properties draw:stroke="solid" draw:stroke-dash="Dashed_20__28_var_29__20_757" svg:stroke-width="0.049cm" svg:stroke-color="#000000" draw:marker-start-width="0.455cm" draw:marker-start-center="false" draw:marker-end="Arrow" draw:marker-end-width="0.199cm" draw:marker-end-center="false" draw:fill="solid" draw:fill-color="#ffffff" draw:fill-gradient-name="Gradient_20_7" draw:fill-hatch-name="Hatching_20_800"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0" style:family="graphic">
      <style:graphic-properties draw:stroke="solid" draw:stroke-dash="Dashed_20__28_var_29__20_758" svg:stroke-width="0.049cm" svg:stroke-color="#000000" draw:marker-start-width="0.455cm" draw:marker-start-center="false" draw:marker-end="Arrow" draw:marker-end-width="0.199cm" draw:marker-end-center="false" draw:fill="solid" draw:fill-color="#ffffff" draw:fill-gradient-name="Gradient_20_7" draw:fill-hatch-name="Hatching_20_801"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1" style:family="graphic">
      <style:graphic-properties draw:stroke="solid" draw:stroke-dash="Dashed_20__28_var_29__20_759" svg:stroke-width="0.049cm" svg:stroke-color="#000000" draw:marker-start-width="0.455cm" draw:marker-start-center="false" draw:marker-end="Arrow" draw:marker-end-width="0.199cm" draw:marker-end-center="false" draw:fill="solid" draw:fill-color="#ffffff" draw:fill-gradient-name="Gradient_20_7" draw:fill-hatch-name="Hatching_20_802"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2" style:family="graphic">
      <style:graphic-properties draw:stroke="solid" draw:stroke-dash="Dashed_20__28_var_29__20_760" svg:stroke-width="0.101cm" svg:stroke-color="#000000" draw:marker-start-width="0.6cm" draw:marker-start-center="false" draw:marker-end="Arrow" draw:marker-end-width="0.199cm" draw:marker-end-center="false" draw:fill="solid" draw:fill-color="#ffffff" draw:fill-gradient-name="Gradient_20_7" draw:fill-hatch-name="Hatching_20_803"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53" style:family="graphic">
      <style:graphic-properties draw:stroke="solid" draw:stroke-dash="Dashed_20__28_var_29__20_761" svg:stroke-width="0.049cm" svg:stroke-color="#000000" draw:marker-start-width="0.455cm" draw:marker-start-center="false" draw:marker-end="Arrow" draw:marker-end-width="0.199cm" draw:marker-end-center="false" draw:fill="solid" draw:fill-color="#ffffff" draw:fill-gradient-name="Gradient_20_7" draw:fill-hatch-name="Hatching_20_804"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4" style:family="graphic">
      <style:graphic-properties draw:stroke="solid" draw:stroke-dash="Dashed_20__28_var_29__20_762" svg:stroke-width="0.049cm" svg:stroke-color="#000000" draw:marker-start-width="0.455cm" draw:marker-start-center="false" draw:marker-end="Arrow" draw:marker-end-width="0.199cm" draw:marker-end-center="false" draw:fill="solid" draw:fill-color="#ffffff" draw:fill-gradient-name="Gradient_20_7" draw:fill-hatch-name="Hatching_20_805"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5" style:family="graphic">
      <style:graphic-properties draw:stroke="solid" draw:stroke-dash="Dashed_20__28_var_29__20_763" svg:stroke-width="0.049cm" svg:stroke-color="#000000" draw:marker-start-width="0.455cm" draw:marker-start-center="false" draw:marker-end="Arrow" draw:marker-end-width="0.199cm" draw:marker-end-center="false" draw:fill="solid" draw:fill-color="#ffffff" draw:fill-gradient-name="Gradient_20_7" draw:fill-hatch-name="Hatching_20_806"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6" style:family="graphic">
      <style:graphic-properties draw:stroke="solid" draw:stroke-dash="Dashed_20__28_var_29__20_764" svg:stroke-width="0cm" svg:stroke-color="#000000" draw:marker-start-width="0.3cm" draw:marker-start-center="false" draw:marker-end-width="0.3cm" draw:marker-end-center="false" draw:fill="solid" draw:fill-color="#ffffff" draw:fill-gradient-name="Gradient_20_7" draw:fill-hatch-name="Hatching_20_807" draw:fill-image-name="Bitmape_20_1" draw:textarea-horizontal-align="justify" draw:textarea-vertical-align="middle" draw:auto-grow-height="false" fo:min-height="0.529cm" fo:min-width="1.341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ed_20__28_var_29__20_765" svg:stroke-width="0cm" svg:stroke-color="#000000" draw:marker-start-width="0.3cm" draw:marker-start-center="false" draw:marker-end-width="0.3cm" draw:marker-end-center="false" draw:fill="solid" draw:fill-color="#ffffff" draw:fill-gradient-name="Gradient_20_7" draw:fill-hatch-name="Hatching_20_808" draw:fill-image-name="Bitmape_20_1" draw:textarea-horizontal-align="justify" draw:textarea-vertical-align="middle" draw:auto-grow-height="false" fo:min-height="0.884cm" fo:min-width="0.986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ed_20__28_var_29__20_766" svg:stroke-width="0cm" svg:stroke-color="#000000" draw:marker-start-width="0.3cm" draw:marker-start-center="false" draw:marker-end-width="0.3cm" draw:marker-end-center="false" draw:fill="solid" draw:fill-color="#ffffff" draw:fill-gradient-name="Gradient_20_7" draw:fill-hatch-name="Hatching_20_809" draw:fill-image-name="Bitmape_20_1" draw:textarea-horizontal-align="justify" draw:textarea-vertical-align="middle" draw:auto-grow-height="false" fo:min-height="0.529cm" fo:min-width="2.187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ed_20__28_var_29__20_767" svg:stroke-width="0cm" svg:stroke-color="#000000" draw:marker-start-width="0.3cm" draw:marker-start-center="false" draw:marker-end-width="0.3cm" draw:marker-end-center="false" draw:fill="solid" draw:fill-color="#ffffff" draw:fill-gradient-name="Gradient_20_7" draw:fill-hatch-name="Hatching_20_810" draw:fill-image-name="Bitmape_20_1" draw:textarea-horizontal-align="justify" draw:textarea-vertical-align="middle" draw:auto-grow-height="false" fo:min-height="0.554cm" fo:min-width="1.341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ed_20__28_var_29__20_768" svg:stroke-width="0cm" svg:stroke-color="#000000" draw:marker-start-width="0.3cm" draw:marker-start-center="false" draw:marker-end-width="0.3cm" draw:marker-end-center="false" draw:fill="solid" draw:fill-color="#ffffff" draw:fill-gradient-name="Gradient_20_7" draw:fill-hatch-name="Hatching_20_811" draw:fill-image-name="Bitmape_20_1" draw:textarea-horizontal-align="justify" draw:textarea-vertical-align="middle" draw:auto-grow-height="false" fo:min-height="0.813cm" fo:min-width="1.341cm"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ed_20__28_var_29__20_769" svg:stroke-width="0cm" svg:stroke-color="#000000" draw:marker-start-width="0.3cm" draw:marker-start-center="false" draw:marker-end-width="0.3cm" draw:marker-end-center="false" draw:fill="solid" draw:fill-color="#ffffff" draw:fill-gradient-name="Gradient_20_7" draw:fill-hatch-name="Hatching_20_812" draw:fill-image-name="Bitmape_20_1" draw:textarea-horizontal-align="justify" draw:textarea-vertical-align="middle" draw:auto-grow-height="false" fo:min-height="1.025cm" fo:min-width="1.621cm"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ed_20__28_var_29__20_770" svg:stroke-width="0cm" svg:stroke-color="#000000" draw:marker-start-width="0.3cm" draw:marker-start-center="false" draw:marker-end-width="0.3cm" draw:marker-end-center="false" draw:fill="solid" draw:fill-color="#ffffff" draw:fill-gradient-name="Gradient_20_7" draw:fill-hatch-name="Hatching_20_813" draw:fill-image-name="Bitmape_20_1" draw:textarea-horizontal-align="justify" draw:textarea-vertical-align="middle" draw:auto-grow-height="false" fo:min-height="0.884cm" fo:min-width="1.341cm" fo:padding-top="0.125cm" fo:padding-bottom="0.125cm" fo:padding-left="0.25cm" fo:padding-right="0.25cm" draw:shadow="hidden" draw:shadow-offset-x="0.3cm" draw:shadow-offset-y="0.3cm" draw:shadow-color="#808080" style:run-through="foreground"/>
    </style:style>
    <style:style style:name="gr63" style:family="graphic">
      <style:graphic-properties draw:stroke="none" draw:stroke-dash="Dashed_20__28_var_29__20_677" svg:stroke-width="0.049cm" svg:stroke-color="#000000" draw:marker-start-width="0.155cm" draw:marker-start-center="false" draw:marker-end-width="0.199cm" draw:marker-end-center="false" draw:fill="none" draw:fill-color="#ffffff" draw:fill-gradient-name="Gradient_20_7" draw:fill-hatch-name="Hatching_20_720" draw:fill-image-name="Bitmape_20_1" draw:textarea-horizontal-align="left" draw:auto-grow-height="true" draw:auto-grow-width="true" fo:min-height="0.732cm" fo:min-width="8.227cm"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ed_20__28_var_29__20_678" svg:stroke-width="0.049cm" svg:stroke-color="#000000" draw:marker-start-width="0.155cm" draw:marker-start-center="false" draw:marker-end-width="0.199cm" draw:marker-end-center="false" draw:fill="solid" draw:fill-color="#ffffff" draw:fill-gradient-name="Gradient_20_7" draw:fill-hatch-name="Hatching_20_721" draw:fill-image-name="Bitmape_20_1" draw:textarea-horizontal-align="justify" draw:textarea-vertical-align="middle" draw:auto-grow-height="false" fo:min-height="1.201cm" fo:min-width="2.949cm" fo:padding-top="0.15cm" fo:padding-bottom="0.15cm" fo:padding-left="0.275cm" fo:padding-right="0.275cm" draw:shadow="hidden" draw:shadow-offset-x="0.3cm" draw:shadow-offset-y="0.3cm" draw:shadow-color="#808080" style:run-through="foreground"/>
    </style:style>
    <style:style style:name="gr65" style:family="graphic">
      <style:graphic-properties draw:stroke="solid" draw:stroke-dash="Dashed_20__28_var_29__20_679" svg:stroke-width="0.049cm" svg:stroke-color="#000000" draw:marker-start-width="0.155cm" draw:marker-start-center="false" draw:marker-end-width="0.199cm" draw:marker-end-center="false" draw:fill="solid" draw:fill-color="#ffffff" draw:fill-gradient-name="Gradient_20_7" draw:fill-hatch-name="Hatching_20_722" draw:fill-image-name="Bitmape_20_1" draw:textarea-horizontal-align="justify" draw:textarea-vertical-align="middle" draw:auto-grow-height="false" fo:min-height="1.201cm" fo:min-width="2.949cm" fo:padding-top="0.15cm" fo:padding-bottom="0.15cm" fo:padding-left="0.275cm" fo:padding-right="0.275cm" draw:shadow="hidden" draw:shadow-offset-x="0.3cm" draw:shadow-offset-y="0.3cm" draw:shadow-color="#808080" style:run-through="foreground"/>
    </style:style>
    <style:style style:name="gr66" style:family="graphic">
      <style:graphic-properties draw:stroke="solid" draw:stroke-dash="Dashed_20__28_var_29__20_680" svg:stroke-width="0.049cm" svg:stroke-color="#000000" draw:marker-start-width="0.079cm" draw:marker-start-center="false" draw:marker-end="Arrow" draw:marker-end-width="0.199cm" draw:marker-end-center="false" draw:fill="solid" draw:fill-color="#99ccff" draw:fill-gradient-name="Gradient_20_7" draw:fill-hatch-name="Hatching_20_723"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7" style:family="graphic">
      <style:graphic-properties draw:stroke="solid" draw:stroke-dash="Dashed_20__28_var_29__20_681" svg:stroke-width="0.049cm" svg:stroke-color="#000000" draw:marker-start-width="0.155cm" draw:marker-start-center="false" draw:marker-end-width="0.199cm" draw:marker-end-center="false" draw:fill="solid" draw:fill-color="#ffffff" draw:fill-gradient-name="Gradient_20_7" draw:fill-hatch-name="Hatching_20_724" draw:fill-image-name="Bitmape_20_1" draw:textarea-horizontal-align="justify" draw:textarea-vertical-align="middle" draw:auto-grow-height="false" fo:min-height="1.201cm" fo:min-width="2.949cm" fo:padding-top="0.15cm" fo:padding-bottom="0.15cm" fo:padding-left="0.275cm" fo:padding-right="0.275cm" draw:shadow="hidden" draw:shadow-offset-x="0.3cm" draw:shadow-offset-y="0.3cm" draw:shadow-color="#808080" style:run-through="foreground"/>
    </style:style>
    <style:style style:name="gr68" style:family="graphic">
      <style:graphic-properties draw:stroke="solid" draw:stroke-dash="Dashed_20__28_var_29__20_682" svg:stroke-width="0.049cm" svg:stroke-color="#000000" draw:marker-start-width="0.079cm" draw:marker-start-center="false" draw:marker-end="Arrow" draw:marker-end-width="0.199cm" draw:marker-end-center="false" draw:fill="solid" draw:fill-color="#99ccff" draw:fill-gradient-name="Gradient_20_7" draw:fill-hatch-name="Hatching_20_725"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9" style:family="graphic">
      <style:graphic-properties draw:stroke="solid" draw:stroke-dash="Dashed_20__28_var_29__20_683" svg:stroke-width="0.049cm" svg:stroke-color="#000000" draw:marker-start-width="0.079cm" draw:marker-start-center="false" draw:marker-end="Arrow" draw:marker-end-width="0.199cm" draw:marker-end-center="false" draw:fill="solid" draw:fill-color="#99ccff" draw:fill-gradient-name="Gradient_20_7" draw:fill-hatch-name="Hatching_20_726"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0" style:family="graphic">
      <style:graphic-properties draw:stroke="none" draw:stroke-dash="Dashed_20__28_var_29__20_684" svg:stroke-width="0.049cm" svg:stroke-color="#000000" draw:marker-start-width="0.155cm" draw:marker-start-center="false" draw:marker-end-width="0.199cm" draw:marker-end-center="false" draw:fill="none" draw:fill-color="#ffffff" draw:fill-gradient-name="Gradient_20_7" draw:fill-hatch-name="Hatching_20_727" draw:fill-image-name="Bitmape_20_1" draw:textarea-horizontal-align="left" draw:auto-grow-height="true" draw:auto-grow-width="false" fo:min-height="0.489cm" fo:min-width="0cm"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draw:stroke-dash="Dashed_20__28_var_29__20_685" svg:stroke-width="0.049cm" svg:stroke-color="#000000" draw:marker-start-width="0.155cm" draw:marker-start-center="false" draw:marker-end-width="0.199cm" draw:marker-end-center="false" draw:fill="solid" draw:fill-color="#ffffff" draw:fill-gradient-name="Gradient_20_7" draw:fill-hatch-name="Hatching_20_728" draw:fill-image-name="Bitmape_20_1" draw:textarea-horizontal-align="justify" draw:textarea-vertical-align="middle" draw:auto-grow-height="false" fo:min-height="1.199cm" fo:min-width="2.949cm" fo:padding-top="0.15cm" fo:padding-bottom="0.15cm" fo:padding-left="0.275cm" fo:padding-right="0.275cm" draw:shadow="hidden" draw:shadow-offset-x="0.3cm" draw:shadow-offset-y="0.3cm" draw:shadow-color="#808080" style:run-through="foreground"/>
    </style:style>
    <style:style style:name="gr72" style:family="graphic">
      <style:graphic-properties draw:stroke="solid" draw:stroke-dash="Dashed_20__28_var_29__20_686" svg:stroke-width="0.049cm" svg:stroke-color="#000000" draw:marker-start-width="0.155cm" draw:marker-start-center="false" draw:marker-end="Arrow" draw:marker-end-width="0.199cm" draw:marker-end-center="false" draw:fill="solid" draw:fill-color="#99ccff" draw:fill-gradient-name="Gradient_20_7" draw:fill-hatch-name="Hatching_20_729"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3" style:family="graphic">
      <style:graphic-properties draw:stroke="solid" draw:stroke-dash="Dashed_20__28_var_29__20_687" svg:stroke-width="0.049cm" svg:stroke-color="#000000" draw:marker-start-width="0.155cm" draw:marker-start-center="false" draw:marker-end-width="0.199cm" draw:marker-end-center="false" draw:fill="solid" draw:fill-color="#ffffff" draw:fill-gradient-name="Gradient_20_7" draw:fill-hatch-name="Hatching_20_730" draw:fill-image-name="Bitmape_20_1" draw:textarea-horizontal-align="justify" draw:textarea-vertical-align="middle" draw:auto-grow-height="false" fo:min-height="1.201cm" fo:min-width="1.199cm" fo:padding-top="0.15cm" fo:padding-bottom="0.15cm" fo:padding-left="0.275cm" fo:padding-right="0.275cm" draw:shadow="hidden" draw:shadow-offset-x="0.3cm" draw:shadow-offset-y="0.3cm" draw:shadow-color="#808080" style:run-through="foreground"/>
    </style:style>
    <style:style style:name="gr74" style:family="graphic">
      <style:graphic-properties draw:stroke="solid" draw:stroke-dash="Dashed_20__28_var_29__20_688" svg:stroke-width="0.049cm" svg:stroke-color="#000000" draw:marker-start-width="0.155cm" draw:marker-start-center="false" draw:marker-end="Arrow" draw:marker-end-width="0.199cm" draw:marker-end-center="false" draw:fill="solid" draw:fill-color="#99ccff" draw:fill-gradient-name="Gradient_20_7" draw:fill-hatch-name="Hatching_20_731"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5" style:family="graphic">
      <style:graphic-properties draw:stroke="solid" draw:stroke-dash="Dashed_20__28_var_29__20_689" svg:stroke-width="0.049cm" svg:stroke-color="#000000" draw:marker-start-width="0.155cm" draw:marker-start-center="false" draw:marker-end-width="0.199cm" draw:marker-end-center="false" draw:fill="solid" draw:fill-color="#ffffff" draw:fill-gradient-name="Gradient_20_7" draw:fill-hatch-name="Hatching_20_732" draw:fill-image-name="Bitmape_20_1" draw:textarea-horizontal-align="justify" draw:textarea-vertical-align="middle" draw:auto-grow-height="false" fo:min-height="1.199cm" fo:min-width="4.551cm" fo:padding-top="0.15cm" fo:padding-bottom="0.15cm" fo:padding-left="0.275cm" fo:padding-right="0.275cm" draw:shadow="hidden" draw:shadow-offset-x="0.3cm" draw:shadow-offset-y="0.3cm" draw:shadow-color="#808080" style:run-through="foreground"/>
    </style:style>
    <style:style style:name="gr76" style:family="graphic">
      <style:graphic-properties draw:stroke="solid" draw:stroke-dash="Dashed_20__28_var_29__20_690" svg:stroke-width="0.049cm" svg:stroke-color="#000000" draw:marker-start-width="0.155cm" draw:marker-start-center="false" draw:marker-end="Arrow" draw:marker-end-width="0.199cm" draw:marker-end-center="false" draw:fill="solid" draw:fill-color="#ffffff" draw:fill-gradient-name="Gradient_20_7" draw:fill-hatch-name="Hatching_20_733"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7" style:family="graphic">
      <style:graphic-properties draw:stroke="none" draw:stroke-dash="Dashed_20__28_var_29__20_691" svg:stroke-width="0.049cm" svg:stroke-color="#000000" draw:marker-start-width="0.155cm" draw:marker-start-center="false" draw:marker-end-width="0.199cm" draw:marker-end-center="false" draw:fill="none" draw:fill-color="#ffffff" draw:fill-gradient-name="Gradient_20_7" draw:fill-hatch-name="Hatching_20_734" draw:fill-image-name="Bitmape_20_1" draw:textarea-horizontal-align="left" draw:auto-grow-height="true" draw:auto-grow-width="true" fo:min-height="0.489cm" fo:min-width="0.476cm"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draw:stroke-dash="Dashed_20__28_var_29__20_692" svg:stroke-width="0.049cm" svg:stroke-color="#000000" draw:marker-start-width="0.155cm" draw:marker-start-center="false" draw:marker-end-width="0.199cm" draw:marker-end-center="false" draw:fill="solid" draw:fill-color="#ffffff" draw:fill-gradient-name="Gradient_20_7" draw:fill-hatch-name="Hatching_20_735" draw:fill-image-name="Bitmape_20_1" draw:textarea-horizontal-align="justify" draw:textarea-vertical-align="middle" draw:auto-grow-height="false" fo:min-height="2.699cm" fo:min-width="7.65cm" fo:padding-top="0.15cm" fo:padding-bottom="0.15cm" fo:padding-left="0.275cm" fo:padding-right="0.275cm" draw:shadow="hidden" draw:shadow-offset-x="0.3cm" draw:shadow-offset-y="0.3cm" draw:shadow-color="#808080" style:run-through="foreground"/>
    </style:style>
    <style:style style:name="gr79" style:family="graphic">
      <style:graphic-properties draw:stroke="solid" draw:stroke-dash="Dashed_20__28_var_29__20_693" svg:stroke-width="0.049cm" svg:stroke-color="#000000" draw:marker-start-width="0.155cm" draw:marker-start-center="false" draw:marker-end="Arrow" draw:marker-end-width="0.199cm" draw:marker-end-center="false" draw:fill="solid" draw:fill-color="#ffffff" draw:fill-gradient-name="Gradient_20_7" draw:fill-hatch-name="Hatching_20_736"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0" style:family="graphic">
      <style:graphic-properties draw:stroke="solid" draw:stroke-dash="Dashed_20__28_var_29__20_694" svg:stroke-width="0.049cm" svg:stroke-color="#000000" draw:marker-start-width="0.155cm" draw:marker-start-center="false" draw:marker-end-width="0.199cm" draw:marker-end-center="false" draw:fill="solid" draw:fill-color="#ffffff" draw:fill-gradient-name="Gradient_20_7" draw:fill-hatch-name="Hatching_20_737" draw:fill-image-name="Bitmape_20_1" draw:textarea-horizontal-align="justify" draw:textarea-vertical-align="middle" draw:auto-grow-height="false" fo:min-height="1.199cm" fo:min-width="2.949cm" fo:padding-top="0.15cm" fo:padding-bottom="0.15cm" fo:padding-left="0.275cm" fo:padding-right="0.275cm" draw:shadow="hidden" draw:shadow-offset-x="0.3cm" draw:shadow-offset-y="0.3cm" draw:shadow-color="#808080" style:run-through="foreground"/>
    </style:style>
    <style:style style:name="gr81" style:family="graphic">
      <style:graphic-properties draw:stroke="solid" draw:stroke-dash="Dashed_20__28_var_29__20_695" svg:stroke-width="0.049cm" svg:stroke-color="#000000" draw:marker-start-width="0.155cm" draw:marker-start-center="false" draw:marker-end="Arrow" draw:marker-end-width="0.199cm" draw:marker-end-center="false" draw:fill="solid" draw:fill-color="#ffffff" draw:fill-gradient-name="Gradient_20_7" draw:fill-hatch-name="Hatching_20_738"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2" style:family="graphic">
      <style:graphic-properties draw:stroke="solid" draw:stroke-dash="Dashed_20__28_var_29__20_696" svg:stroke-width="0.049cm" svg:stroke-color="#000000" draw:marker-start-width="0.155cm" draw:marker-start-center="false" draw:marker-end="Arrow" draw:marker-end-width="0.199cm" draw:marker-end-center="false" draw:fill="solid" draw:fill-color="#ffffff" draw:fill-gradient-name="Gradient_20_7" draw:fill-hatch-name="Hatching_20_739"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3" style:family="graphic">
      <style:graphic-properties draw:stroke="none" draw:stroke-dash="Dashed_20__28_var_29__20_697" svg:stroke-width="0.049cm" svg:stroke-color="#000000" draw:marker-start-width="0.155cm" draw:marker-start-center="false" draw:marker-end-width="0.199cm" draw:marker-end-center="false" draw:fill="none" draw:fill-color="#ffffff" draw:fill-gradient-name="Gradient_20_7" draw:fill-hatch-name="Hatching_20_740" draw:fill-image-name="Bitmape_20_1" draw:textarea-horizontal-align="left" draw:auto-grow-height="true" draw:auto-grow-width="true" fo:min-height="0.489cm" fo:min-width="0.663cm"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draw:stroke-dash="Dashed_20__28_var_29__20_698" svg:stroke-width="0.049cm" svg:stroke-color="#000000" draw:marker-start-width="0.155cm" draw:marker-start-center="false" draw:marker-end-width="0.199cm" draw:marker-end-center="false" draw:fill="solid" draw:fill-color="#ffffff" draw:fill-gradient-name="Gradient_20_7" draw:fill-hatch-name="Hatching_20_741" draw:fill-image-name="Bitmape_20_1" draw:textarea-horizontal-align="justify" draw:textarea-vertical-align="middle" draw:auto-grow-height="false" fo:min-height="1.201cm" fo:min-width="1.199cm" fo:padding-top="0.15cm" fo:padding-bottom="0.15cm" fo:padding-left="0.275cm" fo:padding-right="0.275cm" draw:shadow="hidden" draw:shadow-offset-x="0.3cm" draw:shadow-offset-y="0.3cm" draw:shadow-color="#808080" style:run-through="foreground"/>
    </style:style>
    <style:style style:name="gr85" style:family="graphic">
      <style:graphic-properties draw:stroke="solid" draw:stroke-dash="Dashed_20__28_var_29__20_699" svg:stroke-width="0.049cm" svg:stroke-color="#000000" draw:marker-start-width="0.155cm" draw:marker-start-center="false" draw:marker-end-width="0.199cm" draw:marker-end-center="false" draw:fill="solid" draw:fill-color="#ffffff" draw:fill-gradient-name="Gradient_20_7" draw:fill-hatch-name="Hatching_20_742" draw:fill-image-name="Bitmape_20_1" draw:textarea-horizontal-align="justify" draw:textarea-vertical-align="middle" draw:auto-grow-height="false" fo:min-height="1.199cm" fo:min-width="4.551cm" fo:padding-top="0.15cm" fo:padding-bottom="0.15cm" fo:padding-left="0.275cm" fo:padding-right="0.275cm" draw:shadow="hidden" draw:shadow-offset-x="0.3cm" draw:shadow-offset-y="0.3cm" draw:shadow-color="#808080" style:run-through="foreground"/>
    </style:style>
    <style:style style:name="gr86" style:family="graphic">
      <style:graphic-properties draw:stroke="solid" draw:stroke-dash="Dashed_20__28_var_29__20_700" svg:stroke-width="0.049cm" svg:stroke-color="#000000" draw:marker-start-width="0.155cm" draw:marker-start-center="false" draw:marker-end="Arrow" draw:marker-end-width="0.199cm" draw:marker-end-center="false" draw:fill="solid" draw:fill-color="#ffffff" draw:fill-gradient-name="Gradient_20_7" draw:fill-hatch-name="Hatching_20_743"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7" style:family="graphic">
      <style:graphic-properties draw:stroke="none" draw:stroke-dash="Dashed_20__28_var_29__20_701" svg:stroke-width="0.049cm" svg:stroke-color="#000000" draw:marker-start-width="0.155cm" draw:marker-start-center="false" draw:marker-end-width="0.199cm" draw:marker-end-center="false" draw:fill="none" draw:fill-color="#ffffff" draw:fill-gradient-name="Gradient_20_7" draw:fill-hatch-name="Hatching_20_744" draw:fill-image-name="Bitmape_20_1" draw:textarea-horizontal-align="left" draw:auto-grow-height="true" draw:auto-grow-width="true" fo:min-height="0.489cm" fo:min-width="0.476cm"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draw:stroke-dash="Dashed_20__28_var_29__20_702" svg:stroke-width="0.049cm" svg:stroke-color="#000000" draw:marker-start-width="0.155cm" draw:marker-start-center="false" draw:marker-end-width="0.199cm" draw:marker-end-center="false" draw:fill="solid" draw:fill-color="#ffffff" draw:fill-gradient-name="Gradient_20_7" draw:fill-hatch-name="Hatching_20_745" draw:fill-image-name="Bitmape_20_1" draw:textarea-horizontal-align="justify" draw:textarea-vertical-align="middle" draw:auto-grow-height="false" fo:min-height="2.699cm" fo:min-width="7.65cm" fo:padding-top="0.15cm" fo:padding-bottom="0.15cm" fo:padding-left="0.275cm" fo:padding-right="0.275cm" draw:shadow="hidden" draw:shadow-offset-x="0.3cm" draw:shadow-offset-y="0.3cm" draw:shadow-color="#808080" style:run-through="foreground"/>
    </style:style>
    <style:style style:name="gr89" style:family="graphic">
      <style:graphic-properties draw:stroke="solid" draw:stroke-dash="Dashed_20__28_var_29__20_703" svg:stroke-width="0.049cm" svg:stroke-color="#000000" draw:marker-start-width="0.155cm" draw:marker-start-center="false" draw:marker-end="Arrow" draw:marker-end-width="0.199cm" draw:marker-end-center="false" draw:fill="solid" draw:fill-color="#ffffff" draw:fill-gradient-name="Gradient_20_7" draw:fill-hatch-name="Hatching_20_746"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0" style:family="graphic">
      <style:graphic-properties draw:stroke="none" draw:stroke-dash="Dashed_20__28_var_29__20_704" svg:stroke-width="0.049cm" svg:stroke-color="#000000" draw:marker-start-width="0.155cm" draw:marker-start-center="false" draw:marker-end-width="0.199cm" draw:marker-end-center="false" draw:fill="none" draw:fill-color="#ffffff" draw:fill-gradient-name="Gradient_20_7" draw:fill-hatch-name="Hatching_20_747" draw:fill-image-name="Bitmape_20_1" draw:textarea-horizontal-align="left" draw:auto-grow-height="true" draw:auto-grow-width="true" fo:min-height="0.489cm" fo:min-width="0.663cm"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draw:stroke-dash="Dashed_20__28_var_29__20_705" svg:stroke-width="0.049cm" svg:stroke-color="#000000" draw:marker-start-width="0.155cm" draw:marker-start-center="false" draw:marker-end="Arrow" draw:marker-end-width="0.199cm" draw:marker-end-center="false" draw:fill="solid" draw:fill-color="#99ccff" draw:fill-gradient-name="Gradient_20_7" draw:fill-hatch-name="Hatching_20_748"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2" style:family="graphic">
      <style:graphic-properties draw:stroke="solid" draw:stroke-dash="Dashed_20__28_var_29__20_706" svg:stroke-width="0.049cm" svg:stroke-color="#000000" draw:marker-start-width="0.155cm" draw:marker-start-center="false" draw:marker-end-width="0.199cm" draw:marker-end-center="false" draw:fill="solid" draw:fill-color="#ffffff" draw:fill-gradient-name="Gradient_20_7" draw:fill-hatch-name="Hatching_20_749" draw:fill-image-name="Bitmape_20_1" draw:textarea-horizontal-align="justify" draw:textarea-vertical-align="middle" draw:auto-grow-height="false" fo:min-height="1.199cm" fo:min-width="2.949cm" fo:padding-top="0.15cm" fo:padding-bottom="0.15cm" fo:padding-left="0.275cm" fo:padding-right="0.275cm" draw:shadow="hidden" draw:shadow-offset-x="0.3cm" draw:shadow-offset-y="0.3cm" draw:shadow-color="#808080" style:run-through="foreground"/>
    </style:style>
    <style:style style:name="gr93" style:family="graphic">
      <style:graphic-properties draw:stroke="solid" draw:stroke-dash="Dashed_20__28_var_29__20_707" svg:stroke-width="0.049cm" svg:stroke-color="#000000" draw:marker-start-width="0.155cm" draw:marker-start-center="false" draw:marker-end="Arrow" draw:marker-end-width="0.199cm" draw:marker-end-center="false" draw:fill="solid" draw:fill-color="#ffffff" draw:fill-gradient-name="Gradient_20_7" draw:fill-hatch-name="Hatching_20_750"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4" style:family="graphic">
      <style:graphic-properties draw:stroke="solid" draw:stroke-dash="Dashed_20__28_var_29__20_708" svg:stroke-width="0.049cm" svg:stroke-color="#000000" draw:marker-start-width="0.155cm" draw:marker-start-center="false" draw:marker-end="Arrow" draw:marker-end-width="0.199cm" draw:marker-end-center="false" draw:fill="solid" draw:fill-color="#ffffff" draw:fill-gradient-name="Gradient_20_7" draw:fill-hatch-name="Hatching_20_751"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5" style:family="graphic">
      <style:graphic-properties draw:stroke="solid" draw:stroke-dash="Dashed_20__28_var_29__20_709" svg:stroke-width="0.049cm" svg:stroke-color="#000000" draw:marker-start-width="0.155cm" draw:marker-start-center="false" draw:marker-end="Arrow" draw:marker-end-width="0.199cm" draw:marker-end-center="false" draw:fill="solid" draw:fill-color="#ffffff" draw:fill-gradient-name="Gradient_20_7" draw:fill-hatch-name="Hatching_20_752"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5" draw:z-index="0" draw:style-name="gr1">
        <draw:frame draw:style-name="gr2" draw:text-style-name="P40" svg:width="10.492cm" svg:height="0.983cm" svg:x="5.048cm" svg:y="1.642cm">
          <draw:text-box>
            <text:p text:style-name="P39"><text:span text:style-name="T19">Simplified Move Computation Chart</text:span></text:p>
          </draw:text-box>
        </draw:frame>
        <draw:custom-shape draw:style-name="gr3" draw:text-style-name="P42" xml:id="id1" draw:id="id1" svg:width="5.501cm" svg:height="1.502cm" svg:x="7.532cm" svg:y="3.051cm">
          <text:p text:style-name="P41"><text:span text:style-name="T20">Search_Get_Best_Move()</text:span></text:p>
          <text:p text:style-name="P41"><text:span text:style-name="T20">- get legal moves</text:span></text:p>
          <draw:enhanced-geometry svg:viewBox="0 0 21600 21600" draw:type="rectangle" draw:enhanced-path="M 0 0 L 21600 0 21600 21600 0 21600 0 0 Z N"/>
        </draw:custom-shape>
        <draw:custom-shape draw:style-name="gr4" draw:text-style-name="P44" xml:id="id2" draw:id="id2" svg:width="2.001cm" svg:height="1.999cm" svg:x="9.282cm" svg:y="5.059cm">
          <text:p text:style-name="P43"><text:span text:style-name="T20">moves</text:span></text:p>
          <text:p text:style-name="P43"><text:span text:style-name="T20">exis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45" xml:id="id3" draw:id="id3" svg:width="2.199cm" svg:height="2.199cm" svg:x="5.283cm" svg:y="6.56cm">
          <text:p text:style-name="P43"><text:span text:style-name="T20">in</text:span></text:p>
          <text:p text:style-name="P43"><text:span text:style-name="T20">check?</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46" svg:x1="10.282cm" svg:y1="4.552cm" svg:x2="10.282cm" svg:y2="5.058cm" draw:start-shape="id1" draw:start-glue-point="2" draw:end-shape="id2" draw:end-glue-point="4" svg:d="M10282 4552v506" svg:viewBox="0 0 2 508">
          <text:p/>
        </draw:connector>
        <draw:connector draw:style-name="gr7" draw:text-style-name="P47" svg:x1="9.282cm" svg:y1="6.059cm" svg:x2="6.382cm" svg:y2="6.56cm" draw:start-shape="id2" draw:start-glue-point="5" draw:end-shape="id3" draw:end-glue-point="4" svg:d="M9282 6059h-2900v501" svg:viewBox="0 0 2902 503">
          <text:p/>
        </draw:connector>
        <draw:frame draw:style-name="gr8" draw:text-style-name="P48" svg:width="0.978cm" svg:height="0.74cm" svg:x="8.481cm" svg:y="5.394cm">
          <draw:text-box>
            <text:p text:style-name="P39"><text:span text:style-name="T20">no</text:span></text:p>
          </draw:text-box>
        </draw:frame>
        <draw:connector draw:style-name="gr9" draw:text-style-name="P49" svg:x1="5.283cm" svg:y1="7.659cm" svg:x2="3.782cm" svg:y2="8.158cm" draw:start-shape="id3" draw:start-glue-point="5" draw:end-shape="id4" draw:end-glue-point="4" svg:d="M5283 7659h-1501v499" svg:viewBox="0 0 1503 501">
          <text:p/>
        </draw:connector>
        <draw:connector draw:style-name="gr10" draw:text-style-name="P50" svg:x1="7.481cm" svg:y1="7.659cm" svg:x2="8.481cm" svg:y2="8.123cm" draw:start-shape="id3" draw:start-glue-point="7" draw:end-shape="id5" draw:end-glue-point="4" svg:d="M7481 7659h1000v464" svg:viewBox="0 0 1002 466">
          <text:p/>
        </draw:connector>
        <draw:frame draw:style-name="gr11" draw:text-style-name="P51" svg:width="0.978cm" svg:height="0.74cm" svg:x="4.482cm" svg:y="6.994cm">
          <draw:text-box>
            <text:p text:style-name="P39"><text:span text:style-name="T20">no</text:span></text:p>
          </draw:text-box>
        </draw:frame>
        <draw:frame draw:style-name="gr12" draw:text-style-name="P52" svg:width="1.165cm" svg:height="0.74cm" svg:x="7.181cm" svg:y="6.995cm">
          <draw:text-box>
            <text:p text:style-name="P39"><text:span text:style-name="T20">yes</text:span></text:p>
          </draw:text-box>
        </draw:frame>
        <draw:custom-shape draw:style-name="gr13" draw:text-style-name="P53" xml:id="id6" draw:id="id6" svg:width="2.502cm" svg:height="2.5cm" svg:x="10.781cm" svg:y="6.659cm">
          <text:p text:style-name="P43"><text:span text:style-name="T20">one</text:span></text:p>
          <text:p text:style-name="P43"><text:span text:style-name="T20">mov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4" draw:text-style-name="P54" svg:x1="11.282cm" svg:y1="6.059cm" svg:x2="12.031cm" svg:y2="6.659cm" draw:start-shape="id2" draw:start-glue-point="7" draw:end-shape="id6" draw:end-glue-point="4" svg:d="M11282 6059h749v600" svg:viewBox="0 0 751 601">
          <text:p/>
        </draw:connector>
        <draw:frame draw:style-name="gr15" draw:text-style-name="P55" svg:width="1.165cm" svg:height="0.74cm" svg:x="11.181cm" svg:y="5.394cm">
          <draw:text-box>
            <text:p text:style-name="P39"><text:span text:style-name="T20">yes</text:span></text:p>
          </draw:text-box>
        </draw:frame>
        <draw:connector draw:style-name="gr16" draw:text-style-name="P56" svg:x1="13.282cm" svg:y1="7.909cm" svg:x2="15.081cm" svg:y2="8.558cm" draw:start-shape="id6" draw:start-glue-point="7" draw:end-shape="id7" draw:end-glue-point="4" svg:d="M13282 7909h1799v649" svg:viewBox="0 0 1801 651">
          <text:p/>
        </draw:connector>
        <draw:frame draw:style-name="gr17" draw:text-style-name="P57" svg:width="1.165cm" svg:height="0.74cm" svg:x="13.182cm" svg:y="7.256cm">
          <draw:text-box>
            <text:p text:style-name="P39"><text:span text:style-name="T20">yes</text:span></text:p>
          </draw:text-box>
        </draw:frame>
        <draw:custom-shape draw:style-name="gr18" draw:text-style-name="P59" xml:id="id8" draw:id="id8" svg:width="4.601cm" svg:height="0.999cm" svg:x="7.982cm" svg:y="9.659cm">
          <text:p text:style-name="P58"><text:span text:style-name="T20">Book_Is_Line()</text:span></text:p>
          <text:p text:style-name="P58"><text:span text:style-name="T20">- check opening book</text:span></text:p>
          <draw:enhanced-geometry svg:viewBox="0 0 21600 21600" draw:type="rectangle" draw:enhanced-path="M 0 0 L 21600 0 21600 21600 0 21600 0 0 Z N"/>
        </draw:custom-shape>
        <draw:connector draw:style-name="gr19" draw:text-style-name="P60" svg:x1="10.781cm" svg:y1="7.909cm" svg:x2="10.282cm" svg:y2="9.659cm" draw:start-shape="id6" draw:start-glue-point="5" draw:end-shape="id8" draw:end-glue-point="0" svg:d="M10781 7909h-499v1750" svg:viewBox="0 0 501 1752">
          <text:p/>
        </draw:connector>
        <draw:custom-shape draw:style-name="gr20" draw:text-style-name="P61" xml:id="id9" draw:id="id9" svg:width="2.502cm" svg:height="2.5cm" svg:x="9.031cm" svg:y="11.158cm">
          <text:p text:style-name="P43"><text:span text:style-name="T20">book</text:span></text:p>
          <text:p text:style-name="P43"><text:span text:style-name="T20">match?</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1" draw:text-style-name="P62" svg:x1="10.282cm" svg:y1="10.657cm" svg:x2="10.282cm" svg:y2="11.158cm" draw:start-shape="id8" draw:start-glue-point="2" draw:end-shape="id9" draw:end-glue-point="4" svg:d="M10282 10657v501" svg:viewBox="0 0 2 503">
          <text:p/>
        </draw:connector>
        <draw:connector draw:style-name="gr22" draw:text-style-name="P63" svg:x1="11.532cm" svg:y1="12.409cm" svg:x2="14.182cm" svg:y2="13.058cm" draw:start-shape="id9" draw:start-glue-point="7" draw:end-shape="id10" draw:end-glue-point="4" svg:d="M11532 12409h2650v649" svg:viewBox="0 0 2651 651">
          <text:p/>
        </draw:connector>
        <draw:frame draw:style-name="gr23" draw:text-style-name="P64" svg:width="1.165cm" svg:height="0.74cm" svg:x="11.381cm" svg:y="11.657cm">
          <draw:text-box>
            <text:p text:style-name="P39"><text:span text:style-name="T20">yes</text:span></text:p>
          </draw:text-box>
        </draw:frame>
        <draw:frame draw:style-name="gr24" draw:text-style-name="P65" svg:width="0.978cm" svg:height="0.74cm" svg:x="9.982cm" svg:y="7.256cm">
          <draw:text-box>
            <text:p text:style-name="P39"><text:span text:style-name="T20">no</text:span></text:p>
          </draw:text-box>
        </draw:frame>
        <draw:custom-shape draw:style-name="gr25" draw:text-style-name="P66" xml:id="id12" draw:id="id12" svg:width="4.95cm" svg:height="1.502cm" svg:x="2.332cm" svg:y="13.358cm">
          <text:p text:style-name="P41"><text:span text:style-name="T20">Search_Negalight()</text:span></text:p>
          <text:p text:style-name="P41"><text:span text:style-name="T20">recursion</text:span></text:p>
          <text:p text:style-name="P41"><text:span text:style-name="T20">- shallow search depth</text:span></text:p>
          <draw:enhanced-geometry svg:viewBox="0 0 21600 21600" draw:type="rectangle" draw:enhanced-path="M 0 0 L 21600 0 21600 21600 0 21600 0 0 Z N"/>
        </draw:custom-shape>
        <draw:connector draw:style-name="gr26" draw:text-style-name="P67" svg:x1="9.031cm" svg:y1="12.409cm" svg:x2="4.8cm" svg:y2="13.107cm" draw:start-shape="id9" draw:start-glue-point="5" draw:end-shape="id11" draw:end-glue-point="0" svg:d="M9031 12409h-2069v698h-2162" svg:viewBox="0 0 4233 700">
          <text:p/>
        </draw:connector>
        <draw:frame draw:style-name="gr27" draw:text-style-name="P68" svg:width="0.978cm" svg:height="0.74cm" svg:x="8.281cm" svg:y="11.657cm">
          <draw:text-box>
            <text:p text:style-name="P39"><text:span text:style-name="T20">no</text:span></text:p>
          </draw:text-box>
        </draw:frame>
        <draw:custom-shape draw:style-name="gr28" draw:text-style-name="P69" xml:id="id13" draw:id="id13" svg:width="3.051cm" svg:height="0.701cm" svg:x="3.27cm" svg:y="12.158cm">
          <text:p text:style-name="P41"><text:span text:style-name="T20">search depth: 3</text:span></text:p>
          <draw:enhanced-geometry svg:viewBox="0 0 21600 21600" draw:type="rectangle" draw:enhanced-path="M 0 0 L 21600 0 21600 21600 0 21600 0 0 Z N"/>
        </draw:custom-shape>
        <draw:connector draw:style-name="gr29" draw:text-style-name="P70" svg:x1="2.332cm" svg:y1="14.108cm" svg:x2="3.27cm" svg:y2="12.508cm" draw:start-shape="id12" draw:start-glue-point="3" draw:end-shape="id13" draw:end-glue-point="3" svg:d="M2332 14108h-501v-1600h1439" svg:viewBox="0 0 1441 1602">
          <text:p/>
        </draw:connector>
        <draw:connector draw:style-name="gr30" draw:text-style-name="P71" xml:id="id11" draw:id="id11" svg:x1="4.794cm" svg:y1="12.859cm" svg:x2="4.807cm" svg:y2="13.358cm" draw:start-shape="id13" draw:start-glue-point="2" draw:end-shape="id12" draw:end-glue-point="0" svg:d="M4794 12859v248h13v251" svg:viewBox="0 0 14 501">
          <text:p/>
        </draw:connector>
        <draw:custom-shape draw:style-name="gr31" draw:text-style-name="P72" xml:id="id14" draw:id="id14" svg:width="5.051cm" svg:height="1.502cm" svg:x="2.231cm" svg:y="16.557cm">
          <text:p text:style-name="P41"><text:span text:style-name="T20">Search_Quiescence()</text:span></text:p>
          <text:p text:style-name="P41"><text:span text:style-name="T20">recursion</text:span></text:p>
          <text:p text:style-name="P41"><text:span text:style-name="T20">- until capture line ends</text:span></text:p>
          <draw:enhanced-geometry svg:viewBox="0 0 21600 21600" draw:type="rectangle" draw:enhanced-path="M 0 0 L 21600 0 21600 21600 0 21600 0 0 Z N"/>
        </draw:custom-shape>
        <draw:custom-shape draw:style-name="gr32" draw:text-style-name="P73" xml:id="id15" draw:id="id15" svg:width="5.061cm" svg:height="0.701cm" svg:x="2.221cm" svg:y="15.459cm">
          <text:p text:style-name="P41"><text:span text:style-name="T20">captures / promotions</text:span></text:p>
          <draw:enhanced-geometry svg:viewBox="0 0 21600 21600" draw:type="rectangle" draw:enhanced-path="M 0 0 L 21600 0 21600 21600 0 21600 0 0 Z N"/>
        </draw:custom-shape>
        <draw:connector draw:style-name="gr33" draw:text-style-name="P74" draw:line-skew="-0.59cm" svg:x1="4.807cm" svg:y1="14.859cm" svg:x2="7.281cm" svg:y2="17.307cm" draw:start-shape="id12" draw:start-glue-point="2" draw:end-shape="id14" draw:end-glue-point="1" svg:d="M4807 14859v258h2974v2190h-500" svg:viewBox="0 0 2976 2450">
          <text:p/>
        </draw:connector>
        <draw:connector draw:style-name="gr34" draw:text-style-name="P75" svg:x1="2.231cm" svg:y1="17.307cm" svg:x2="2.221cm" svg:y2="15.808cm" draw:start-shape="id14" draw:start-glue-point="3" draw:end-shape="id15" draw:end-glue-point="3" svg:d="M2231 17307h-513v-1499h503" svg:viewBox="0 0 515 1501">
          <text:p/>
        </draw:connector>
        <draw:connector draw:style-name="gr35" draw:text-style-name="P76" svg:x1="4.75cm" svg:y1="16.159cm" svg:x2="4.755cm" svg:y2="16.558cm" draw:start-shape="id15" draw:start-glue-point="2" draw:end-shape="id14" draw:end-glue-point="0" svg:d="M4750 16159v198h5v201" svg:viewBox="0 0 7 400">
          <text:p/>
        </draw:connector>
        <draw:custom-shape draw:style-name="gr36" draw:text-style-name="P77" xml:id="id16" draw:id="id16" svg:width="5.051cm" svg:height="2.001cm" svg:x="2.231cm" svg:y="18.658cm">
          <text:p text:style-name="P41"><text:span text:style-name="T20">Eval_Static_Evaluation()</text:span></text:p>
          <text:p text:style-name="P41"><text:span text:style-name="T20">- material</text:span></text:p>
          <text:p text:style-name="P41"><text:span text:style-name="T20">- pawns</text:span></text:p>
          <text:p text:style-name="P41"><text:span text:style-name="T20">- middle /end game</text:span></text:p>
          <draw:enhanced-geometry svg:viewBox="0 0 21600 21600" draw:type="rectangle" draw:enhanced-path="M 0 0 L 21600 0 21600 21600 0 21600 0 0 Z N"/>
        </draw:custom-shape>
        <draw:connector draw:style-name="gr37" draw:text-style-name="P78" svg:x1="4.755cm" svg:y1="18.059cm" svg:x2="4.755cm" svg:y2="18.658cm" draw:start-shape="id14" draw:start-glue-point="2" draw:end-shape="id16" svg:d="M4755 18059v599" svg:viewBox="0 0 2 601">
          <text:p/>
        </draw:connector>
        <draw:connector draw:style-name="gr38" draw:text-style-name="P79" svg:x1="7.281cm" svg:y1="14.107cm" svg:x2="10.282cm" svg:y2="14.657cm" draw:start-shape="id12" draw:start-glue-point="1" draw:end-shape="id17" draw:end-glue-point="4" svg:d="M7281 14107h3001v550" svg:viewBox="0 0 3002 552">
          <text:p/>
        </draw:connector>
        <draw:custom-shape draw:style-name="gr39" draw:text-style-name="P80" xml:id="id18" draw:id="id18" svg:width="7.003cm" svg:height="1.5cm" svg:x="8.779cm" svg:y="16.658cm">
          <text:p text:style-name="P41"><text:span text:style-name="T20">Search_Get_Best_Move()</text:span></text:p>
          <text:p text:style-name="P41"><text:span text:style-name="T20">- pre-sort moves by Negalight score</text:span></text:p>
          <text:p text:style-name="P41"><text:span text:style-name="T20">- depth d = 3..20 (or until time is up)</text:span></text:p>
          <draw:enhanced-geometry svg:viewBox="0 0 21600 21600" draw:type="rectangle" draw:enhanced-path="M 0 0 L 21600 0 21600 21600 0 21600 0 0 Z N"/>
        </draw:custom-shape>
        <draw:connector draw:style-name="gr40" draw:text-style-name="P81" svg:x1="11.582cm" svg:y1="15.459cm" svg:x2="12.28cm" svg:y2="16.658cm" draw:start-shape="id17" draw:start-glue-point="10" draw:end-shape="id18" draw:end-glue-point="0" svg:d="M11582 15459h698v1199" svg:viewBox="0 0 700 1201">
          <text:p/>
        </draw:connector>
        <draw:custom-shape draw:style-name="gr41" draw:text-style-name="P82" xml:id="id20" draw:id="id20" svg:width="4.802cm" svg:height="2.001cm" svg:x="13.981cm" svg:y="20.457cm">
          <text:p text:style-name="P41"><text:span text:style-name="T20">Search_Negascout()</text:span></text:p>
          <text:p text:style-name="P41"><text:span text:style-name="T20">recursion</text:span></text:p>
          <text:p text:style-name="P41"><text:span text:style-name="T20">- given search depth</text:span></text:p>
          <text:p text:style-name="P41"><text:span text:style-name="T20">- time over check</text:span></text:p>
          <draw:enhanced-geometry svg:viewBox="0 0 21600 21600" draw:type="rectangle" draw:enhanced-path="M 0 0 L 21600 0 21600 21600 0 21600 0 0 Z N"/>
        </draw:custom-shape>
        <draw:custom-shape draw:style-name="gr42" draw:text-style-name="P83" xml:id="id19" draw:id="id19" svg:width="3.051cm" svg:height="0.699cm" svg:x="14.854cm" svg:y="18.759cm">
          <text:p text:style-name="P41"><text:span text:style-name="T20">search depth: d</text:span></text:p>
          <draw:enhanced-geometry svg:viewBox="0 0 21600 21600" draw:type="rectangle" draw:enhanced-path="M 0 0 L 21600 0 21600 21600 0 21600 0 0 Z N"/>
        </draw:custom-shape>
        <draw:connector draw:style-name="gr43" draw:text-style-name="P84" xml:id="id25" draw:id="id25" svg:x1="16.378cm" svg:y1="19.457cm" svg:x2="16.381cm" svg:y2="20.458cm" draw:start-shape="id19" draw:start-glue-point="2" draw:end-shape="id20" draw:end-glue-point="0" svg:d="M16378 19457v501h3v500" svg:viewBox="0 0 5 1002">
          <text:p/>
        </draw:connector>
        <draw:custom-shape draw:style-name="gr44" draw:text-style-name="P85" xml:id="id22" draw:id="id22" svg:width="4.802cm" svg:height="1.5cm" svg:x="13.981cm" svg:y="24.158cm">
          <text:p text:style-name="P41"><text:span text:style-name="T20">Search_Quiescence()</text:span></text:p>
          <text:p text:style-name="P41"><text:span text:style-name="T20">recursion</text:span></text:p>
          <text:p text:style-name="P41"><text:span text:style-name="T20">- until capture line ends</text:span></text:p>
          <draw:enhanced-geometry svg:viewBox="0 0 21600 21600" draw:type="rectangle" draw:enhanced-path="M 0 0 L 21600 0 21600 21600 0 21600 0 0 Z N"/>
        </draw:custom-shape>
        <draw:custom-shape draw:style-name="gr45" draw:text-style-name="P86" xml:id="id21" draw:id="id21" svg:width="4.802cm" svg:height="0.701cm" svg:x="13.981cm" svg:y="22.959cm">
          <text:p text:style-name="P41"><text:span text:style-name="T20">captures / promotions</text:span></text:p>
          <draw:enhanced-geometry svg:viewBox="0 0 21600 21600" draw:type="rectangle" draw:enhanced-path="M 0 0 L 21600 0 21600 21600 0 21600 0 0 Z N"/>
        </draw:custom-shape>
        <draw:connector draw:style-name="gr46" draw:text-style-name="P87" svg:x1="16.381cm" svg:y1="23.659cm" svg:x2="16.381cm" svg:y2="24.158cm" draw:start-shape="id21" draw:start-glue-point="2" draw:end-shape="id22" draw:end-glue-point="0" svg:d="M16381 23659v499" svg:viewBox="0 0 2 501">
          <text:p/>
        </draw:connector>
        <draw:custom-shape draw:style-name="gr47" draw:text-style-name="P88" xml:id="id23" draw:id="id23" svg:width="4.802cm" svg:height="2.001cm" svg:x="13.981cm" svg:y="26.058cm">
          <text:p text:style-name="P41"><text:span text:style-name="T20">Eval_Static_Evaluation()</text:span></text:p>
          <text:p text:style-name="P41"><text:span text:style-name="T20">- material</text:span></text:p>
          <text:p text:style-name="P41"><text:span text:style-name="T20">- pawns</text:span></text:p>
          <text:p text:style-name="P41"><text:span text:style-name="T20">- middle /end game</text:span></text:p>
          <draw:enhanced-geometry svg:viewBox="0 0 21600 21600" draw:type="rectangle" draw:enhanced-path="M 0 0 L 21600 0 21600 21600 0 21600 0 0 Z N"/>
        </draw:custom-shape>
        <draw:connector draw:style-name="gr48" draw:text-style-name="P89" svg:x1="16.381cm" svg:y1="25.657cm" svg:x2="16.381cm" svg:y2="26.057cm" draw:start-shape="id22" draw:start-glue-point="2" draw:end-shape="id23" draw:end-glue-point="0" svg:d="M16381 25657v400" svg:viewBox="0 0 2 402">
          <text:p/>
        </draw:connector>
        <draw:connector draw:style-name="gr49" draw:text-style-name="P90" svg:x1="18.782cm" svg:y1="21.458cm" svg:x2="17.903cm" svg:y2="19.108cm" draw:start-shape="id20" draw:start-glue-point="1" draw:end-shape="id19" draw:end-glue-point="1" svg:d="M18782 21458h501v-2350h-1380" svg:viewBox="0 0 1381 2351">
          <text:p/>
        </draw:connector>
        <draw:connector draw:style-name="gr50" draw:text-style-name="P91" svg:x1="18.782cm" svg:y1="24.908cm" svg:x2="18.782cm" svg:y2="23.308cm" draw:start-shape="id22" draw:start-glue-point="1" draw:end-shape="id21" draw:end-glue-point="1" svg:d="M18782 24908h501v-1600h-501" svg:viewBox="0 0 503 1602">
          <text:p/>
        </draw:connector>
        <draw:connector draw:style-name="gr51" draw:text-style-name="P92" draw:line-skew="-0.59cm" svg:x1="16.381cm" svg:y1="22.458cm" svg:x2="13.981cm" svg:y2="24.908cm" draw:start-shape="id20" draw:start-glue-point="2" draw:end-shape="id22" draw:end-glue-point="3" svg:d="M16381 22458v259h-2901v2191h501" svg:viewBox="0 0 2903 2452">
          <text:p/>
        </draw:connector>
        <draw:connector draw:style-name="gr52" draw:text-style-name="P93" svg:x1="8.779cm" svg:y1="17.408cm" svg:x2="10.081cm" svg:y2="22.758cm" draw:start-shape="id18" draw:start-glue-point="3" draw:end-shape="id24" draw:end-glue-point="4" svg:d="M8779 17408h-501v3050h1803v2300" svg:viewBox="0 0 1804 5352">
          <text:p/>
        </draw:connector>
        <draw:connector draw:style-name="gr53" draw:text-style-name="P94" draw:line-skew="1.162cm" svg:x1="12.28cm" svg:y1="18.157cm" svg:x2="16.379cm" svg:y2="19.958cm" draw:start-shape="id18" draw:start-glue-point="2" draw:end-shape="id25" draw:end-glue-point="0" svg:d="M12280 18157v1801h4099" svg:viewBox="0 0 4101 1803">
          <text:p/>
        </draw:connector>
        <draw:connector draw:style-name="gr54" draw:text-style-name="P95" svg:x1="18.782cm" svg:y1="21.457cm" svg:x2="18.381cm" svg:y2="17.432cm" draw:start-shape="id20" draw:start-glue-point="1" draw:end-shape="id26" draw:end-glue-point="10" svg:d="M18782 21457h501v-4025h-902" svg:viewBox="0 0 903 4027">
          <text:p/>
        </draw:connector>
        <draw:connector draw:style-name="gr55" draw:text-style-name="P96" svg:x1="16.28cm" svg:y1="17.433cm" svg:x2="15.781cm" svg:y2="17.408cm" draw:start-shape="id26" draw:start-glue-point="6" draw:end-shape="id18" draw:end-glue-point="1" svg:d="M16280 17433h-251v-25h-248" svg:viewBox="0 0 501 26">
          <text:p/>
        </draw:connector>
        <draw:custom-shape draw:style-name="gr56" draw:text-style-name="P97" xml:id="id7" draw:id="id7" svg:width="2.601cm" svg:height="1.101cm" svg:x="13.781cm" svg:y="8.558cm">
          <text:p text:style-name="P43"><text:span text:style-name="T21">return</text:span></text:p>
          <text:p text:style-name="P43"><text:span text:style-name="T20">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98" xml:id="id26" draw:id="id26" svg:width="2.102cm" svg:height="1.601cm" svg:x="16.281cm" svg:y="16.632cm">
          <text:p text:style-name="P43"><text:span text:style-name="T21">return</text:span></text:p>
          <text:p text:style-name="P43"><text:span text:style-name="T20">best</text:span></text:p>
          <text:p text:style-name="P43"><text:span text:style-name="T20">mov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 draw:text-style-name="P99" xml:id="id4" draw:id="id4" svg:width="3.8cm" svg:height="1.101cm" svg:x="1.882cm" svg:y="8.158cm">
          <text:p text:style-name="P43"><text:span text:style-name="T21">return</text:span></text:p>
          <text:p text:style-name="P43"><text:span text:style-name="T20">STALEM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00" xml:id="id5" draw:id="id5" svg:width="2.601cm" svg:height="1.137cm" svg:x="7.181cm" svg:y="8.123cm">
          <text:p text:style-name="P43"><text:span text:style-name="T21">return</text:span></text:p>
          <text:p text:style-name="P43"><text:span text:style-name="T20">M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01" xml:id="id24" draw:id="id24" svg:width="2.601cm" svg:height="1.502cm" svg:x="8.781cm" svg:y="22.758cm">
          <text:p text:style-name="P43"><text:span text:style-name="T21">return</text:span></text:p>
          <text:p text:style-name="P43"><text:span text:style-name="T20">best</text:span></text:p>
          <text:p text:style-name="P43"><text:span text:style-name="T20">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02" xml:id="id10" draw:id="id10" svg:width="3.001cm" svg:height="1.802cm" svg:x="12.681cm" svg:y="13.058cm">
          <text:p text:style-name="P43"><text:span text:style-name="T21">return</text:span></text:p>
          <text:p text:style-name="P43"><text:span text:style-name="T20">random</text:span></text:p>
          <text:p text:style-name="P43"><text:span text:style-name="T20">book 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03" xml:id="id17" draw:id="id17" svg:width="2.601cm" svg:height="1.601cm" svg:x="8.982cm" svg:y="14.658cm">
          <text:p text:style-name="P43"><text:span text:style-name="T21">return</text:span></text:p>
          <text:p text:style-name="P43"><text:span text:style-name="T20">move</text:span></text:p>
          <text:p text:style-name="P43"><text:span text:style-name="T20">scor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text:anchor-type="page" text:anchor-page-number="4" draw:z-index="1" draw:style-name="gr1">
        <draw:frame draw:style-name="gr63" draw:text-style-name="P104" svg:width="8.728cm" svg:height="0.983cm" svg:x="6.103cm" svg:y="2.18cm">
          <draw:text-box>
            <text:p text:style-name="P39"><text:span text:style-name="T19">Simplified Control Flow Chart</text:span></text:p>
          </draw:text-box>
        </draw:frame>
        <draw:custom-shape draw:style-name="gr64" draw:text-style-name="P105" xml:id="id27" draw:id="id27" svg:width="3.5cm" svg:height="1.502cm" svg:x="7.05cm" svg:y="3.695cm">
          <text:p text:style-name="P41"><text:span text:style-name="T20">main()</text:span></text:p>
          <text:p text:style-name="P41"><text:span text:style-name="T20">- system setup</text:span></text:p>
          <draw:enhanced-geometry svg:viewBox="0 0 21600 21600" draw:type="rectangle" draw:enhanced-path="M 0 0 L 21600 0 21600 21600 0 21600 0 0 Z N"/>
        </draw:custom-shape>
        <draw:custom-shape draw:style-name="gr65" draw:text-style-name="P106" xml:id="id28" draw:id="id28" svg:width="3.5cm" svg:height="1.502cm" svg:x="7.05cm" svg:y="5.695cm">
          <text:p text:style-name="P41"><text:span text:style-name="T20">main()</text:span></text:p>
          <text:p text:style-name="P41"><text:span text:style-name="T20">- endless loop</text:span></text:p>
          <text:p text:style-name="P41"><text:span text:style-name="T20">- computer colour</text:span></text:p>
          <draw:enhanced-geometry svg:viewBox="0 0 21600 21600" draw:type="rectangle" draw:enhanced-path="M 0 0 L 21600 0 21600 21600 0 21600 0 0 Z N"/>
        </draw:custom-shape>
        <draw:connector draw:style-name="gr66" draw:text-style-name="P107" svg:x1="8.8cm" svg:y1="5.196cm" svg:x2="8.8cm" svg:y2="5.696cm" draw:start-shape="id27" draw:start-glue-point="2" draw:end-shape="id28" draw:end-glue-point="0" svg:d="M8800 5196v500" svg:viewBox="0 0 2 501">
          <text:p/>
        </draw:connector>
        <draw:custom-shape draw:style-name="gr67" draw:text-style-name="P108" xml:id="id29" draw:id="id29" svg:width="3.5cm" svg:height="1.502cm" svg:x="7.05cm" svg:y="7.696cm">
          <text:p text:style-name="P41"><text:span text:style-name="T20">Play_Handling()</text:span></text:p>
          <text:p text:style-name="P41"><text:span text:style-name="T20">- move handling</text:span></text:p>
          <draw:enhanced-geometry svg:viewBox="0 0 21600 21600" draw:type="rectangle" draw:enhanced-path="M 0 0 L 21600 0 21600 21600 0 21600 0 0 Z N"/>
        </draw:custom-shape>
        <draw:connector draw:style-name="gr68" draw:text-style-name="P109" svg:x1="8.8cm" svg:y1="7.197cm" svg:x2="8.8cm" svg:y2="7.696cm" svg:d="M8800 7197v499" svg:viewBox="0 0 2 501">
          <text:p/>
        </draw:connector>
        <draw:connector draw:style-name="gr69" draw:text-style-name="P110" draw:line-skew="-3.439cm" svg:x1="7.05cm" svg:y1="8.446cm" svg:x2="7.05cm" svg:y2="6.445cm" draw:start-shape="id29" draw:start-glue-point="3" draw:end-shape="id28" draw:end-glue-point="3" svg:d="M7050 8446h-3963v-2001h3963" svg:viewBox="0 0 3965 2002">
          <text:p/>
        </draw:connector>
        <draw:frame draw:style-name="gr70" draw:text-style-name="P111" svg:width="2.578cm" svg:height="0.74cm" svg:x="2.778cm" svg:y="7.8cm">
          <draw:text-box>
            <text:p text:style-name="P39"><text:span text:style-name="T20"><text:s/></text:span><text:span text:style-name="T20">new game</text:span></text:p>
          </draw:text-box>
        </draw:frame>
        <draw:custom-shape draw:style-name="gr71" draw:text-style-name="P112" svg:width="3.5cm" svg:height="1.5cm" svg:x="7.05cm" svg:y="9.696cm">
          <text:p text:style-name="P41"><text:span text:style-name="T20">Play_Handling()</text:span></text:p>
          <text:p text:style-name="P41"><text:span text:style-name="T20">- white move</text:span></text:p>
          <draw:enhanced-geometry svg:viewBox="0 0 21600 21600" draw:type="rectangle" draw:enhanced-path="M 0 0 L 21600 0 21600 21600 0 21600 0 0 Z N"/>
        </draw:custom-shape>
        <draw:connector draw:style-name="gr72" draw:text-style-name="P113" svg:x1="8.8cm" svg:y1="9.197cm" svg:x2="8.8cm" svg:y2="9.696cm" svg:d="M8800 9197v499" svg:viewBox="0 0 2 501">
          <text:p/>
        </draw:connector>
        <draw:custom-shape draw:style-name="gr73" draw:text-style-name="P114" xml:id="id30" draw:id="id30" svg:width="3.5cm" svg:height="3.001cm" svg:x="7.05cm" svg:y="11.696cm">
          <text:p text:style-name="P43"><text:span text:style-name="T20">comp has</text:span></text:p>
          <text:p text:style-name="P43"><text:span text:style-name="T20">whit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4" draw:text-style-name="P115" svg:x1="8.8cm" svg:y1="11.195cm" svg:x2="8.8cm" svg:y2="11.696cm" svg:d="M8800 11195v501" svg:viewBox="0 0 2 503">
          <text:p/>
        </draw:connector>
        <draw:custom-shape draw:style-name="gr75" draw:text-style-name="P116" xml:id="id31" draw:id="id31" svg:width="5.102cm" svg:height="1.5cm" svg:x="2.15cm" svg:y="14.097cm">
          <text:p text:style-name="P41"><text:span text:style-name="T20">Play_Get_Player_Move()</text:span></text:p>
          <text:p text:style-name="P41"><text:span text:style-name="T20">- move input</text:span></text:p>
          <text:p text:style-name="P41"><text:span text:style-name="T20">- menu access</text:span></text:p>
          <draw:enhanced-geometry svg:viewBox="0 0 21600 21600" draw:type="rectangle" draw:enhanced-path="M 0 0 L 21600 0 21600 21600 0 21600 0 0 Z N"/>
        </draw:custom-shape>
        <draw:connector draw:style-name="gr76" draw:text-style-name="P117" svg:x1="7.05cm" svg:y1="13.197cm" svg:x2="4.701cm" svg:y2="14.097cm" draw:start-shape="id30" draw:start-glue-point="5" draw:end-shape="id31" draw:end-glue-point="0" svg:d="M7050 13197h-2349v900" svg:viewBox="0 0 2351 901">
          <text:p/>
        </draw:connector>
        <draw:frame draw:style-name="gr77" draw:text-style-name="P118" svg:width="0.978cm" svg:height="0.74cm" svg:x="6.309cm" svg:y="12.531cm">
          <draw:text-box>
            <text:p text:style-name="P39"><text:span text:style-name="T20">no</text:span></text:p>
          </draw:text-box>
        </draw:frame>
        <draw:custom-shape draw:style-name="gr78" draw:text-style-name="P119" xml:id="id32" draw:id="id32" svg:width="8.201cm" svg:height="2.999cm" svg:x="10.35cm" svg:y="14.097cm">
          <text:p text:style-name="P41"><text:span text:style-name="T20">Search_Get_Best_Move()</text:span></text:p>
          <text:p text:style-name="P41"><text:span text:style-name="T20">- make move list</text:span></text:p>
          <text:p text:style-name="P41"><text:span text:style-name="T20">- check opening book</text:span></text:p>
          <text:p text:style-name="P41"><text:span text:style-name="T20">- move sorting: Search_Negalight()</text:span></text:p>
          <text:p text:style-name="P41"><text:span text:style-name="T20">- iterative deepening: Search_Negascout()</text:span></text:p>
          <text:p text:style-name="P41"><text:span text:style-name="T20">- move calculated</text:span></text:p>
          <draw:enhanced-geometry svg:viewBox="0 0 21600 21600" draw:type="rectangle" draw:enhanced-path="M 0 0 L 21600 0 21600 21600 0 21600 0 0 Z N"/>
        </draw:custom-shape>
        <draw:connector draw:style-name="gr79" draw:text-style-name="P120" svg:x1="10.55cm" svg:y1="13.197cm" svg:x2="14.45cm" svg:y2="14.097cm" draw:start-shape="id30" draw:start-glue-point="7" draw:end-shape="id32" draw:end-glue-point="0" svg:d="M10550 13197h3900v900" svg:viewBox="0 0 3902 901">
          <text:p/>
        </draw:connector>
        <draw:custom-shape draw:style-name="gr80" draw:text-style-name="P121" xml:id="id33" draw:id="id33" svg:width="3.5cm" svg:height="1.5cm" svg:x="7.05cm" svg:y="17.496cm">
          <text:p text:style-name="P41"><text:span text:style-name="T20">Play_Handling()</text:span></text:p>
          <text:p text:style-name="P41"><text:span text:style-name="T20">- black move</text:span></text:p>
          <draw:enhanced-geometry svg:viewBox="0 0 21600 21600" draw:type="rectangle" draw:enhanced-path="M 0 0 L 21600 0 21600 21600 0 21600 0 0 Z N"/>
        </draw:custom-shape>
        <draw:connector draw:style-name="gr81" draw:text-style-name="P122" svg:x1="4.701cm" svg:y1="15.596cm" svg:x2="7.05cm" svg:y2="18.246cm" draw:start-shape="id31" draw:start-glue-point="2" draw:end-shape="id33" draw:end-glue-point="3" svg:d="M4701 15596v2650h2349" svg:viewBox="0 0 2351 2651">
          <text:p/>
        </draw:connector>
        <draw:connector draw:style-name="gr82" draw:text-style-name="P123" svg:x1="14.45cm" svg:y1="17.095cm" svg:x2="10.55cm" svg:y2="18.245cm" draw:start-shape="id32" draw:start-glue-point="2" draw:end-shape="id33" draw:end-glue-point="1" svg:d="M14450 17095v1150h-3900" svg:viewBox="0 0 3902 1152">
          <text:p/>
        </draw:connector>
        <draw:frame draw:style-name="gr83" draw:text-style-name="P124" svg:width="1.165cm" svg:height="0.74cm" svg:x="10.409cm" svg:y="12.532cm">
          <draw:text-box>
            <text:p text:style-name="P39"><text:span text:style-name="T20">yes</text:span></text:p>
          </draw:text-box>
        </draw:frame>
        <draw:custom-shape draw:style-name="gr84" draw:text-style-name="P125" xml:id="id34" draw:id="id34" svg:width="3.5cm" svg:height="3.001cm" svg:x="7.05cm" svg:y="19.496cm">
          <text:p text:style-name="P43"><text:span text:style-name="T20">comp has</text:span></text:p>
          <text:p text:style-name="P43"><text:span text:style-name="T20">black?</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5" draw:text-style-name="P126" xml:id="id35" draw:id="id35" svg:width="5.102cm" svg:height="1.5cm" svg:x="2.15cm" svg:y="21.897cm">
          <text:p text:style-name="P41"><text:span text:style-name="T20">Play_Get_Player_Move()</text:span></text:p>
          <text:p text:style-name="P41"><text:span text:style-name="T20">- move input</text:span></text:p>
          <text:p text:style-name="P41"><text:span text:style-name="T20">- menu access</text:span></text:p>
          <draw:enhanced-geometry svg:viewBox="0 0 21600 21600" draw:type="rectangle" draw:enhanced-path="M 0 0 L 21600 0 21600 21600 0 21600 0 0 Z N"/>
        </draw:custom-shape>
        <draw:connector draw:style-name="gr86" draw:text-style-name="P127" svg:x1="7.05cm" svg:y1="20.997cm" svg:x2="4.701cm" svg:y2="21.897cm" draw:start-shape="id34" draw:start-glue-point="5" draw:end-shape="id35" draw:end-glue-point="0" svg:d="M7050 20997h-2349v900" svg:viewBox="0 0 2351 901">
          <text:p/>
        </draw:connector>
        <draw:frame draw:style-name="gr87" draw:text-style-name="P128" svg:width="0.978cm" svg:height="0.74cm" svg:x="6.309cm" svg:y="20.33cm">
          <draw:text-box>
            <text:p text:style-name="P39"><text:span text:style-name="T20">no</text:span></text:p>
          </draw:text-box>
        </draw:frame>
        <draw:custom-shape draw:style-name="gr88" draw:text-style-name="P129" xml:id="id36" draw:id="id36" svg:width="8.201cm" svg:height="2.999cm" svg:x="10.35cm" svg:y="21.897cm">
          <text:p text:style-name="P41"><text:span text:style-name="T20">Search_Get_Best_Move()</text:span></text:p>
          <text:p text:style-name="P41"><text:span text:style-name="T20">- make move list</text:span></text:p>
          <text:p text:style-name="P41"><text:span text:style-name="T20">- check opening book</text:span></text:p>
          <text:p text:style-name="P41"><text:span text:style-name="T20">- move sorting: Search_Negalight()</text:span></text:p>
          <text:p text:style-name="P41"><text:span text:style-name="T20">- iterative deepening: Search_Negascout()</text:span></text:p>
          <text:p text:style-name="P41"><text:span text:style-name="T20">- move calculated</text:span></text:p>
          <draw:enhanced-geometry svg:viewBox="0 0 21600 21600" draw:type="rectangle" draw:enhanced-path="M 0 0 L 21600 0 21600 21600 0 21600 0 0 Z N"/>
        </draw:custom-shape>
        <draw:connector draw:style-name="gr89" draw:text-style-name="P130" svg:x1="10.55cm" svg:y1="20.997cm" svg:x2="14.45cm" svg:y2="21.897cm" draw:start-shape="id34" draw:start-glue-point="7" draw:end-shape="id36" draw:end-glue-point="0" svg:d="M10550 20997h3900v900" svg:viewBox="0 0 3902 901">
          <text:p/>
        </draw:connector>
        <draw:frame draw:style-name="gr90" draw:text-style-name="P131" svg:width="1.165cm" svg:height="0.74cm" svg:x="10.409cm" svg:y="20.332cm">
          <draw:text-box>
            <text:p text:style-name="P39"><text:span text:style-name="T20">yes</text:span></text:p>
          </draw:text-box>
        </draw:frame>
        <draw:connector draw:style-name="gr91" draw:text-style-name="P132" svg:x1="8.8cm" svg:y1="18.995cm" svg:x2="8.8cm" svg:y2="19.496cm" svg:d="M8800 18995v501" svg:viewBox="0 0 2 503">
          <text:p/>
        </draw:connector>
        <draw:custom-shape draw:style-name="gr92" draw:text-style-name="P133" xml:id="id37" draw:id="id37" svg:width="3.5cm" svg:height="1.5cm" svg:x="7.05cm" svg:y="25.497cm">
          <text:p text:style-name="P41"><text:span text:style-name="T20">Play_Handling()</text:span></text:p>
          <text:p text:style-name="P41"><text:span text:style-name="T20">- next move</text:span></text:p>
          <draw:enhanced-geometry svg:viewBox="0 0 21600 21600" draw:type="rectangle" draw:enhanced-path="M 0 0 L 21600 0 21600 21600 0 21600 0 0 Z N"/>
        </draw:custom-shape>
        <draw:connector draw:style-name="gr93" draw:text-style-name="P134" svg:x1="4.701cm" svg:y1="23.396cm" svg:x2="7.05cm" svg:y2="26.247cm" draw:start-shape="id35" draw:start-glue-point="2" draw:end-shape="id37" draw:end-glue-point="3" svg:d="M4701 23396v2851h2349" svg:viewBox="0 0 2351 2852">
          <text:p/>
        </draw:connector>
        <draw:connector draw:style-name="gr94" draw:text-style-name="P135" svg:x1="14.45cm" svg:y1="24.895cm" svg:x2="10.55cm" svg:y2="26.246cm" draw:start-shape="id36" draw:start-glue-point="2" draw:end-shape="id37" draw:end-glue-point="1" svg:d="M14450 24895v1351h-3900" svg:viewBox="0 0 3902 1353">
          <text:p/>
        </draw:connector>
        <draw:connector draw:style-name="gr95" draw:text-style-name="P136" draw:line-skew="0cm 7.775cm" svg:x1="8.8cm" svg:y1="26.995cm" svg:x2="10.55cm" svg:y2="8.445cm" draw:start-shape="id37" draw:start-glue-point="2" draw:end-shape="id29" draw:end-glue-point="1" svg:d="M8800 26995v524h10049v-19074h-8299" svg:viewBox="0 0 10051 19076">
          <text:p/>
        </draw:connector>
      </draw:g>
      <text:p text:style-name="P7">Basic flow charts for <text:span text:style-name="T5">the CT800</text:span></text:p>
      <text:p text:style-name="P1"/>
      <text:p text:style-name="P1"/>
      <text:p text:style-name="P1"/>
      <text:p text:style-name="P1">The following pages contain some basic control flow charts in a simplified version, <text:span text:style-name="T2">just for getting some orientation:</text:span></text:p>
      <text:p text:style-name="P1"/>
      <text:p text:style-name="P1">- <text:span text:style-name="T6">What each source text file contains</text:span></text:p>
      <text:p text:style-name="P1">- How the overall control flow works</text:p>
      <text:p text:style-name="P1">- How a response move is calculated <text:span text:style-name="T3">(main flow in bold lines)</text:span></text:p>
      <text:p text:style-name="P1"/>
      <text:p text:style-name="P1">Time keeping, hash tables, menu logic <text:span text:style-name="T1">and HMI </text:span>are not shown in this overview. <text:span text:style-name="T4">The menu logic is simple enough anyway because the tree structure of the menu is directly reflected in the call tree of the menu logic.</text:span></text:p>
      <text:p text:style-name="P1"/>
      <text:p text:style-name="P1"/>
      <text:p text:style-name="P6">Note that this software is single-threaded; the only thing in parallel is the timer interrupt on the target platform, which also handles the keypad input. Usually, this does not interfere with the regular control flow, with one notable exception:</text:p>
      <text:p text:style-name="P6"/>
      <text:p text:style-name="P6">If the computer is calculating and the "GO!"-key is pressed, the keypad evaluation routine will set up the "time is up" flag for the ongoing computation, simulating a time over condition.</text:p>
      <text:p text:style-name="P1"/>
      <text:p text:style-name="P1"/>
      <text:p text:style-name="P1"/>
      <text:p text:style-name="P1"/>
      <text:p text:style-name="P2">Rasmus Althoff, <text:span text:style-name="T18">December</text:span> 201<text:span text:style-name="T18">8</text:span></text:p>
      <text:p text:style-name="P2"/>
      <text:p text:style-name="P2"/>
      <text:p text:style-name="P33">Overall Software Architecture</text:p>
      <text:p text:style-name="P8"/>
      <text:p text:style-name="P3"/>
      <table:table table:name="Tabelle1" table:style-name="Tabelle1">
        <table:table-column table:style-name="Tabelle1.A"/>
        <table:table-column table:style-name="Tabelle1.B"/>
        <table:table-column table:style-name="Tabelle1.C"/>
        <table:table-row>
          <table:table-cell table:style-name="Tabelle1.A1" table:number-columns-spanned="3" office:value-type="string">
            <text:p text:style-name="P24">Chess Application Layer</text:p>
          </table:table-cell>
          <table:covered-table-cell/>
          <table:covered-table-cell/>
        </table:table-row>
        <table:table-row>
          <table:table-cell table:style-name="Tabelle1.A2" office:value-type="string">
            <text:p text:style-name="P14"><text:s/>module</text:p>
          </table:table-cell>
          <table:table-cell table:style-name="Tabelle1.A2" office:value-type="string">
            <text:p text:style-name="P12"><text:s/><text:span text:style-name="T17">func. prefix</text:span></text:p>
          </table:table-cell>
          <table:table-cell table:style-name="Tabelle1.C2" office:value-type="string">
            <text:p text:style-name="P14"><text:s/>purpose</text:p>
          </table:table-cell>
        </table:table-row>
        <table:table-row>
          <table:table-cell table:style-name="Tabelle1.A9" office:value-type="string">
            <text:p text:style-name="P17"><text:s/><text:span text:style-name="T9">play</text:span></text:p>
          </table:table-cell>
          <table:table-cell table:style-name="Tabelle1.B3" office:value-type="string">
            <text:p text:style-name="P17"><text:s/><text:span text:style-name="T9">Play_</text:span></text:p>
          </table:table-cell>
          <table:table-cell table:style-name="Tabelle1.C3" office:value-type="string">
            <text:p text:style-name="P37"><text:s/>main(), overall game handling, move entering, menu</text:p>
            <text:p text:style-name="P37"><text:s/>access</text:p>
          </table:table-cell>
        </table:table-row>
        <table:table-row>
          <table:table-cell table:style-name="Tabelle1.A9" office:value-type="string">
            <text:p text:style-name="P17"><text:s/><text:span text:style-name="T9">search</text:span></text:p>
          </table:table-cell>
          <table:table-cell table:style-name="Tabelle1.B4" office:value-type="string">
            <text:p text:style-name="P17"><text:s/><text:span text:style-name="T9">Search_</text:span></text:p>
          </table:table-cell>
          <table:table-cell table:style-name="Tabelle1.C4" office:value-type="string">
            <text:p text:style-name="P9"><text:s/>search tree including quiescence</text:p>
          </table:table-cell>
        </table:table-row>
        <table:table-row>
          <table:table-cell table:style-name="Tabelle1.A9" office:value-type="string">
            <text:p text:style-name="P17"><text:s/><text:span text:style-name="T9">move_gen</text:span></text:p>
          </table:table-cell>
          <table:table-cell table:style-name="Tabelle1.B5" office:value-type="string">
            <text:p text:style-name="P17"><text:s/><text:span text:style-name="T9">Mvgen_</text:span></text:p>
          </table:table-cell>
          <table:table-cell table:style-name="Tabelle1.C5" office:value-type="string">
            <text:p text:style-name="P9"><text:s/>move generator, in-check info</text:p>
          </table:table-cell>
        </table:table-row>
        <table:table-row>
          <table:table-cell table:style-name="Tabelle1.A9" office:value-type="string">
            <text:p text:style-name="P17"><text:s/><text:span text:style-name="T9">eval</text:span></text:p>
          </table:table-cell>
          <table:table-cell table:style-name="Tabelle1.B6" office:value-type="string">
            <text:p text:style-name="P17"><text:s/><text:span text:style-name="T9">Eval_</text:span></text:p>
          </table:table-cell>
          <table:table-cell table:style-name="Tabelle1.C6" office:value-type="string">
            <text:p text:style-name="P17"><text:s/>static position evaluation</text:p>
          </table:table-cell>
        </table:table-row>
        <table:table-row>
          <table:table-cell table:style-name="Tabelle1.A9" office:value-type="string">
            <text:p text:style-name="P17"><text:s/><text:span text:style-name="T9">book</text:span></text:p>
          </table:table-cell>
          <table:table-cell table:style-name="Tabelle1.B7" office:value-type="string">
            <text:p text:style-name="P17"><text:s/><text:span text:style-name="T9">Book_</text:span></text:p>
          </table:table-cell>
          <table:table-cell table:style-name="Tabelle1.C7" office:value-type="string">
            <text:p text:style-name="P17"><text:s/>opening book</text:p>
          </table:table-cell>
        </table:table-row>
        <table:table-row>
          <table:table-cell table:style-name="Tabelle1.A9" office:value-type="string">
            <text:p text:style-name="P17"><text:s/><text:span text:style-name="T9">hashtables</text:span></text:p>
          </table:table-cell>
          <table:table-cell table:style-name="Tabelle1.B8" office:value-type="string">
            <text:p text:style-name="P17"><text:s/><text:span text:style-name="T9">Hash_</text:span></text:p>
          </table:table-cell>
          <table:table-cell table:style-name="Tabelle1.C8" office:value-type="string">
            <text:p text:style-name="P17"><text:s/>hashtable handling</text:p>
          </table:table-cell>
        </table:table-row>
        <table:table-row>
          <table:table-cell table:style-name="Tabelle1.A9" office:value-type="string">
            <text:p text:style-name="P17"><text:s/><text:span text:style-name="T9">kpk</text:span></text:p>
          </table:table-cell>
          <table:table-cell table:style-name="Tabelle1.B9" office:value-type="string">
            <text:p text:style-name="P17"><text:s/><text:span text:style-name="T9">Kpk_</text:span></text:p>
          </table:table-cell>
          <table:table-cell table:style-name="Tabelle1.C9" office:value-type="string">
            <text:p text:style-name="P17"><text:s/>king+pawn vs. king endgame table</text:p>
          </table:table-cell>
        </table:table-row>
        <table:table-row>
          <table:table-cell table:style-name="Tabelle1.A10" office:value-type="string">
            <text:p text:style-name="P17"><text:s/><text:span text:style-name="T9">timekeeping</text:span></text:p>
          </table:table-cell>
          <table:table-cell table:style-name="Tabelle1.B10" office:value-type="string">
            <text:p text:style-name="P17"><text:s/><text:span text:style-name="T9">Time_</text:span></text:p>
          </table:table-cell>
          <table:table-cell table:style-name="Tabelle1.C10" office:value-type="string">
            <text:p text:style-name="P9"><text:s/>time controls implementation</text:p>
          </table:table-cell>
        </table:table-row>
      </table:table>
      <text:p text:style-name="P3"/>
      <text:p text:style-name="P3"/>
      <text:p text:style-name="P3"/>
      <text:p text:style-name="P3"/>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25">HMI Layer (Human-Machine Interface)</text:p>
          </table:table-cell>
          <table:covered-table-cell/>
          <table:covered-table-cell/>
        </table:table-row>
        <table:table-row>
          <table:table-cell table:style-name="Tabelle2.A2" office:value-type="string">
            <text:p text:style-name="P15"><text:s/>module</text:p>
          </table:table-cell>
          <table:table-cell table:style-name="Tabelle2.A2" office:value-type="string">
            <text:p text:style-name="P13"><text:s/><text:span text:style-name="T17">func. prefix</text:span></text:p>
          </table:table-cell>
          <table:table-cell table:style-name="Tabelle2.C2" office:value-type="string">
            <text:p text:style-name="P15"><text:s/>purpose</text:p>
          </table:table-cell>
        </table:table-row>
        <table:table-row>
          <table:table-cell table:style-name="Tabelle2.A4" office:value-type="string">
            <text:p text:style-name="P18"><text:s/><text:span text:style-name="T14">hmi</text:span></text:p>
          </table:table-cell>
          <table:table-cell table:style-name="Tabelle2.B3" office:value-type="string">
            <text:p text:style-name="P18"><text:s/><text:span text:style-name="T14">Hmi_</text:span></text:p>
          </table:table-cell>
          <table:table-cell table:style-name="Tabelle2.C3" office:value-type="string">
            <text:p text:style-name="P38"><text:span text:style-name="T16"><text:s/></text:span><text:span text:style-name="T15">dialogue system, game screen display, notation and</text:span></text:p>
            <text:p text:style-name="P38"><text:span text:style-name="T15"><text:s/>position viewer</text:span></text:p>
          </table:table-cell>
        </table:table-row>
        <table:table-row>
          <table:table-cell table:style-name="Tabelle2.A4" office:value-type="string">
            <text:p text:style-name="P18"><text:s/><text:span text:style-name="T14">menu</text:span></text:p>
          </table:table-cell>
          <table:table-cell table:style-name="Tabelle2.B4" office:value-type="string">
            <text:p text:style-name="P18"><text:s/><text:span text:style-name="T14">Menu_</text:span></text:p>
          </table:table-cell>
          <table:table-cell table:style-name="Tabelle2.C4" office:value-type="string">
            <text:p text:style-name="P10"><text:s/><text:span text:style-name="T14">menu system</text:span></text:p>
          </table:table-cell>
        </table:table-row>
        <table:table-row>
          <table:table-cell table:style-name="Tabelle2.A5" office:value-type="string">
            <text:p text:style-name="P18"><text:s/><text:span text:style-name="T14">posedit</text:span></text:p>
          </table:table-cell>
          <table:table-cell table:style-name="Tabelle2.B5" office:value-type="string">
            <text:p text:style-name="P18"><text:s/><text:span text:style-name="T14">Pos_</text:span></text:p>
          </table:table-cell>
          <table:table-cell table:style-name="Tabelle2.C5" office:value-type="string">
            <text:p text:style-name="P10"><text:s/><text:span text:style-name="T14">position editor</text:span></text:p>
          </table:table-cell>
        </table:table-row>
      </table:table>
      <text:p text:style-name="P4"/>
      <text:p text:style-name="P4"/>
      <text:p text:style-name="P4"/>
      <text:p text:style-name="P5"/>
      <table:table table:name="Tabelle3" table:style-name="Tabelle3">
        <table:table-column table:style-name="Tabelle3.A"/>
        <table:table-column table:style-name="Tabelle3.B"/>
        <table:table-column table:style-name="Tabelle3.C"/>
        <table:table-row>
          <table:table-cell table:style-name="Tabelle3.A1" table:number-columns-spanned="3" office:value-type="string">
            <text:p text:style-name="P26">Library Layer</text:p>
          </table:table-cell>
          <table:covered-table-cell/>
          <table:covered-table-cell/>
        </table:table-row>
        <table:table-row>
          <table:table-cell table:style-name="Tabelle3.A2" office:value-type="string">
            <text:p text:style-name="P16"><text:s/>module</text:p>
          </table:table-cell>
          <table:table-cell table:style-name="Tabelle3.A2" office:value-type="string">
            <text:p text:style-name="P13"><text:s/><text:span text:style-name="T17">func. prefix</text:span></text:p>
          </table:table-cell>
          <table:table-cell table:style-name="Tabelle3.C2" office:value-type="string">
            <text:p text:style-name="P16"><text:s/>purpose</text:p>
          </table:table-cell>
        </table:table-row>
        <table:table-row>
          <table:table-cell table:style-name="Tabelle3.A4" office:value-type="string">
            <text:p text:style-name="P19"><text:s/><text:span text:style-name="T17">util</text:span></text:p>
          </table:table-cell>
          <table:table-cell table:style-name="Tabelle3.B3" office:value-type="string">
            <text:p text:style-name="P19"><text:s/><text:span text:style-name="T17">Util_</text:span></text:p>
          </table:table-cell>
          <table:table-cell table:style-name="Tabelle3.C3" office:value-type="string">
            <text:p text:style-name="P22"><text:span text:style-name="T11"><text:s/></text:span><text:span text:style-name="T10">various library utility functions</text:span></text:p>
          </table:table-cell>
        </table:table-row>
        <table:table-row>
          <table:table-cell table:style-name="Tabelle3.A4" office:value-type="string">
            <text:p text:style-name="P19"><text:s/><text:span text:style-name="T17">ctdefs</text:span></text:p>
          </table:table-cell>
          <table:table-cell table:style-name="Tabelle3.B4" office:value-type="string">
            <text:p text:style-name="P20">-</text:p>
          </table:table-cell>
          <table:table-cell table:style-name="Tabelle3.C4" office:value-type="string">
            <text:p text:style-name="P11"><text:span text:style-name="T11"><text:s/></text:span><text:span text:style-name="T10">project-wide definitions of constants and data types</text:span></text:p>
          </table:table-cell>
        </table:table-row>
        <table:table-row>
          <table:table-cell table:style-name="Tabelle3.A5" office:value-type="string">
            <text:p text:style-name="P19"><text:s/><text:span text:style-name="T17">confdefs</text:span></text:p>
          </table:table-cell>
          <table:table-cell table:style-name="Tabelle3.B5" office:value-type="string">
            <text:p text:style-name="P20">-</text:p>
          </table:table-cell>
          <table:table-cell table:style-name="Tabelle3.C5" office:value-type="string">
            <text:p text:style-name="P11"><text:span text:style-name="T11"><text:s/></text:span><text:span text:style-name="T10">definition of the configuration options and macros</text:span></text:p>
          </table:table-cell>
        </table:table-row>
      </table:table>
      <text:p text:style-name="P5"/>
      <text:p text:style-name="P5"/>
      <table:table table:name="Tabelle4" table:style-name="Tabelle4">
        <table:table-column table:style-name="Tabelle4.A"/>
        <table:table-column table:style-name="Tabelle4.B"/>
        <table:table-column table:style-name="Tabelle4.C"/>
        <table:table-row>
          <table:table-cell table:style-name="Tabelle4.A1" table:number-columns-spanned="3" office:value-type="string">
            <text:p text:style-name="P26">Driver Layer</text:p>
          </table:table-cell>
          <table:covered-table-cell/>
          <table:covered-table-cell/>
        </table:table-row>
        <table:table-row>
          <table:table-cell table:style-name="Tabelle4.A2" office:value-type="string">
            <text:p text:style-name="P16"><text:s/>module</text:p>
          </table:table-cell>
          <table:table-cell table:style-name="Tabelle4.A2" office:value-type="string">
            <text:p text:style-name="P13"><text:s/><text:span text:style-name="T17">func. prefix</text:span></text:p>
          </table:table-cell>
          <table:table-cell table:style-name="Tabelle4.C2" office:value-type="string">
            <text:p text:style-name="P16"><text:s/>purpose</text:p>
          </table:table-cell>
        </table:table-row>
        <table:table-row>
          <table:table-cell table:style-name="Tabelle4.A7" office:value-type="string">
            <text:p text:style-name="P22"><text:span text:style-name="T11"><text:s/></text:span><text:span text:style-name="T10">boot_stm32f405</text:span></text:p>
          </table:table-cell>
          <table:table-cell table:style-name="Tabelle4.B3" office:value-type="string">
            <text:p text:style-name="P20">-</text:p>
          </table:table-cell>
          <table:table-cell table:style-name="Tabelle4.C3" office:value-type="string">
            <text:p text:style-name="P22"><text:span text:style-name="T11"><text:s/></text:span><text:span text:style-name="T10">startup code, interrupt tables, RAM-test</text:span><text:tab/> <text:s text:c="4"/><text:span text:style-name="T10">(ARM only)</text:span></text:p>
          </table:table-cell>
        </table:table-row>
        <table:table-row>
          <table:table-cell table:style-name="Tabelle4.A7" office:value-type="string">
            <text:p text:style-name="P22"><text:span text:style-name="T11"><text:s/></text:span><text:span text:style-name="T10">hardware_arm</text:span></text:p>
          </table:table-cell>
          <table:table-cell table:style-name="Tabelle4.B7" office:value-type="string">
            <text:p text:style-name="P21"><text:s/><text:span text:style-name="T17">Hw_</text:span></text:p>
          </table:table-cell>
          <table:table-cell table:style-name="Tabelle4.C7" office:value-type="string">
            <text:p text:style-name="P11"><text:span text:style-name="T11"><text:s/></text:span><text:span text:style-name="T10">high level hardware interface</text:span><text:tab/><text:tab/> <text:s text:c="4"/><text:span text:style-name="T10">(ARM only)</text:span></text:p>
          </table:table-cell>
        </table:table-row>
        <table:table-row>
          <table:table-cell table:style-name="Tabelle4.A7" office:value-type="string">
            <text:p text:style-name="P35"><text:span text:style-name="T10"><text:s/>hardware_arm</text:span></text:p>
            <text:p text:style-name="P35"><text:span text:style-name="T12"><text:s/>_disp</text:span></text:p>
          </table:table-cell>
          <table:table-cell table:style-name="Tabelle4.B7" office:value-type="string">
            <text:p text:style-name="P36"><text:s/>Hw_Disp_</text:p>
          </table:table-cell>
          <table:table-cell table:style-name="Tabelle4.C7" office:value-type="string">
            <text:p text:style-name="P31"><text:s/>display driver<text:tab/><text:tab/><text:tab/><text:tab/> <text:s text:c="4"/><text:span text:style-name="T10">(ARM only)</text:span></text:p>
          </table:table-cell>
        </table:table-row>
        <table:table-row>
          <table:table-cell table:style-name="Tabelle4.A7" office:value-type="string">
            <text:p text:style-name="P35"><text:span text:style-name="T10"><text:s/>hardware_arm</text:span></text:p>
            <text:p text:style-name="P35"><text:span text:style-name="T12"><text:s/>_keybd</text:span></text:p>
          </table:table-cell>
          <table:table-cell table:style-name="Tabelle4.B7" office:value-type="string">
            <text:p text:style-name="P36"><text:s/>Hw_Keybd_</text:p>
          </table:table-cell>
          <table:table-cell table:style-name="Tabelle4.C7" office:value-type="string">
            <text:p text:style-name="P31"><text:s/>keypad driver<text:tab/><text:tab/><text:tab/><text:tab/> <text:s text:c="4"/><text:span text:style-name="T10">(ARM only)</text:span></text:p>
          </table:table-cell>
        </table:table-row>
        <table:table-row>
          <table:table-cell table:style-name="Tabelle4.A7" office:value-type="string">
            <text:p text:style-name="P35"><text:span text:style-name="T10"><text:s/>hardware_arm</text:span></text:p>
            <text:p text:style-name="P35"><text:span text:style-name="T12"><text:s/>_signal</text:span></text:p>
          </table:table-cell>
          <table:table-cell table:style-name="Tabelle4.B7" office:value-type="string">
            <text:p text:style-name="P36"><text:s/>Hw_Sig_</text:p>
          </table:table-cell>
          <table:table-cell table:style-name="Tabelle4.C7" office:value-type="string">
            <text:p text:style-name="P31"><text:s/>LED and beeper driver<text:tab/><text:tab/><text:tab/> <text:s text:c="4"/><text:span text:style-name="T10">(ARM only)</text:span></text:p>
          </table:table-cell>
        </table:table-row>
        <table:table-row>
          <table:table-cell table:style-name="Tabelle4.A8" office:value-type="string">
            <text:p text:style-name="P22"><text:span text:style-name="T11"><text:s/></text:span><text:span text:style-name="T10">arm_driver</text:span></text:p>
          </table:table-cell>
          <table:table-cell table:style-name="Tabelle4.B8" office:value-type="string">
            <text:p text:style-name="P21"><text:s/><text:span text:style-name="T17">Drv_</text:span></text:p>
          </table:table-cell>
          <table:table-cell table:style-name="Tabelle4.C8" office:value-type="string">
            <text:p text:style-name="P11"><text:span text:style-name="T11"><text:s/></text:span><text:span text:style-name="T10">low level </text:span><text:span text:style-name="T13">CPU </text:span><text:span text:style-name="T10">hardware interface<text:tab/> <text:s text:c="4"/>(ARM only)</text:span></text:p>
          </table:table-cell>
        </table:table-row>
        <table:table-row>
          <table:table-cell table:style-name="Tabelle4.A9" office:value-type="string">
            <text:p text:style-name="P23"><text:s/>hardware_pc</text:p>
          </table:table-cell>
          <table:table-cell table:style-name="Tabelle4.B9" office:value-type="string">
            <text:p text:style-name="P21"><text:s/><text:span text:style-name="T17">Hw_</text:span></text:p>
          </table:table-cell>
          <table:table-cell table:style-name="Tabelle4.C9" office:value-type="string">
            <text:p text:style-name="P11"><text:s/><text:span text:style-name="T10">replacement for hardware_arm</text:span><text:tab/><text:tab/> <text:s text:c="4"/><text:span text:style-name="T10">(PC only)</text:span></text:p>
          </table:table-cell>
        </table:table-row>
      </table:table>
      <text:p text:style-name="P5"/>
      <text:p text:style-name="P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2" svg:font-family="Tahoma"/>
    <style:font-face style:name="Arial1" svg:font-family="Arial" style:font-family-generic="roman" style:font-pitch="variable"/>
    <style:font-face style:name="Mangal" svg:font-family="Mang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iberation Sans" svg:font-family="'Liberation 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39" draw:display-name="Hatching 139" draw:style="single" draw:color="#000000" draw:distance="0.011cm" draw:rotation="0"/>
    <draw:hatch draw:name="Hatching_20_140" draw:display-name="Hatching 140" draw:style="single" draw:color="#000000" draw:distance="0.011cm" draw:rotation="0"/>
    <draw:hatch draw:name="Hatching_20_141" draw:display-name="Hatching 141" draw:style="single" draw:color="#000000" draw:distance="0.011cm" draw:rotation="0"/>
    <draw:hatch draw:name="Hatching_20_142" draw:display-name="Hatching 142" draw:style="single" draw:color="#000000" draw:distance="0.011cm" draw:rotation="0"/>
    <draw:hatch draw:name="Hatching_20_143" draw:display-name="Hatching 143" draw:style="single" draw:color="#000000" draw:distance="0.011cm" draw:rotation="0"/>
    <draw:hatch draw:name="Hatching_20_144" draw:display-name="Hatching 144" draw:style="single" draw:color="#000000" draw:distance="0.011cm" draw:rotation="0"/>
    <draw:hatch draw:name="Hatching_20_145" draw:display-name="Hatching 145" draw:style="single" draw:color="#000000" draw:distance="0.011cm" draw:rotation="0"/>
    <draw:hatch draw:name="Hatching_20_146" draw:display-name="Hatching 146" draw:style="single" draw:color="#000000" draw:distance="0.011cm" draw:rotation="0"/>
    <draw:hatch draw:name="Hatching_20_147" draw:display-name="Hatching 147" draw:style="single" draw:color="#000000" draw:distance="0.011cm" draw:rotation="0"/>
    <draw:hatch draw:name="Hatching_20_148" draw:display-name="Hatching 148" draw:style="single" draw:color="#000000" draw:distance="0.011cm" draw:rotation="0"/>
    <draw:hatch draw:name="Hatching_20_149" draw:display-name="Hatching 149" draw:style="single" draw:color="#000000" draw:distance="0.011cm" draw:rotation="0"/>
    <draw:hatch draw:name="Hatching_20_150" draw:display-name="Hatching 150" draw:style="single" draw:color="#000000" draw:distance="0.011cm" draw:rotation="0"/>
    <draw:hatch draw:name="Hatching_20_151" draw:display-name="Hatching 151" draw:style="single" draw:color="#000000" draw:distance="0.011cm" draw:rotation="0"/>
    <draw:hatch draw:name="Hatching_20_152" draw:display-name="Hatching 152" draw:style="single" draw:color="#000000" draw:distance="0.011cm" draw:rotation="0"/>
    <draw:hatch draw:name="Hatching_20_153" draw:display-name="Hatching 153" draw:style="single" draw:color="#000000" draw:distance="0.011cm" draw:rotation="0"/>
    <draw:hatch draw:name="Hatching_20_154" draw:display-name="Hatching 154" draw:style="single" draw:color="#000000" draw:distance="0.011cm" draw:rotation="0"/>
    <draw:hatch draw:name="Hatching_20_155" draw:display-name="Hatching 155" draw:style="single" draw:color="#000000" draw:distance="0.011cm" draw:rotation="0"/>
    <draw:hatch draw:name="Hatching_20_156" draw:display-name="Hatching 156" draw:style="single" draw:color="#000000" draw:distance="0.011cm" draw:rotation="0"/>
    <draw:hatch draw:name="Hatching_20_157" draw:display-name="Hatching 157" draw:style="single" draw:color="#000000" draw:distance="0.011cm" draw:rotation="0"/>
    <draw:hatch draw:name="Hatching_20_158" draw:display-name="Hatching 158" draw:style="single" draw:color="#000000" draw:distance="0.011cm" draw:rotation="0"/>
    <draw:hatch draw:name="Hatching_20_159" draw:display-name="Hatching 159" draw:style="single" draw:color="#000000" draw:distance="0.011cm" draw:rotation="0"/>
    <draw:hatch draw:name="Hatching_20_160" draw:display-name="Hatching 160" draw:style="single" draw:color="#000000" draw:distance="0.011cm" draw:rotation="0"/>
    <draw:hatch draw:name="Hatching_20_161" draw:display-name="Hatching 161" draw:style="single" draw:color="#000000" draw:distance="0.011cm" draw:rotation="0"/>
    <draw:hatch draw:name="Hatching_20_162" draw:display-name="Hatching 162" draw:style="single" draw:color="#000000" draw:distance="0.011cm" draw:rotation="0"/>
    <draw:hatch draw:name="Hatching_20_163" draw:display-name="Hatching 163" draw:style="single" draw:color="#000000" draw:distance="0.011cm" draw:rotation="0"/>
    <draw:hatch draw:name="Hatching_20_164" draw:display-name="Hatching 164" draw:style="single" draw:color="#000000" draw:distance="0.011cm" draw:rotation="0"/>
    <draw:hatch draw:name="Hatching_20_165" draw:display-name="Hatching 165" draw:style="single" draw:color="#000000" draw:distance="0.011cm" draw:rotation="0"/>
    <draw:hatch draw:name="Hatching_20_166" draw:display-name="Hatching 166" draw:style="single" draw:color="#000000" draw:distance="0.011cm" draw:rotation="0"/>
    <draw:hatch draw:name="Hatching_20_167" draw:display-name="Hatching 167" draw:style="single" draw:color="#000000" draw:distance="0.011cm" draw:rotation="0"/>
    <draw:hatch draw:name="Hatching_20_168" draw:display-name="Hatching 168" draw:style="single" draw:color="#000000" draw:distance="0.011cm" draw:rotation="0"/>
    <draw:hatch draw:name="Hatching_20_169" draw:display-name="Hatching 169" draw:style="single" draw:color="#000000" draw:distance="0.011cm" draw:rotation="0"/>
    <draw:hatch draw:name="Hatching_20_170" draw:display-name="Hatching 170" draw:style="single" draw:color="#000000" draw:distance="0.011cm" draw:rotation="0"/>
    <draw:hatch draw:name="Hatching_20_171" draw:display-name="Hatching 171" draw:style="single" draw:color="#000000" draw:distance="0.011cm" draw:rotation="0"/>
    <draw:hatch draw:name="Hatching_20_172" draw:display-name="Hatching 172" draw:style="single" draw:color="#000000" draw:distance="0.011cm" draw:rotation="0"/>
    <draw:hatch draw:name="Hatching_20_173" draw:display-name="Hatching 173" draw:style="single" draw:color="#000000" draw:distance="0.011cm" draw:rotation="0"/>
    <draw:hatch draw:name="Hatching_20_174" draw:display-name="Hatching 174" draw:style="single" draw:color="#000000" draw:distance="0.011cm" draw:rotation="0"/>
    <draw:hatch draw:name="Hatching_20_175" draw:display-name="Hatching 175" draw:style="single" draw:color="#000000" draw:distance="0.011cm" draw:rotation="0"/>
    <draw:hatch draw:name="Hatching_20_176" draw:display-name="Hatching 176" draw:style="single" draw:color="#000000" draw:distance="0.011cm" draw:rotation="0"/>
    <draw:hatch draw:name="Hatching_20_177" draw:display-name="Hatching 177" draw:style="single" draw:color="#000000" draw:distance="0.011cm" draw:rotation="0"/>
    <draw:hatch draw:name="Hatching_20_178" draw:display-name="Hatching 178" draw:style="single" draw:color="#000000" draw:distance="0.011cm" draw:rotation="0"/>
    <draw:hatch draw:name="Hatching_20_179" draw:display-name="Hatching 179" draw:style="single" draw:color="#000000" draw:distance="0.011cm" draw:rotation="0"/>
    <draw:hatch draw:name="Hatching_20_180" draw:display-name="Hatching 180" draw:style="single" draw:color="#000000" draw:distance="0.011cm" draw:rotation="0"/>
    <draw:hatch draw:name="Hatching_20_181" draw:display-name="Hatching 181" draw:style="single" draw:color="#000000" draw:distance="0.011cm" draw:rotation="0"/>
    <draw:hatch draw:name="Hatching_20_182" draw:display-name="Hatching 182" draw:style="single" draw:color="#000000" draw:distance="0.011cm" draw:rotation="0"/>
    <draw:hatch draw:name="Hatching_20_183" draw:display-name="Hatching 183" draw:style="single" draw:color="#000000" draw:distance="0.011cm" draw:rotation="0"/>
    <draw:hatch draw:name="Hatching_20_184" draw:display-name="Hatching 184" draw:style="single" draw:color="#000000" draw:distance="0.011cm" draw:rotation="0"/>
    <draw:hatch draw:name="Hatching_20_185" draw:display-name="Hatching 185" draw:style="single" draw:color="#000000" draw:distance="0.011cm" draw:rotation="0"/>
    <draw:hatch draw:name="Hatching_20_186" draw:display-name="Hatching 186" draw:style="single" draw:color="#000000" draw:distance="0.011cm" draw:rotation="0"/>
    <draw:hatch draw:name="Hatching_20_187" draw:display-name="Hatching 187" draw:style="single" draw:color="#000000" draw:distance="0.011cm" draw:rotation="0"/>
    <draw:hatch draw:name="Hatching_20_188" draw:display-name="Hatching 188" draw:style="single" draw:color="#000000" draw:distance="0.011cm" draw:rotation="0"/>
    <draw:hatch draw:name="Hatching_20_189" draw:display-name="Hatching 189" draw:style="single" draw:color="#000000" draw:distance="0.011cm" draw:rotation="0"/>
    <draw:hatch draw:name="Hatching_20_190" draw:display-name="Hatching 190" draw:style="single" draw:color="#000000" draw:distance="0.011cm" draw:rotation="0"/>
    <draw:hatch draw:name="Hatching_20_191" draw:display-name="Hatching 191" draw:style="single" draw:color="#000000" draw:distance="0.011cm" draw:rotation="0"/>
    <draw:hatch draw:name="Hatching_20_192" draw:display-name="Hatching 192" draw:style="single" draw:color="#000000" draw:distance="0.011cm" draw:rotation="0"/>
    <draw:hatch draw:name="Hatching_20_193" draw:display-name="Hatching 193" draw:style="single" draw:color="#000000" draw:distance="0.011cm" draw:rotation="0"/>
    <draw:hatch draw:name="Hatching_20_194" draw:display-name="Hatching 194" draw:style="single" draw:color="#000000" draw:distance="0.011cm" draw:rotation="0"/>
    <draw:hatch draw:name="Hatching_20_195" draw:display-name="Hatching 195" draw:style="single" draw:color="#000000" draw:distance="0.011cm" draw:rotation="0"/>
    <draw:hatch draw:name="Hatching_20_196" draw:display-name="Hatching 196" draw:style="single" draw:color="#000000" draw:distance="0.011cm" draw:rotation="0"/>
    <draw:hatch draw:name="Hatching_20_197" draw:display-name="Hatching 197" draw:style="single" draw:color="#000000" draw:distance="0.011cm" draw:rotation="0"/>
    <draw:hatch draw:name="Hatching_20_198" draw:display-name="Hatching 198" draw:style="single" draw:color="#000000" draw:distance="0.011cm" draw:rotation="0"/>
    <draw:hatch draw:name="Hatching_20_199" draw:display-name="Hatching 199" draw:style="single" draw:color="#000000" draw:distance="0.011cm" draw:rotation="0"/>
    <draw:hatch draw:name="Hatching_20_200" draw:display-name="Hatching 200" draw:style="single" draw:color="#000000" draw:distance="0.011cm" draw:rotation="0"/>
    <draw:hatch draw:name="Hatching_20_201" draw:display-name="Hatching 201" draw:style="single" draw:color="#000000" draw:distance="0.011cm" draw:rotation="0"/>
    <draw:hatch draw:name="Hatching_20_202" draw:display-name="Hatching 202" draw:style="single" draw:color="#000000" draw:distance="0.011cm" draw:rotation="0"/>
    <draw:hatch draw:name="Hatching_20_203" draw:display-name="Hatching 203" draw:style="single" draw:color="#000000" draw:distance="0.011cm" draw:rotation="0"/>
    <draw:hatch draw:name="Hatching_20_204" draw:display-name="Hatching 204" draw:style="single" draw:color="#000000" draw:distance="0.011cm" draw:rotation="0"/>
    <draw:hatch draw:name="Hatching_20_205" draw:display-name="Hatching 205" draw:style="single" draw:color="#000000" draw:distance="0.011cm" draw:rotation="0"/>
    <draw:hatch draw:name="Hatching_20_206" draw:display-name="Hatching 206" draw:style="single" draw:color="#000000" draw:distance="0.011cm" draw:rotation="0"/>
    <draw:hatch draw:name="Hatching_20_207" draw:display-name="Hatching 207" draw:style="single" draw:color="#000000" draw:distance="0.011cm" draw:rotation="0"/>
    <draw:hatch draw:name="Hatching_20_208" draw:display-name="Hatching 208" draw:style="single" draw:color="#000000" draw:distance="0.011cm" draw:rotation="0"/>
    <draw:hatch draw:name="Hatching_20_209" draw:display-name="Hatching 209" draw:style="single" draw:color="#000000" draw:distance="0.011cm" draw:rotation="0"/>
    <draw:hatch draw:name="Hatching_20_210" draw:display-name="Hatching 210" draw:style="single" draw:color="#000000" draw:distance="0.011cm" draw:rotation="0"/>
    <draw:hatch draw:name="Hatching_20_211" draw:display-name="Hatching 211" draw:style="single" draw:color="#000000" draw:distance="0.011cm" draw:rotation="0"/>
    <draw:hatch draw:name="Hatching_20_212" draw:display-name="Hatching 212" draw:style="single" draw:color="#000000" draw:distance="0.011cm" draw:rotation="0"/>
    <draw:hatch draw:name="Hatching_20_213" draw:display-name="Hatching 213" draw:style="single" draw:color="#000000" draw:distance="0.011cm" draw:rotation="0"/>
    <draw:hatch draw:name="Hatching_20_214" draw:display-name="Hatching 214" draw:style="single" draw:color="#000000" draw:distance="0.011cm" draw:rotation="0"/>
    <draw:hatch draw:name="Hatching_20_215" draw:display-name="Hatching 215" draw:style="single" draw:color="#000000" draw:distance="0.011cm" draw:rotation="0"/>
    <draw:hatch draw:name="Hatching_20_216" draw:display-name="Hatching 216" draw:style="single" draw:color="#000000" draw:distance="0.011cm" draw:rotation="0"/>
    <draw:hatch draw:name="Hatching_20_217" draw:display-name="Hatching 217" draw:style="single" draw:color="#000000" draw:distance="0.011cm" draw:rotation="0"/>
    <draw:hatch draw:name="Hatching_20_218" draw:display-name="Hatching 218" draw:style="single" draw:color="#000000" draw:distance="0.011cm" draw:rotation="0"/>
    <draw:hatch draw:name="Hatching_20_219" draw:display-name="Hatching 219" draw:style="single" draw:color="#000000" draw:distance="0.011cm" draw:rotation="0"/>
    <draw:hatch draw:name="Hatching_20_220" draw:display-name="Hatching 220" draw:style="single" draw:color="#000000" draw:distance="0.011cm" draw:rotation="0"/>
    <draw:hatch draw:name="Hatching_20_221" draw:display-name="Hatching 221" draw:style="single" draw:color="#000000" draw:distance="0.011cm" draw:rotation="0"/>
    <draw:hatch draw:name="Hatching_20_222" draw:display-name="Hatching 222" draw:style="single" draw:color="#000000" draw:distance="0.011cm" draw:rotation="0"/>
    <draw:hatch draw:name="Hatching_20_223" draw:display-name="Hatching 223" draw:style="single" draw:color="#000000" draw:distance="0.011cm" draw:rotation="0"/>
    <draw:hatch draw:name="Hatching_20_224" draw:display-name="Hatching 224" draw:style="single" draw:color="#000000" draw:distance="0.011cm" draw:rotation="0"/>
    <draw:hatch draw:name="Hatching_20_225" draw:display-name="Hatching 225" draw:style="single" draw:color="#000000" draw:distance="0.011cm" draw:rotation="0"/>
    <draw:hatch draw:name="Hatching_20_226" draw:display-name="Hatching 226" draw:style="single" draw:color="#000000" draw:distance="0.011cm" draw:rotation="0"/>
    <draw:hatch draw:name="Hatching_20_227" draw:display-name="Hatching 227" draw:style="single" draw:color="#000000" draw:distance="0.011cm" draw:rotation="0"/>
    <draw:hatch draw:name="Hatching_20_228" draw:display-name="Hatching 228" draw:style="single" draw:color="#000000" draw:distance="0.011cm" draw:rotation="0"/>
    <draw:hatch draw:name="Hatching_20_229" draw:display-name="Hatching 229" draw:style="single" draw:color="#000000" draw:distance="0.011cm" draw:rotation="0"/>
    <draw:hatch draw:name="Hatching_20_230" draw:display-name="Hatching 230" draw:style="single" draw:color="#000000" draw:distance="0.011cm" draw:rotation="0"/>
    <draw:hatch draw:name="Hatching_20_231" draw:display-name="Hatching 231" draw:style="single" draw:color="#000000" draw:distance="0.011cm" draw:rotation="0"/>
    <draw:hatch draw:name="Hatching_20_232" draw:display-name="Hatching 232" draw:style="single" draw:color="#000000" draw:distance="0.011cm" draw:rotation="0"/>
    <draw:hatch draw:name="Hatching_20_233" draw:display-name="Hatching 233" draw:style="single" draw:color="#000000" draw:distance="0.011cm" draw:rotation="0"/>
    <draw:hatch draw:name="Hatching_20_234" draw:display-name="Hatching 234" draw:style="single" draw:color="#000000" draw:distance="0.011cm" draw:rotation="0"/>
    <draw:hatch draw:name="Hatching_20_235" draw:display-name="Hatching 235" draw:style="single" draw:color="#000000" draw:distance="0.011cm" draw:rotation="0"/>
    <draw:hatch draw:name="Hatching_20_236" draw:display-name="Hatching 236" draw:style="single" draw:color="#000000" draw:distance="0.011cm" draw:rotation="0"/>
    <draw:hatch draw:name="Hatching_20_237" draw:display-name="Hatching 237" draw:style="single" draw:color="#000000" draw:distance="0.011cm" draw:rotation="0"/>
    <draw:hatch draw:name="Hatching_20_238" draw:display-name="Hatching 238" draw:style="single" draw:color="#000000" draw:distance="0.011cm" draw:rotation="0"/>
    <draw:hatch draw:name="Hatching_20_239" draw:display-name="Hatching 239" draw:style="single" draw:color="#000000" draw:distance="0.011cm" draw:rotation="0"/>
    <draw:hatch draw:name="Hatching_20_240" draw:display-name="Hatching 240" draw:style="single" draw:color="#000000" draw:distance="0.011cm" draw:rotation="0"/>
    <draw:hatch draw:name="Hatching_20_241" draw:display-name="Hatching 241" draw:style="single" draw:color="#000000" draw:distance="0.011cm" draw:rotation="0"/>
    <draw:hatch draw:name="Hatching_20_242" draw:display-name="Hatching 242" draw:style="single" draw:color="#000000" draw:distance="0.011cm" draw:rotation="0"/>
    <draw:hatch draw:name="Hatching_20_243" draw:display-name="Hatching 243" draw:style="single" draw:color="#000000" draw:distance="0.011cm" draw:rotation="0"/>
    <draw:hatch draw:name="Hatching_20_244" draw:display-name="Hatching 244" draw:style="single" draw:color="#000000" draw:distance="0.011cm" draw:rotation="0"/>
    <draw:hatch draw:name="Hatching_20_245" draw:display-name="Hatching 245" draw:style="single" draw:color="#000000" draw:distance="0.011cm" draw:rotation="0"/>
    <draw:hatch draw:name="Hatching_20_246" draw:display-name="Hatching 246" draw:style="single" draw:color="#000000" draw:distance="0.011cm" draw:rotation="0"/>
    <draw:hatch draw:name="Hatching_20_247" draw:display-name="Hatching 247" draw:style="single" draw:color="#000000" draw:distance="0.011cm" draw:rotation="0"/>
    <draw:hatch draw:name="Hatching_20_248" draw:display-name="Hatching 248" draw:style="single" draw:color="#000000" draw:distance="0.011cm" draw:rotation="0"/>
    <draw:hatch draw:name="Hatching_20_249" draw:display-name="Hatching 249" draw:style="single" draw:color="#000000" draw:distance="0.011cm" draw:rotation="0"/>
    <draw:hatch draw:name="Hatching_20_250" draw:display-name="Hatching 250" draw:style="single" draw:color="#000000" draw:distance="0.011cm" draw:rotation="0"/>
    <draw:hatch draw:name="Hatching_20_251" draw:display-name="Hatching 251" draw:style="single" draw:color="#000000" draw:distance="0.011cm" draw:rotation="0"/>
    <draw:hatch draw:name="Hatching_20_252" draw:display-name="Hatching 252" draw:style="single" draw:color="#000000" draw:distance="0.011cm" draw:rotation="0"/>
    <draw:hatch draw:name="Hatching_20_253" draw:display-name="Hatching 253" draw:style="single" draw:color="#000000" draw:distance="0.011cm" draw:rotation="0"/>
    <draw:hatch draw:name="Hatching_20_254" draw:display-name="Hatching 254" draw:style="single" draw:color="#000000" draw:distance="0.011cm" draw:rotation="0"/>
    <draw:hatch draw:name="Hatching_20_255" draw:display-name="Hatching 255" draw:style="single" draw:color="#000000" draw:distance="0.011cm" draw:rotation="0"/>
    <draw:hatch draw:name="Hatching_20_256" draw:display-name="Hatching 256" draw:style="single" draw:color="#000000" draw:distance="0.011cm" draw:rotation="0"/>
    <draw:hatch draw:name="Hatching_20_257" draw:display-name="Hatching 257" draw:style="single" draw:color="#000000" draw:distance="0.011cm" draw:rotation="0"/>
    <draw:hatch draw:name="Hatching_20_258" draw:display-name="Hatching 258" draw:style="single" draw:color="#000000" draw:distance="0.011cm" draw:rotation="0"/>
    <draw:hatch draw:name="Hatching_20_259" draw:display-name="Hatching 259" draw:style="single" draw:color="#000000" draw:distance="0.011cm" draw:rotation="0"/>
    <draw:hatch draw:name="Hatching_20_260" draw:display-name="Hatching 260" draw:style="single" draw:color="#000000" draw:distance="0.011cm" draw:rotation="0"/>
    <draw:hatch draw:name="Hatching_20_261" draw:display-name="Hatching 261" draw:style="single" draw:color="#000000" draw:distance="0.011cm" draw:rotation="0"/>
    <draw:hatch draw:name="Hatching_20_262" draw:display-name="Hatching 262" draw:style="single" draw:color="#000000" draw:distance="0.011cm" draw:rotation="0"/>
    <draw:hatch draw:name="Hatching_20_263" draw:display-name="Hatching 263" draw:style="single" draw:color="#000000" draw:distance="0.011cm" draw:rotation="0"/>
    <draw:hatch draw:name="Hatching_20_264" draw:display-name="Hatching 264" draw:style="single" draw:color="#000000" draw:distance="0.011cm" draw:rotation="0"/>
    <draw:hatch draw:name="Hatching_20_265" draw:display-name="Hatching 265" draw:style="single" draw:color="#000000" draw:distance="0.011cm" draw:rotation="0"/>
    <draw:hatch draw:name="Hatching_20_266" draw:display-name="Hatching 266" draw:style="single" draw:color="#000000" draw:distance="0.011cm" draw:rotation="0"/>
    <draw:hatch draw:name="Hatching_20_267" draw:display-name="Hatching 267" draw:style="single" draw:color="#000000" draw:distance="0.011cm" draw:rotation="0"/>
    <draw:hatch draw:name="Hatching_20_268" draw:display-name="Hatching 268" draw:style="single" draw:color="#000000" draw:distance="0.011cm" draw:rotation="0"/>
    <draw:hatch draw:name="Hatching_20_269" draw:display-name="Hatching 269" draw:style="single" draw:color="#000000" draw:distance="0.011cm" draw:rotation="0"/>
    <draw:hatch draw:name="Hatching_20_270" draw:display-name="Hatching 270" draw:style="single" draw:color="#000000" draw:distance="0.011cm" draw:rotation="0"/>
    <draw:hatch draw:name="Hatching_20_271" draw:display-name="Hatching 271" draw:style="single" draw:color="#000000" draw:distance="0.011cm" draw:rotation="0"/>
    <draw:hatch draw:name="Hatching_20_272" draw:display-name="Hatching 272" draw:style="single" draw:color="#000000" draw:distance="0.011cm" draw:rotation="0"/>
    <draw:hatch draw:name="Hatching_20_273" draw:display-name="Hatching 273" draw:style="single" draw:color="#000000" draw:distance="0.011cm" draw:rotation="0"/>
    <draw:hatch draw:name="Hatching_20_274" draw:display-name="Hatching 274" draw:style="single" draw:color="#000000" draw:distance="0.011cm" draw:rotation="0"/>
    <draw:hatch draw:name="Hatching_20_275" draw:display-name="Hatching 275" draw:style="single" draw:color="#000000" draw:distance="0.011cm" draw:rotation="0"/>
    <draw:hatch draw:name="Hatching_20_276" draw:display-name="Hatching 276" draw:style="single" draw:color="#000000" draw:distance="0.011cm" draw:rotation="0"/>
    <draw:hatch draw:name="Hatching_20_277" draw:display-name="Hatching 277" draw:style="single" draw:color="#000000" draw:distance="0.011cm" draw:rotation="0"/>
    <draw:hatch draw:name="Hatching_20_278" draw:display-name="Hatching 278" draw:style="single" draw:color="#000000" draw:distance="0.011cm" draw:rotation="0"/>
    <draw:hatch draw:name="Hatching_20_279" draw:display-name="Hatching 279" draw:style="single" draw:color="#000000" draw:distance="0.011cm" draw:rotation="0"/>
    <draw:hatch draw:name="Hatching_20_280" draw:display-name="Hatching 280" draw:style="single" draw:color="#000000" draw:distance="0.011cm" draw:rotation="0"/>
    <draw:hatch draw:name="Hatching_20_281" draw:display-name="Hatching 281" draw:style="single" draw:color="#000000" draw:distance="0.011cm" draw:rotation="0"/>
    <draw:hatch draw:name="Hatching_20_282" draw:display-name="Hatching 282" draw:style="single" draw:color="#000000" draw:distance="0.011cm" draw:rotation="0"/>
    <draw:hatch draw:name="Hatching_20_283" draw:display-name="Hatching 283" draw:style="single" draw:color="#000000" draw:distance="0.011cm" draw:rotation="0"/>
    <draw:hatch draw:name="Hatching_20_284" draw:display-name="Hatching 284" draw:style="single" draw:color="#000000" draw:distance="0.011cm" draw:rotation="0"/>
    <draw:hatch draw:name="Hatching_20_285" draw:display-name="Hatching 285" draw:style="single" draw:color="#000000" draw:distance="0.011cm" draw:rotation="0"/>
    <draw:hatch draw:name="Hatching_20_286" draw:display-name="Hatching 286" draw:style="single" draw:color="#000000" draw:distance="0.011cm" draw:rotation="0"/>
    <draw:hatch draw:name="Hatching_20_287" draw:display-name="Hatching 287" draw:style="single" draw:color="#000000" draw:distance="0.011cm" draw:rotation="0"/>
    <draw:hatch draw:name="Hatching_20_288" draw:display-name="Hatching 288" draw:style="single" draw:color="#000000" draw:distance="0.011cm" draw:rotation="0"/>
    <draw:hatch draw:name="Hatching_20_289" draw:display-name="Hatching 289" draw:style="single" draw:color="#000000" draw:distance="0.011cm" draw:rotation="0"/>
    <draw:hatch draw:name="Hatching_20_290" draw:display-name="Hatching 290" draw:style="single" draw:color="#000000" draw:distance="0.011cm" draw:rotation="0"/>
    <draw:hatch draw:name="Hatching_20_291" draw:display-name="Hatching 291" draw:style="single" draw:color="#000000" draw:distance="0.011cm" draw:rotation="0"/>
    <draw:hatch draw:name="Hatching_20_292" draw:display-name="Hatching 292" draw:style="single" draw:color="#000000" draw:distance="0.011cm" draw:rotation="0"/>
    <draw:hatch draw:name="Hatching_20_293" draw:display-name="Hatching 293" draw:style="single" draw:color="#000000" draw:distance="0.011cm" draw:rotation="0"/>
    <draw:hatch draw:name="Hatching_20_294" draw:display-name="Hatching 294" draw:style="single" draw:color="#000000" draw:distance="0.011cm" draw:rotation="0"/>
    <draw:hatch draw:name="Hatching_20_295" draw:display-name="Hatching 295" draw:style="single" draw:color="#000000" draw:distance="0.011cm" draw:rotation="0"/>
    <draw:hatch draw:name="Hatching_20_296" draw:display-name="Hatching 296" draw:style="single" draw:color="#000000" draw:distance="0.011cm" draw:rotation="0"/>
    <draw:hatch draw:name="Hatching_20_297" draw:display-name="Hatching 297" draw:style="single" draw:color="#000000" draw:distance="0.011cm" draw:rotation="0"/>
    <draw:hatch draw:name="Hatching_20_298" draw:display-name="Hatching 298" draw:style="single" draw:color="#000000" draw:distance="0.011cm" draw:rotation="0"/>
    <draw:hatch draw:name="Hatching_20_299" draw:display-name="Hatching 299" draw:style="single" draw:color="#000000" draw:distance="0.011cm" draw:rotation="0"/>
    <draw:hatch draw:name="Hatching_20_300" draw:display-name="Hatching 300" draw:style="single" draw:color="#000000" draw:distance="0.011cm" draw:rotation="0"/>
    <draw:hatch draw:name="Hatching_20_301" draw:display-name="Hatching 301" draw:style="single" draw:color="#000000" draw:distance="0.011cm" draw:rotation="0"/>
    <draw:hatch draw:name="Hatching_20_302" draw:display-name="Hatching 302" draw:style="single" draw:color="#000000" draw:distance="0.011cm" draw:rotation="0"/>
    <draw:hatch draw:name="Hatching_20_303" draw:display-name="Hatching 303" draw:style="single" draw:color="#000000" draw:distance="0.011cm" draw:rotation="0"/>
    <draw:hatch draw:name="Hatching_20_304" draw:display-name="Hatching 304" draw:style="single" draw:color="#000000" draw:distance="0.011cm" draw:rotation="0"/>
    <draw:hatch draw:name="Hatching_20_305" draw:display-name="Hatching 305" draw:style="single" draw:color="#000000" draw:distance="0.011cm" draw:rotation="0"/>
    <draw:hatch draw:name="Hatching_20_306" draw:display-name="Hatching 306" draw:style="single" draw:color="#000000" draw:distance="0.011cm" draw:rotation="0"/>
    <draw:hatch draw:name="Hatching_20_307" draw:display-name="Hatching 307" draw:style="single" draw:color="#000000" draw:distance="0.011cm" draw:rotation="0"/>
    <draw:hatch draw:name="Hatching_20_308" draw:display-name="Hatching 308" draw:style="single" draw:color="#000000" draw:distance="0.011cm" draw:rotation="0"/>
    <draw:hatch draw:name="Hatching_20_309" draw:display-name="Hatching 309" draw:style="single" draw:color="#000000" draw:distance="0.011cm" draw:rotation="0"/>
    <draw:hatch draw:name="Hatching_20_310" draw:display-name="Hatching 310" draw:style="single" draw:color="#000000" draw:distance="0.011cm" draw:rotation="0"/>
    <draw:hatch draw:name="Hatching_20_311" draw:display-name="Hatching 311" draw:style="single" draw:color="#000000" draw:distance="0.011cm" draw:rotation="0"/>
    <draw:hatch draw:name="Hatching_20_312" draw:display-name="Hatching 312" draw:style="single" draw:color="#000000" draw:distance="0.011cm" draw:rotation="0"/>
    <draw:hatch draw:name="Hatching_20_313" draw:display-name="Hatching 313" draw:style="single" draw:color="#000000" draw:distance="0.011cm" draw:rotation="0"/>
    <draw:hatch draw:name="Hatching_20_314" draw:display-name="Hatching 314" draw:style="single" draw:color="#000000" draw:distance="0.011cm" draw:rotation="0"/>
    <draw:hatch draw:name="Hatching_20_315" draw:display-name="Hatching 315" draw:style="single" draw:color="#000000" draw:distance="0.011cm" draw:rotation="0"/>
    <draw:hatch draw:name="Hatching_20_316" draw:display-name="Hatching 316" draw:style="single" draw:color="#000000" draw:distance="0.011cm" draw:rotation="0"/>
    <draw:hatch draw:name="Hatching_20_317" draw:display-name="Hatching 317" draw:style="single" draw:color="#000000" draw:distance="0.011cm" draw:rotation="0"/>
    <draw:hatch draw:name="Hatching_20_318" draw:display-name="Hatching 318" draw:style="single" draw:color="#000000" draw:distance="0.011cm" draw:rotation="0"/>
    <draw:hatch draw:name="Hatching_20_319" draw:display-name="Hatching 319" draw:style="single" draw:color="#000000" draw:distance="0.011cm" draw:rotation="0"/>
    <draw:hatch draw:name="Hatching_20_320" draw:display-name="Hatching 320" draw:style="single" draw:color="#000000" draw:distance="0.011cm" draw:rotation="0"/>
    <draw:hatch draw:name="Hatching_20_321" draw:display-name="Hatching 321" draw:style="single" draw:color="#000000" draw:distance="0.011cm" draw:rotation="0"/>
    <draw:hatch draw:name="Hatching_20_322" draw:display-name="Hatching 322" draw:style="single" draw:color="#000000" draw:distance="0.011cm" draw:rotation="0"/>
    <draw:hatch draw:name="Hatching_20_323" draw:display-name="Hatching 323" draw:style="single" draw:color="#000000" draw:distance="0.011cm" draw:rotation="0"/>
    <draw:hatch draw:name="Hatching_20_324" draw:display-name="Hatching 324" draw:style="single" draw:color="#000000" draw:distance="0.011cm" draw:rotation="0"/>
    <draw:hatch draw:name="Hatching_20_325" draw:display-name="Hatching 325" draw:style="single" draw:color="#000000" draw:distance="0.011cm" draw:rotation="0"/>
    <draw:hatch draw:name="Hatching_20_326" draw:display-name="Hatching 326" draw:style="single" draw:color="#000000" draw:distance="0.011cm" draw:rotation="0"/>
    <draw:hatch draw:name="Hatching_20_327" draw:display-name="Hatching 327" draw:style="single" draw:color="#000000" draw:distance="0.011cm" draw:rotation="0"/>
    <draw:hatch draw:name="Hatching_20_328" draw:display-name="Hatching 328" draw:style="single" draw:color="#000000" draw:distance="0.011cm" draw:rotation="0"/>
    <draw:hatch draw:name="Hatching_20_329" draw:display-name="Hatching 329" draw:style="single" draw:color="#000000" draw:distance="0.011cm" draw:rotation="0"/>
    <draw:hatch draw:name="Hatching_20_330" draw:display-name="Hatching 330" draw:style="single" draw:color="#000000" draw:distance="0.011cm" draw:rotation="0"/>
    <draw:hatch draw:name="Hatching_20_331" draw:display-name="Hatching 331" draw:style="single" draw:color="#000000" draw:distance="0.011cm" draw:rotation="0"/>
    <draw:hatch draw:name="Hatching_20_332" draw:display-name="Hatching 332" draw:style="single" draw:color="#000000" draw:distance="0.011cm" draw:rotation="0"/>
    <draw:hatch draw:name="Hatching_20_333" draw:display-name="Hatching 333" draw:style="single" draw:color="#000000" draw:distance="0.011cm" draw:rotation="0"/>
    <draw:hatch draw:name="Hatching_20_334" draw:display-name="Hatching 334" draw:style="single" draw:color="#000000" draw:distance="0.011cm" draw:rotation="0"/>
    <draw:hatch draw:name="Hatching_20_335" draw:display-name="Hatching 335" draw:style="single" draw:color="#000000" draw:distance="0.011cm" draw:rotation="0"/>
    <draw:hatch draw:name="Hatching_20_336" draw:display-name="Hatching 336" draw:style="single" draw:color="#000000" draw:distance="0.011cm" draw:rotation="0"/>
    <draw:hatch draw:name="Hatching_20_337" draw:display-name="Hatching 337" draw:style="single" draw:color="#000000" draw:distance="0.011cm" draw:rotation="0"/>
    <draw:hatch draw:name="Hatching_20_338" draw:display-name="Hatching 338" draw:style="single" draw:color="#000000" draw:distance="0.011cm" draw:rotation="0"/>
    <draw:hatch draw:name="Hatching_20_339" draw:display-name="Hatching 339" draw:style="single" draw:color="#000000" draw:distance="0.011cm" draw:rotation="0"/>
    <draw:hatch draw:name="Hatching_20_340" draw:display-name="Hatching 340" draw:style="single" draw:color="#000000" draw:distance="0.011cm" draw:rotation="0"/>
    <draw:hatch draw:name="Hatching_20_341" draw:display-name="Hatching 341" draw:style="single" draw:color="#000000" draw:distance="0.011cm" draw:rotation="0"/>
    <draw:hatch draw:name="Hatching_20_342" draw:display-name="Hatching 342" draw:style="single" draw:color="#000000" draw:distance="0.011cm" draw:rotation="0"/>
    <draw:hatch draw:name="Hatching_20_343" draw:display-name="Hatching 343" draw:style="single" draw:color="#000000" draw:distance="0.011cm" draw:rotation="0"/>
    <draw:hatch draw:name="Hatching_20_344" draw:display-name="Hatching 344" draw:style="single" draw:color="#000000" draw:distance="0.011cm" draw:rotation="0"/>
    <draw:hatch draw:name="Hatching_20_345" draw:display-name="Hatching 345" draw:style="single" draw:color="#000000" draw:distance="0.011cm" draw:rotation="0"/>
    <draw:hatch draw:name="Hatching_20_346" draw:display-name="Hatching 346" draw:style="single" draw:color="#000000" draw:distance="0.011cm" draw:rotation="0"/>
    <draw:hatch draw:name="Hatching_20_347" draw:display-name="Hatching 347" draw:style="single" draw:color="#000000" draw:distance="0.011cm" draw:rotation="0"/>
    <draw:hatch draw:name="Hatching_20_348" draw:display-name="Hatching 348" draw:style="single" draw:color="#000000" draw:distance="0.011cm" draw:rotation="0"/>
    <draw:hatch draw:name="Hatching_20_349" draw:display-name="Hatching 349" draw:style="single" draw:color="#000000" draw:distance="0.011cm" draw:rotation="0"/>
    <draw:hatch draw:name="Hatching_20_350" draw:display-name="Hatching 350" draw:style="single" draw:color="#000000" draw:distance="0.011cm" draw:rotation="0"/>
    <draw:hatch draw:name="Hatching_20_351" draw:display-name="Hatching 351" draw:style="single" draw:color="#000000" draw:distance="0.011cm" draw:rotation="0"/>
    <draw:hatch draw:name="Hatching_20_352" draw:display-name="Hatching 352" draw:style="single" draw:color="#000000" draw:distance="0.011cm" draw:rotation="0"/>
    <draw:hatch draw:name="Hatching_20_353" draw:display-name="Hatching 353" draw:style="single" draw:color="#000000" draw:distance="0.011cm" draw:rotation="0"/>
    <draw:hatch draw:name="Hatching_20_354" draw:display-name="Hatching 354" draw:style="single" draw:color="#000000" draw:distance="0.011cm" draw:rotation="0"/>
    <draw:hatch draw:name="Hatching_20_355" draw:display-name="Hatching 355" draw:style="single" draw:color="#000000" draw:distance="0.011cm" draw:rotation="0"/>
    <draw:hatch draw:name="Hatching_20_356" draw:display-name="Hatching 356" draw:style="single" draw:color="#000000" draw:distance="0.011cm" draw:rotation="0"/>
    <draw:hatch draw:name="Hatching_20_357" draw:display-name="Hatching 357" draw:style="single" draw:color="#000000" draw:distance="0.011cm" draw:rotation="0"/>
    <draw:hatch draw:name="Hatching_20_358" draw:display-name="Hatching 358" draw:style="single" draw:color="#000000" draw:distance="0.011cm" draw:rotation="0"/>
    <draw:hatch draw:name="Hatching_20_359" draw:display-name="Hatching 359" draw:style="single" draw:color="#000000" draw:distance="0.011cm" draw:rotation="0"/>
    <draw:hatch draw:name="Hatching_20_360" draw:display-name="Hatching 360" draw:style="single" draw:color="#000000" draw:distance="0.011cm" draw:rotation="0"/>
    <draw:hatch draw:name="Hatching_20_361" draw:display-name="Hatching 361" draw:style="single" draw:color="#000000" draw:distance="0.011cm" draw:rotation="0"/>
    <draw:hatch draw:name="Hatching_20_362" draw:display-name="Hatching 362" draw:style="single" draw:color="#000000" draw:distance="0.011cm" draw:rotation="0"/>
    <draw:hatch draw:name="Hatching_20_363" draw:display-name="Hatching 363" draw:style="single" draw:color="#000000" draw:distance="0.011cm" draw:rotation="0"/>
    <draw:hatch draw:name="Hatching_20_364" draw:display-name="Hatching 364" draw:style="single" draw:color="#000000" draw:distance="0.011cm" draw:rotation="0"/>
    <draw:hatch draw:name="Hatching_20_365" draw:display-name="Hatching 365" draw:style="single" draw:color="#000000" draw:distance="0.011cm" draw:rotation="0"/>
    <draw:hatch draw:name="Hatching_20_366" draw:display-name="Hatching 366" draw:style="single" draw:color="#000000" draw:distance="0.011cm" draw:rotation="0"/>
    <draw:hatch draw:name="Hatching_20_367" draw:display-name="Hatching 367" draw:style="single" draw:color="#000000" draw:distance="0.011cm" draw:rotation="0"/>
    <draw:hatch draw:name="Hatching_20_368" draw:display-name="Hatching 368" draw:style="single" draw:color="#000000" draw:distance="0.011cm" draw:rotation="0"/>
    <draw:hatch draw:name="Hatching_20_369" draw:display-name="Hatching 369" draw:style="single" draw:color="#000000" draw:distance="0.011cm" draw:rotation="0"/>
    <draw:hatch draw:name="Hatching_20_370" draw:display-name="Hatching 370" draw:style="single" draw:color="#000000" draw:distance="0.011cm" draw:rotation="0"/>
    <draw:hatch draw:name="Hatching_20_371" draw:display-name="Hatching 371" draw:style="single" draw:color="#000000" draw:distance="0.011cm" draw:rotation="0"/>
    <draw:hatch draw:name="Hatching_20_372" draw:display-name="Hatching 372" draw:style="single" draw:color="#000000" draw:distance="0.011cm" draw:rotation="0"/>
    <draw:hatch draw:name="Hatching_20_373" draw:display-name="Hatching 373" draw:style="single" draw:color="#000000" draw:distance="0.011cm" draw:rotation="0"/>
    <draw:hatch draw:name="Hatching_20_374" draw:display-name="Hatching 374" draw:style="single" draw:color="#000000" draw:distance="0.011cm" draw:rotation="0"/>
    <draw:hatch draw:name="Hatching_20_375" draw:display-name="Hatching 375" draw:style="single" draw:color="#000000" draw:distance="0.011cm" draw:rotation="0"/>
    <draw:hatch draw:name="Hatching_20_376" draw:display-name="Hatching 376" draw:style="single" draw:color="#000000" draw:distance="0.011cm" draw:rotation="0"/>
    <draw:hatch draw:name="Hatching_20_377" draw:display-name="Hatching 377" draw:style="single" draw:color="#000000" draw:distance="0.011cm" draw:rotation="0"/>
    <draw:hatch draw:name="Hatching_20_378" draw:display-name="Hatching 378" draw:style="single" draw:color="#000000" draw:distance="0.011cm" draw:rotation="0"/>
    <draw:hatch draw:name="Hatching_20_379" draw:display-name="Hatching 379" draw:style="single" draw:color="#000000" draw:distance="0.011cm" draw:rotation="0"/>
    <draw:hatch draw:name="Hatching_20_380" draw:display-name="Hatching 380" draw:style="single" draw:color="#000000" draw:distance="0.011cm" draw:rotation="0"/>
    <draw:hatch draw:name="Hatching_20_381" draw:display-name="Hatching 381" draw:style="single" draw:color="#000000" draw:distance="0.011cm" draw:rotation="0"/>
    <draw:hatch draw:name="Hatching_20_382" draw:display-name="Hatching 382" draw:style="single" draw:color="#000000" draw:distance="0.011cm" draw:rotation="0"/>
    <draw:hatch draw:name="Hatching_20_383" draw:display-name="Hatching 383" draw:style="single" draw:color="#000000" draw:distance="0.011cm" draw:rotation="0"/>
    <draw:hatch draw:name="Hatching_20_384" draw:display-name="Hatching 384" draw:style="single" draw:color="#000000" draw:distance="0.011cm" draw:rotation="0"/>
    <draw:hatch draw:name="Hatching_20_385" draw:display-name="Hatching 385" draw:style="single" draw:color="#000000" draw:distance="0.011cm" draw:rotation="0"/>
    <draw:hatch draw:name="Hatching_20_386" draw:display-name="Hatching 386" draw:style="single" draw:color="#000000" draw:distance="0.011cm" draw:rotation="0"/>
    <draw:hatch draw:name="Hatching_20_387" draw:display-name="Hatching 387" draw:style="single" draw:color="#000000" draw:distance="0.011cm" draw:rotation="0"/>
    <draw:hatch draw:name="Hatching_20_388" draw:display-name="Hatching 388" draw:style="single" draw:color="#000000" draw:distance="0.011cm" draw:rotation="0"/>
    <draw:hatch draw:name="Hatching_20_389" draw:display-name="Hatching 389" draw:style="single" draw:color="#000000" draw:distance="0.011cm" draw:rotation="0"/>
    <draw:hatch draw:name="Hatching_20_390" draw:display-name="Hatching 390" draw:style="single" draw:color="#000000" draw:distance="0.011cm" draw:rotation="0"/>
    <draw:hatch draw:name="Hatching_20_391" draw:display-name="Hatching 391" draw:style="single" draw:color="#000000" draw:distance="0.011cm" draw:rotation="0"/>
    <draw:hatch draw:name="Hatching_20_392" draw:display-name="Hatching 392" draw:style="single" draw:color="#000000" draw:distance="0.011cm" draw:rotation="0"/>
    <draw:hatch draw:name="Hatching_20_393" draw:display-name="Hatching 393" draw:style="single" draw:color="#000000" draw:distance="0.011cm" draw:rotation="0"/>
    <draw:hatch draw:name="Hatching_20_394" draw:display-name="Hatching 394" draw:style="single" draw:color="#000000" draw:distance="0.011cm" draw:rotation="0"/>
    <draw:hatch draw:name="Hatching_20_395" draw:display-name="Hatching 395" draw:style="single" draw:color="#000000" draw:distance="0.011cm" draw:rotation="0"/>
    <draw:hatch draw:name="Hatching_20_396" draw:display-name="Hatching 396" draw:style="single" draw:color="#000000" draw:distance="0.011cm" draw:rotation="0"/>
    <draw:hatch draw:name="Hatching_20_397" draw:display-name="Hatching 397" draw:style="single" draw:color="#000000" draw:distance="0.011cm" draw:rotation="0"/>
    <draw:hatch draw:name="Hatching_20_398" draw:display-name="Hatching 398" draw:style="single" draw:color="#000000" draw:distance="0.011cm" draw:rotation="0"/>
    <draw:hatch draw:name="Hatching_20_399" draw:display-name="Hatching 399" draw:style="single" draw:color="#000000" draw:distance="0.011cm" draw:rotation="0"/>
    <draw:hatch draw:name="Hatching_20_400" draw:display-name="Hatching 400" draw:style="single" draw:color="#000000" draw:distance="0.011cm" draw:rotation="0"/>
    <draw:hatch draw:name="Hatching_20_401" draw:display-name="Hatching 401" draw:style="single" draw:color="#000000" draw:distance="0.011cm" draw:rotation="0"/>
    <draw:hatch draw:name="Hatching_20_402" draw:display-name="Hatching 402" draw:style="single" draw:color="#000000" draw:distance="0.011cm" draw:rotation="0"/>
    <draw:hatch draw:name="Hatching_20_403" draw:display-name="Hatching 403" draw:style="single" draw:color="#000000" draw:distance="0.011cm" draw:rotation="0"/>
    <draw:hatch draw:name="Hatching_20_404" draw:display-name="Hatching 404" draw:style="single" draw:color="#000000" draw:distance="0.011cm" draw:rotation="0"/>
    <draw:hatch draw:name="Hatching_20_405" draw:display-name="Hatching 405" draw:style="single" draw:color="#000000" draw:distance="0.011cm" draw:rotation="0"/>
    <draw:hatch draw:name="Hatching_20_406" draw:display-name="Hatching 406" draw:style="single" draw:color="#000000" draw:distance="0.011cm" draw:rotation="0"/>
    <draw:hatch draw:name="Hatching_20_407" draw:display-name="Hatching 407" draw:style="single" draw:color="#000000" draw:distance="0.011cm" draw:rotation="0"/>
    <draw:hatch draw:name="Hatching_20_408" draw:display-name="Hatching 408" draw:style="single" draw:color="#000000" draw:distance="0.011cm" draw:rotation="0"/>
    <draw:hatch draw:name="Hatching_20_409" draw:display-name="Hatching 409" draw:style="single" draw:color="#000000" draw:distance="0.011cm" draw:rotation="0"/>
    <draw:hatch draw:name="Hatching_20_410" draw:display-name="Hatching 410" draw:style="single" draw:color="#000000" draw:distance="0.011cm" draw:rotation="0"/>
    <draw:hatch draw:name="Hatching_20_411" draw:display-name="Hatching 411" draw:style="single" draw:color="#000000" draw:distance="0.011cm" draw:rotation="0"/>
    <draw:hatch draw:name="Hatching_20_412" draw:display-name="Hatching 412" draw:style="single" draw:color="#000000" draw:distance="0.011cm" draw:rotation="0"/>
    <draw:hatch draw:name="Hatching_20_413" draw:display-name="Hatching 413" draw:style="single" draw:color="#000000" draw:distance="0.011cm" draw:rotation="0"/>
    <draw:hatch draw:name="Hatching_20_414" draw:display-name="Hatching 414" draw:style="single" draw:color="#000000" draw:distance="0.011cm" draw:rotation="0"/>
    <draw:hatch draw:name="Hatching_20_415" draw:display-name="Hatching 415" draw:style="single" draw:color="#000000" draw:distance="0.011cm" draw:rotation="0"/>
    <draw:hatch draw:name="Hatching_20_416" draw:display-name="Hatching 416" draw:style="single" draw:color="#000000" draw:distance="0.011cm" draw:rotation="0"/>
    <draw:hatch draw:name="Hatching_20_417" draw:display-name="Hatching 417" draw:style="single" draw:color="#000000" draw:distance="0.011cm" draw:rotation="0"/>
    <draw:hatch draw:name="Hatching_20_418" draw:display-name="Hatching 418" draw:style="single" draw:color="#000000" draw:distance="0.011cm" draw:rotation="0"/>
    <draw:hatch draw:name="Hatching_20_419" draw:display-name="Hatching 419" draw:style="single" draw:color="#000000" draw:distance="0.011cm" draw:rotation="0"/>
    <draw:hatch draw:name="Hatching_20_420" draw:display-name="Hatching 420" draw:style="single" draw:color="#000000" draw:distance="0.011cm" draw:rotation="0"/>
    <draw:hatch draw:name="Hatching_20_421" draw:display-name="Hatching 421" draw:style="single" draw:color="#000000" draw:distance="0.011cm" draw:rotation="0"/>
    <draw:hatch draw:name="Hatching_20_422" draw:display-name="Hatching 422" draw:style="single" draw:color="#000000" draw:distance="0.011cm" draw:rotation="0"/>
    <draw:hatch draw:name="Hatching_20_423" draw:display-name="Hatching 423" draw:style="single" draw:color="#000000" draw:distance="0.011cm" draw:rotation="0"/>
    <draw:hatch draw:name="Hatching_20_424" draw:display-name="Hatching 424" draw:style="single" draw:color="#000000" draw:distance="0.011cm" draw:rotation="0"/>
    <draw:hatch draw:name="Hatching_20_425" draw:display-name="Hatching 425" draw:style="single" draw:color="#000000" draw:distance="0.011cm" draw:rotation="0"/>
    <draw:hatch draw:name="Hatching_20_426" draw:display-name="Hatching 426" draw:style="single" draw:color="#000000" draw:distance="0.011cm" draw:rotation="0"/>
    <draw:hatch draw:name="Hatching_20_427" draw:display-name="Hatching 427" draw:style="single" draw:color="#000000" draw:distance="0.011cm" draw:rotation="0"/>
    <draw:hatch draw:name="Hatching_20_428" draw:display-name="Hatching 428" draw:style="single" draw:color="#000000" draw:distance="0.011cm" draw:rotation="0"/>
    <draw:hatch draw:name="Hatching_20_429" draw:display-name="Hatching 429" draw:style="single" draw:color="#000000" draw:distance="0.011cm" draw:rotation="0"/>
    <draw:hatch draw:name="Hatching_20_430" draw:display-name="Hatching 430" draw:style="single" draw:color="#000000" draw:distance="0.011cm" draw:rotation="0"/>
    <draw:hatch draw:name="Hatching_20_431" draw:display-name="Hatching 431" draw:style="single" draw:color="#000000" draw:distance="0.011cm" draw:rotation="0"/>
    <draw:hatch draw:name="Hatching_20_432" draw:display-name="Hatching 432" draw:style="single" draw:color="#000000" draw:distance="0.011cm" draw:rotation="0"/>
    <draw:hatch draw:name="Hatching_20_433" draw:display-name="Hatching 433" draw:style="single" draw:color="#000000" draw:distance="0.011cm" draw:rotation="0"/>
    <draw:hatch draw:name="Hatching_20_434" draw:display-name="Hatching 434" draw:style="single" draw:color="#000000" draw:distance="0.011cm" draw:rotation="0"/>
    <draw:hatch draw:name="Hatching_20_435" draw:display-name="Hatching 435" draw:style="single" draw:color="#000000" draw:distance="0.011cm" draw:rotation="0"/>
    <draw:hatch draw:name="Hatching_20_436" draw:display-name="Hatching 436" draw:style="single" draw:color="#000000" draw:distance="0.011cm" draw:rotation="0"/>
    <draw:hatch draw:name="Hatching_20_437" draw:display-name="Hatching 437" draw:style="single" draw:color="#000000" draw:distance="0.011cm" draw:rotation="0"/>
    <draw:hatch draw:name="Hatching_20_438" draw:display-name="Hatching 438" draw:style="single" draw:color="#000000" draw:distance="0.011cm" draw:rotation="0"/>
    <draw:hatch draw:name="Hatching_20_439" draw:display-name="Hatching 439" draw:style="single" draw:color="#000000" draw:distance="0.011cm" draw:rotation="0"/>
    <draw:hatch draw:name="Hatching_20_440" draw:display-name="Hatching 440" draw:style="single" draw:color="#000000" draw:distance="0.011cm" draw:rotation="0"/>
    <draw:hatch draw:name="Hatching_20_441" draw:display-name="Hatching 441" draw:style="single" draw:color="#000000" draw:distance="0.011cm" draw:rotation="0"/>
    <draw:hatch draw:name="Hatching_20_442" draw:display-name="Hatching 442" draw:style="single" draw:color="#000000" draw:distance="0.011cm" draw:rotation="0"/>
    <draw:hatch draw:name="Hatching_20_443" draw:display-name="Hatching 443" draw:style="single" draw:color="#000000" draw:distance="0.011cm" draw:rotation="0"/>
    <draw:hatch draw:name="Hatching_20_444" draw:display-name="Hatching 444" draw:style="single" draw:color="#000000" draw:distance="0.011cm" draw:rotation="0"/>
    <draw:hatch draw:name="Hatching_20_445" draw:display-name="Hatching 445" draw:style="single" draw:color="#000000" draw:distance="0.011cm" draw:rotation="0"/>
    <draw:hatch draw:name="Hatching_20_446" draw:display-name="Hatching 446" draw:style="single" draw:color="#000000" draw:distance="0.011cm" draw:rotation="0"/>
    <draw:hatch draw:name="Hatching_20_447" draw:display-name="Hatching 447" draw:style="single" draw:color="#000000" draw:distance="0.011cm" draw:rotation="0"/>
    <draw:hatch draw:name="Hatching_20_448" draw:display-name="Hatching 448" draw:style="single" draw:color="#000000" draw:distance="0.011cm" draw:rotation="0"/>
    <draw:hatch draw:name="Hatching_20_449" draw:display-name="Hatching 449" draw:style="single" draw:color="#000000" draw:distance="0.011cm" draw:rotation="0"/>
    <draw:hatch draw:name="Hatching_20_450" draw:display-name="Hatching 450" draw:style="single" draw:color="#000000" draw:distance="0.011cm" draw:rotation="0"/>
    <draw:hatch draw:name="Hatching_20_451" draw:display-name="Hatching 451" draw:style="single" draw:color="#000000" draw:distance="0.011cm" draw:rotation="0"/>
    <draw:hatch draw:name="Hatching_20_452" draw:display-name="Hatching 452" draw:style="single" draw:color="#000000" draw:distance="0.011cm" draw:rotation="0"/>
    <draw:hatch draw:name="Hatching_20_453" draw:display-name="Hatching 453" draw:style="single" draw:color="#000000" draw:distance="0.011cm" draw:rotation="0"/>
    <draw:hatch draw:name="Hatching_20_454" draw:display-name="Hatching 454" draw:style="single" draw:color="#000000" draw:distance="0.011cm" draw:rotation="0"/>
    <draw:hatch draw:name="Hatching_20_455" draw:display-name="Hatching 455" draw:style="single" draw:color="#000000" draw:distance="0.011cm" draw:rotation="0"/>
    <draw:hatch draw:name="Hatching_20_456" draw:display-name="Hatching 456" draw:style="single" draw:color="#000000" draw:distance="0.011cm" draw:rotation="0"/>
    <draw:hatch draw:name="Hatching_20_457" draw:display-name="Hatching 457" draw:style="single" draw:color="#000000" draw:distance="0.011cm" draw:rotation="0"/>
    <draw:hatch draw:name="Hatching_20_458" draw:display-name="Hatching 458" draw:style="single" draw:color="#000000" draw:distance="0.011cm" draw:rotation="0"/>
    <draw:hatch draw:name="Hatching_20_459" draw:display-name="Hatching 459" draw:style="single" draw:color="#000000" draw:distance="0.011cm" draw:rotation="0"/>
    <draw:hatch draw:name="Hatching_20_460" draw:display-name="Hatching 460" draw:style="single" draw:color="#000000" draw:distance="0.011cm" draw:rotation="0"/>
    <draw:hatch draw:name="Hatching_20_461" draw:display-name="Hatching 461" draw:style="single" draw:color="#000000" draw:distance="0.011cm" draw:rotation="0"/>
    <draw:hatch draw:name="Hatching_20_462" draw:display-name="Hatching 462" draw:style="single" draw:color="#000000" draw:distance="0.011cm" draw:rotation="0"/>
    <draw:hatch draw:name="Hatching_20_463" draw:display-name="Hatching 463" draw:style="single" draw:color="#000000" draw:distance="0.011cm" draw:rotation="0"/>
    <draw:hatch draw:name="Hatching_20_464" draw:display-name="Hatching 464" draw:style="single" draw:color="#000000" draw:distance="0.011cm" draw:rotation="0"/>
    <draw:hatch draw:name="Hatching_20_465" draw:display-name="Hatching 465" draw:style="single" draw:color="#000000" draw:distance="0.011cm" draw:rotation="0"/>
    <draw:hatch draw:name="Hatching_20_466" draw:display-name="Hatching 466" draw:style="single" draw:color="#000000" draw:distance="0.011cm" draw:rotation="0"/>
    <draw:hatch draw:name="Hatching_20_467" draw:display-name="Hatching 467" draw:style="single" draw:color="#000000" draw:distance="0.011cm" draw:rotation="0"/>
    <draw:hatch draw:name="Hatching_20_468" draw:display-name="Hatching 468" draw:style="single" draw:color="#000000" draw:distance="0.011cm" draw:rotation="0"/>
    <draw:hatch draw:name="Hatching_20_469" draw:display-name="Hatching 469" draw:style="single" draw:color="#000000" draw:distance="0.011cm" draw:rotation="0"/>
    <draw:hatch draw:name="Hatching_20_470" draw:display-name="Hatching 470" draw:style="single" draw:color="#000000" draw:distance="0.011cm" draw:rotation="0"/>
    <draw:hatch draw:name="Hatching_20_471" draw:display-name="Hatching 471" draw:style="single" draw:color="#000000" draw:distance="0.011cm" draw:rotation="0"/>
    <draw:hatch draw:name="Hatching_20_472" draw:display-name="Hatching 472" draw:style="single" draw:color="#000000" draw:distance="0.011cm" draw:rotation="0"/>
    <draw:hatch draw:name="Hatching_20_473" draw:display-name="Hatching 473" draw:style="single" draw:color="#000000" draw:distance="0.011cm" draw:rotation="0"/>
    <draw:hatch draw:name="Hatching_20_474" draw:display-name="Hatching 474" draw:style="single" draw:color="#000000" draw:distance="0.011cm" draw:rotation="0"/>
    <draw:hatch draw:name="Hatching_20_475" draw:display-name="Hatching 475" draw:style="single" draw:color="#000000" draw:distance="0.011cm" draw:rotation="0"/>
    <draw:hatch draw:name="Hatching_20_476" draw:display-name="Hatching 476" draw:style="single" draw:color="#000000" draw:distance="0.011cm" draw:rotation="0"/>
    <draw:hatch draw:name="Hatching_20_477" draw:display-name="Hatching 477" draw:style="single" draw:color="#000000" draw:distance="0.011cm" draw:rotation="0"/>
    <draw:hatch draw:name="Hatching_20_478" draw:display-name="Hatching 478" draw:style="single" draw:color="#000000" draw:distance="0.011cm" draw:rotation="0"/>
    <draw:hatch draw:name="Hatching_20_479" draw:display-name="Hatching 479" draw:style="single" draw:color="#000000" draw:distance="0.011cm" draw:rotation="0"/>
    <draw:hatch draw:name="Hatching_20_480" draw:display-name="Hatching 480" draw:style="single" draw:color="#000000" draw:distance="0.011cm" draw:rotation="0"/>
    <draw:hatch draw:name="Hatching_20_481" draw:display-name="Hatching 481" draw:style="single" draw:color="#000000" draw:distance="0.011cm" draw:rotation="0"/>
    <draw:hatch draw:name="Hatching_20_482" draw:display-name="Hatching 482" draw:style="single" draw:color="#000000" draw:distance="0.011cm" draw:rotation="0"/>
    <draw:hatch draw:name="Hatching_20_483" draw:display-name="Hatching 483" draw:style="single" draw:color="#000000" draw:distance="0.011cm" draw:rotation="0"/>
    <draw:hatch draw:name="Hatching_20_484" draw:display-name="Hatching 484" draw:style="single" draw:color="#000000" draw:distance="0.011cm" draw:rotation="0"/>
    <draw:hatch draw:name="Hatching_20_485" draw:display-name="Hatching 485" draw:style="single" draw:color="#000000" draw:distance="0.011cm" draw:rotation="0"/>
    <draw:hatch draw:name="Hatching_20_486" draw:display-name="Hatching 486" draw:style="single" draw:color="#000000" draw:distance="0.011cm" draw:rotation="0"/>
    <draw:hatch draw:name="Hatching_20_487" draw:display-name="Hatching 487" draw:style="single" draw:color="#000000" draw:distance="0.011cm" draw:rotation="0"/>
    <draw:hatch draw:name="Hatching_20_488" draw:display-name="Hatching 488" draw:style="single" draw:color="#000000" draw:distance="0.011cm" draw:rotation="0"/>
    <draw:hatch draw:name="Hatching_20_489" draw:display-name="Hatching 489" draw:style="single" draw:color="#000000" draw:distance="0.011cm" draw:rotation="0"/>
    <draw:hatch draw:name="Hatching_20_490" draw:display-name="Hatching 490" draw:style="single" draw:color="#000000" draw:distance="0.011cm" draw:rotation="0"/>
    <draw:hatch draw:name="Hatching_20_491" draw:display-name="Hatching 491" draw:style="single" draw:color="#000000" draw:distance="0.011cm" draw:rotation="0"/>
    <draw:hatch draw:name="Hatching_20_492" draw:display-name="Hatching 492" draw:style="single" draw:color="#000000" draw:distance="0.011cm" draw:rotation="0"/>
    <draw:hatch draw:name="Hatching_20_493" draw:display-name="Hatching 493" draw:style="single" draw:color="#000000" draw:distance="0.011cm" draw:rotation="0"/>
    <draw:hatch draw:name="Hatching_20_494" draw:display-name="Hatching 494" draw:style="single" draw:color="#000000" draw:distance="0.011cm" draw:rotation="0"/>
    <draw:hatch draw:name="Hatching_20_495" draw:display-name="Hatching 495" draw:style="single" draw:color="#000000" draw:distance="0.011cm" draw:rotation="0"/>
    <draw:hatch draw:name="Hatching_20_496" draw:display-name="Hatching 496" draw:style="single" draw:color="#000000" draw:distance="0.011cm" draw:rotation="0"/>
    <draw:hatch draw:name="Hatching_20_497" draw:display-name="Hatching 497" draw:style="single" draw:color="#000000" draw:distance="0.011cm" draw:rotation="0"/>
    <draw:hatch draw:name="Hatching_20_498" draw:display-name="Hatching 498" draw:style="single" draw:color="#000000" draw:distance="0.011cm" draw:rotation="0"/>
    <draw:hatch draw:name="Hatching_20_499" draw:display-name="Hatching 499" draw:style="single" draw:color="#000000" draw:distance="0.011cm" draw:rotation="0"/>
    <draw:hatch draw:name="Hatching_20_500" draw:display-name="Hatching 500" draw:style="single" draw:color="#000000" draw:distance="0.011cm" draw:rotation="0"/>
    <draw:hatch draw:name="Hatching_20_501" draw:display-name="Hatching 501" draw:style="single" draw:color="#000000" draw:distance="0.011cm" draw:rotation="0"/>
    <draw:hatch draw:name="Hatching_20_502" draw:display-name="Hatching 502" draw:style="single" draw:color="#000000" draw:distance="0.011cm" draw:rotation="0"/>
    <draw:hatch draw:name="Hatching_20_503" draw:display-name="Hatching 503" draw:style="single" draw:color="#000000" draw:distance="0.011cm" draw:rotation="0"/>
    <draw:hatch draw:name="Hatching_20_504" draw:display-name="Hatching 504" draw:style="single" draw:color="#000000" draw:distance="0.011cm" draw:rotation="0"/>
    <draw:hatch draw:name="Hatching_20_505" draw:display-name="Hatching 505" draw:style="single" draw:color="#000000" draw:distance="0.011cm" draw:rotation="0"/>
    <draw:hatch draw:name="Hatching_20_506" draw:display-name="Hatching 506" draw:style="single" draw:color="#000000" draw:distance="0.011cm" draw:rotation="0"/>
    <draw:hatch draw:name="Hatching_20_507" draw:display-name="Hatching 507" draw:style="single" draw:color="#000000" draw:distance="0.011cm" draw:rotation="0"/>
    <draw:hatch draw:name="Hatching_20_508" draw:display-name="Hatching 508" draw:style="single" draw:color="#000000" draw:distance="0.011cm" draw:rotation="0"/>
    <draw:hatch draw:name="Hatching_20_509" draw:display-name="Hatching 509" draw:style="single" draw:color="#000000" draw:distance="0.011cm" draw:rotation="0"/>
    <draw:hatch draw:name="Hatching_20_510" draw:display-name="Hatching 510" draw:style="single" draw:color="#000000" draw:distance="0.011cm" draw:rotation="0"/>
    <draw:hatch draw:name="Hatching_20_511" draw:display-name="Hatching 511" draw:style="single" draw:color="#000000" draw:distance="0.011cm" draw:rotation="0"/>
    <draw:hatch draw:name="Hatching_20_512" draw:display-name="Hatching 512" draw:style="single" draw:color="#000000" draw:distance="0.011cm" draw:rotation="0"/>
    <draw:hatch draw:name="Hatching_20_513" draw:display-name="Hatching 513" draw:style="single" draw:color="#000000" draw:distance="0.011cm" draw:rotation="0"/>
    <draw:hatch draw:name="Hatching_20_514" draw:display-name="Hatching 514" draw:style="single" draw:color="#000000" draw:distance="0.011cm" draw:rotation="0"/>
    <draw:hatch draw:name="Hatching_20_515" draw:display-name="Hatching 515" draw:style="single" draw:color="#000000" draw:distance="0.011cm" draw:rotation="0"/>
    <draw:hatch draw:name="Hatching_20_516" draw:display-name="Hatching 516" draw:style="single" draw:color="#000000" draw:distance="0.011cm" draw:rotation="0"/>
    <draw:hatch draw:name="Hatching_20_517" draw:display-name="Hatching 517" draw:style="single" draw:color="#000000" draw:distance="0.011cm" draw:rotation="0"/>
    <draw:hatch draw:name="Hatching_20_518" draw:display-name="Hatching 518" draw:style="single" draw:color="#000000" draw:distance="0.011cm" draw:rotation="0"/>
    <draw:hatch draw:name="Hatching_20_519" draw:display-name="Hatching 519" draw:style="single" draw:color="#000000" draw:distance="0.011cm" draw:rotation="0"/>
    <draw:hatch draw:name="Hatching_20_520" draw:display-name="Hatching 520" draw:style="single" draw:color="#000000" draw:distance="0.011cm" draw:rotation="0"/>
    <draw:hatch draw:name="Hatching_20_521" draw:display-name="Hatching 521" draw:style="single" draw:color="#000000" draw:distance="0.011cm" draw:rotation="0"/>
    <draw:hatch draw:name="Hatching_20_522" draw:display-name="Hatching 522" draw:style="single" draw:color="#000000" draw:distance="0.011cm" draw:rotation="0"/>
    <draw:hatch draw:name="Hatching_20_523" draw:display-name="Hatching 523" draw:style="single" draw:color="#000000" draw:distance="0.011cm" draw:rotation="0"/>
    <draw:hatch draw:name="Hatching_20_524" draw:display-name="Hatching 524" draw:style="single" draw:color="#000000" draw:distance="0.011cm" draw:rotation="0"/>
    <draw:hatch draw:name="Hatching_20_525" draw:display-name="Hatching 525" draw:style="single" draw:color="#000000" draw:distance="0.011cm" draw:rotation="0"/>
    <draw:hatch draw:name="Hatching_20_526" draw:display-name="Hatching 526" draw:style="single" draw:color="#000000" draw:distance="0.011cm" draw:rotation="0"/>
    <draw:hatch draw:name="Hatching_20_527" draw:display-name="Hatching 527" draw:style="single" draw:color="#000000" draw:distance="0.011cm" draw:rotation="0"/>
    <draw:hatch draw:name="Hatching_20_528" draw:display-name="Hatching 528" draw:style="single" draw:color="#000000" draw:distance="0.011cm" draw:rotation="0"/>
    <draw:hatch draw:name="Hatching_20_529" draw:display-name="Hatching 529" draw:style="single" draw:color="#000000" draw:distance="0.011cm" draw:rotation="0"/>
    <draw:hatch draw:name="Hatching_20_530" draw:display-name="Hatching 530" draw:style="single" draw:color="#000000" draw:distance="0.011cm" draw:rotation="0"/>
    <draw:hatch draw:name="Hatching_20_531" draw:display-name="Hatching 531" draw:style="single" draw:color="#000000" draw:distance="0.011cm" draw:rotation="0"/>
    <draw:hatch draw:name="Hatching_20_532" draw:display-name="Hatching 532" draw:style="single" draw:color="#000000" draw:distance="0.011cm" draw:rotation="0"/>
    <draw:hatch draw:name="Hatching_20_533" draw:display-name="Hatching 533" draw:style="single" draw:color="#000000" draw:distance="0.011cm" draw:rotation="0"/>
    <draw:hatch draw:name="Hatching_20_534" draw:display-name="Hatching 534" draw:style="single" draw:color="#000000" draw:distance="0.011cm" draw:rotation="0"/>
    <draw:hatch draw:name="Hatching_20_535" draw:display-name="Hatching 535" draw:style="single" draw:color="#000000" draw:distance="0.011cm" draw:rotation="0"/>
    <draw:hatch draw:name="Hatching_20_536" draw:display-name="Hatching 536" draw:style="single" draw:color="#000000" draw:distance="0.011cm" draw:rotation="0"/>
    <draw:hatch draw:name="Hatching_20_537" draw:display-name="Hatching 537" draw:style="single" draw:color="#000000" draw:distance="0.011cm" draw:rotation="0"/>
    <draw:hatch draw:name="Hatching_20_538" draw:display-name="Hatching 538" draw:style="single" draw:color="#000000" draw:distance="0.011cm" draw:rotation="0"/>
    <draw:hatch draw:name="Hatching_20_539" draw:display-name="Hatching 539" draw:style="single" draw:color="#000000" draw:distance="0.011cm" draw:rotation="0"/>
    <draw:hatch draw:name="Hatching_20_540" draw:display-name="Hatching 540" draw:style="single" draw:color="#000000" draw:distance="0.011cm" draw:rotation="0"/>
    <draw:hatch draw:name="Hatching_20_541" draw:display-name="Hatching 541" draw:style="single" draw:color="#000000" draw:distance="0.011cm" draw:rotation="0"/>
    <draw:hatch draw:name="Hatching_20_542" draw:display-name="Hatching 542" draw:style="single" draw:color="#000000" draw:distance="0.011cm" draw:rotation="0"/>
    <draw:hatch draw:name="Hatching_20_543" draw:display-name="Hatching 543" draw:style="single" draw:color="#000000" draw:distance="0.011cm" draw:rotation="0"/>
    <draw:hatch draw:name="Hatching_20_544" draw:display-name="Hatching 544" draw:style="single" draw:color="#000000" draw:distance="0.011cm" draw:rotation="0"/>
    <draw:hatch draw:name="Hatching_20_545" draw:display-name="Hatching 545" draw:style="single" draw:color="#000000" draw:distance="0.011cm" draw:rotation="0"/>
    <draw:hatch draw:name="Hatching_20_546" draw:display-name="Hatching 546" draw:style="single" draw:color="#000000" draw:distance="0.011cm" draw:rotation="0"/>
    <draw:hatch draw:name="Hatching_20_547" draw:display-name="Hatching 547" draw:style="single" draw:color="#000000" draw:distance="0.011cm" draw:rotation="0"/>
    <draw:hatch draw:name="Hatching_20_548" draw:display-name="Hatching 548" draw:style="single" draw:color="#000000" draw:distance="0.011cm" draw:rotation="0"/>
    <draw:hatch draw:name="Hatching_20_549" draw:display-name="Hatching 549" draw:style="single" draw:color="#000000" draw:distance="0.011cm" draw:rotation="0"/>
    <draw:hatch draw:name="Hatching_20_550" draw:display-name="Hatching 550" draw:style="single" draw:color="#000000" draw:distance="0.011cm" draw:rotation="0"/>
    <draw:hatch draw:name="Hatching_20_551" draw:display-name="Hatching 551" draw:style="single" draw:color="#000000" draw:distance="0.011cm" draw:rotation="0"/>
    <draw:hatch draw:name="Hatching_20_552" draw:display-name="Hatching 552" draw:style="single" draw:color="#000000" draw:distance="0.011cm" draw:rotation="0"/>
    <draw:hatch draw:name="Hatching_20_553" draw:display-name="Hatching 553" draw:style="single" draw:color="#000000" draw:distance="0.011cm" draw:rotation="0"/>
    <draw:hatch draw:name="Hatching_20_554" draw:display-name="Hatching 554" draw:style="single" draw:color="#000000" draw:distance="0.011cm" draw:rotation="0"/>
    <draw:hatch draw:name="Hatching_20_555" draw:display-name="Hatching 555" draw:style="single" draw:color="#000000" draw:distance="0.011cm" draw:rotation="0"/>
    <draw:hatch draw:name="Hatching_20_556" draw:display-name="Hatching 556" draw:style="single" draw:color="#000000" draw:distance="0.011cm" draw:rotation="0"/>
    <draw:hatch draw:name="Hatching_20_557" draw:display-name="Hatching 557" draw:style="single" draw:color="#000000" draw:distance="0.011cm" draw:rotation="0"/>
    <draw:hatch draw:name="Hatching_20_558" draw:display-name="Hatching 558" draw:style="single" draw:color="#000000" draw:distance="0.011cm" draw:rotation="0"/>
    <draw:hatch draw:name="Hatching_20_559" draw:display-name="Hatching 559" draw:style="single" draw:color="#000000" draw:distance="0.011cm" draw:rotation="0"/>
    <draw:hatch draw:name="Hatching_20_560" draw:display-name="Hatching 560" draw:style="single" draw:color="#000000" draw:distance="0.011cm" draw:rotation="0"/>
    <draw:hatch draw:name="Hatching_20_561" draw:display-name="Hatching 561" draw:style="single" draw:color="#000000" draw:distance="0.011cm" draw:rotation="0"/>
    <draw:hatch draw:name="Hatching_20_562" draw:display-name="Hatching 562" draw:style="single" draw:color="#000000" draw:distance="0.011cm" draw:rotation="0"/>
    <draw:hatch draw:name="Hatching_20_563" draw:display-name="Hatching 563" draw:style="single" draw:color="#000000" draw:distance="0.011cm" draw:rotation="0"/>
    <draw:hatch draw:name="Hatching_20_564" draw:display-name="Hatching 564" draw:style="single" draw:color="#000000" draw:distance="0.011cm" draw:rotation="0"/>
    <draw:hatch draw:name="Hatching_20_565" draw:display-name="Hatching 565" draw:style="single" draw:color="#000000" draw:distance="0.011cm" draw:rotation="0"/>
    <draw:hatch draw:name="Hatching_20_566" draw:display-name="Hatching 566" draw:style="single" draw:color="#000000" draw:distance="0.011cm" draw:rotation="0"/>
    <draw:hatch draw:name="Hatching_20_567" draw:display-name="Hatching 567" draw:style="single" draw:color="#000000" draw:distance="0.011cm" draw:rotation="0"/>
    <draw:hatch draw:name="Hatching_20_568" draw:display-name="Hatching 568" draw:style="single" draw:color="#000000" draw:distance="0.011cm" draw:rotation="0"/>
    <draw:hatch draw:name="Hatching_20_569" draw:display-name="Hatching 569" draw:style="single" draw:color="#000000" draw:distance="0.011cm" draw:rotation="0"/>
    <draw:hatch draw:name="Hatching_20_570" draw:display-name="Hatching 570" draw:style="single" draw:color="#000000" draw:distance="0.011cm" draw:rotation="0"/>
    <draw:hatch draw:name="Hatching_20_571" draw:display-name="Hatching 571" draw:style="single" draw:color="#000000" draw:distance="0.011cm" draw:rotation="0"/>
    <draw:hatch draw:name="Hatching_20_572" draw:display-name="Hatching 572" draw:style="single" draw:color="#000000" draw:distance="0.011cm" draw:rotation="0"/>
    <draw:hatch draw:name="Hatching_20_573" draw:display-name="Hatching 573" draw:style="single" draw:color="#000000" draw:distance="0.011cm" draw:rotation="0"/>
    <draw:hatch draw:name="Hatching_20_574" draw:display-name="Hatching 574" draw:style="single" draw:color="#000000" draw:distance="0.011cm" draw:rotation="0"/>
    <draw:hatch draw:name="Hatching_20_575" draw:display-name="Hatching 575" draw:style="single" draw:color="#000000" draw:distance="0.011cm" draw:rotation="0"/>
    <draw:hatch draw:name="Hatching_20_576" draw:display-name="Hatching 576" draw:style="single" draw:color="#000000" draw:distance="0.011cm" draw:rotation="0"/>
    <draw:hatch draw:name="Hatching_20_577" draw:display-name="Hatching 577" draw:style="single" draw:color="#000000" draw:distance="0.011cm" draw:rotation="0"/>
    <draw:hatch draw:name="Hatching_20_578" draw:display-name="Hatching 578" draw:style="single" draw:color="#000000" draw:distance="0.011cm" draw:rotation="0"/>
    <draw:hatch draw:name="Hatching_20_579" draw:display-name="Hatching 579" draw:style="single" draw:color="#000000" draw:distance="0.011cm" draw:rotation="0"/>
    <draw:hatch draw:name="Hatching_20_580" draw:display-name="Hatching 580" draw:style="single" draw:color="#000000" draw:distance="0.011cm" draw:rotation="0"/>
    <draw:hatch draw:name="Hatching_20_581" draw:display-name="Hatching 581" draw:style="single" draw:color="#000000" draw:distance="0.011cm" draw:rotation="0"/>
    <draw:hatch draw:name="Hatching_20_582" draw:display-name="Hatching 582" draw:style="single" draw:color="#000000" draw:distance="0.011cm" draw:rotation="0"/>
    <draw:hatch draw:name="Hatching_20_583" draw:display-name="Hatching 583" draw:style="single" draw:color="#000000" draw:distance="0.011cm" draw:rotation="0"/>
    <draw:hatch draw:name="Hatching_20_584" draw:display-name="Hatching 584" draw:style="single" draw:color="#000000" draw:distance="0.011cm" draw:rotation="0"/>
    <draw:hatch draw:name="Hatching_20_585" draw:display-name="Hatching 585" draw:style="single" draw:color="#000000" draw:distance="0.011cm" draw:rotation="0"/>
    <draw:hatch draw:name="Hatching_20_586" draw:display-name="Hatching 586" draw:style="single" draw:color="#000000" draw:distance="0.011cm" draw:rotation="0"/>
    <draw:hatch draw:name="Hatching_20_587" draw:display-name="Hatching 587" draw:style="single" draw:color="#000000" draw:distance="0.011cm" draw:rotation="0"/>
    <draw:hatch draw:name="Hatching_20_588" draw:display-name="Hatching 588" draw:style="single" draw:color="#000000" draw:distance="0.011cm" draw:rotation="0"/>
    <draw:hatch draw:name="Hatching_20_589" draw:display-name="Hatching 589" draw:style="single" draw:color="#000000" draw:distance="0.011cm" draw:rotation="0"/>
    <draw:hatch draw:name="Hatching_20_590" draw:display-name="Hatching 590" draw:style="single" draw:color="#000000" draw:distance="0.011cm" draw:rotation="0"/>
    <draw:hatch draw:name="Hatching_20_591" draw:display-name="Hatching 591" draw:style="single" draw:color="#000000" draw:distance="0.011cm" draw:rotation="0"/>
    <draw:hatch draw:name="Hatching_20_592" draw:display-name="Hatching 592" draw:style="single" draw:color="#000000" draw:distance="0.011cm" draw:rotation="0"/>
    <draw:hatch draw:name="Hatching_20_593" draw:display-name="Hatching 593" draw:style="single" draw:color="#000000" draw:distance="0.011cm" draw:rotation="0"/>
    <draw:hatch draw:name="Hatching_20_594" draw:display-name="Hatching 594" draw:style="single" draw:color="#000000" draw:distance="0.011cm" draw:rotation="0"/>
    <draw:hatch draw:name="Hatching_20_595" draw:display-name="Hatching 595" draw:style="single" draw:color="#000000" draw:distance="0.011cm" draw:rotation="0"/>
    <draw:hatch draw:name="Hatching_20_596" draw:display-name="Hatching 596" draw:style="single" draw:color="#000000" draw:distance="0.011cm" draw:rotation="0"/>
    <draw:hatch draw:name="Hatching_20_597" draw:display-name="Hatching 597" draw:style="single" draw:color="#000000" draw:distance="0.011cm" draw:rotation="0"/>
    <draw:hatch draw:name="Hatching_20_598" draw:display-name="Hatching 598" draw:style="single" draw:color="#000000" draw:distance="0.011cm" draw:rotation="0"/>
    <draw:hatch draw:name="Hatching_20_599" draw:display-name="Hatching 599" draw:style="single" draw:color="#000000" draw:distance="0.011cm" draw:rotation="0"/>
    <draw:hatch draw:name="Hatching_20_600" draw:display-name="Hatching 600" draw:style="single" draw:color="#000000" draw:distance="0.011cm" draw:rotation="0"/>
    <draw:hatch draw:name="Hatching_20_601" draw:display-name="Hatching 601" draw:style="single" draw:color="#000000" draw:distance="0.011cm" draw:rotation="0"/>
    <draw:hatch draw:name="Hatching_20_602" draw:display-name="Hatching 602" draw:style="single" draw:color="#000000" draw:distance="0.011cm" draw:rotation="0"/>
    <draw:hatch draw:name="Hatching_20_603" draw:display-name="Hatching 603" draw:style="single" draw:color="#000000" draw:distance="0.011cm" draw:rotation="0"/>
    <draw:hatch draw:name="Hatching_20_604" draw:display-name="Hatching 604" draw:style="single" draw:color="#000000" draw:distance="0.011cm" draw:rotation="0"/>
    <draw:hatch draw:name="Hatching_20_605" draw:display-name="Hatching 605" draw:style="single" draw:color="#000000" draw:distance="0.011cm" draw:rotation="0"/>
    <draw:hatch draw:name="Hatching_20_606" draw:display-name="Hatching 606" draw:style="single" draw:color="#000000" draw:distance="0.011cm" draw:rotation="0"/>
    <draw:hatch draw:name="Hatching_20_607" draw:display-name="Hatching 607" draw:style="single" draw:color="#000000" draw:distance="0.011cm" draw:rotation="0"/>
    <draw:hatch draw:name="Hatching_20_608" draw:display-name="Hatching 608" draw:style="single" draw:color="#000000" draw:distance="0.011cm" draw:rotation="0"/>
    <draw:hatch draw:name="Hatching_20_609" draw:display-name="Hatching 609" draw:style="single" draw:color="#000000" draw:distance="0.011cm" draw:rotation="0"/>
    <draw:hatch draw:name="Hatching_20_610" draw:display-name="Hatching 610" draw:style="single" draw:color="#000000" draw:distance="0.011cm" draw:rotation="0"/>
    <draw:hatch draw:name="Hatching_20_611" draw:display-name="Hatching 611" draw:style="single" draw:color="#000000" draw:distance="0.011cm" draw:rotation="0"/>
    <draw:hatch draw:name="Hatching_20_612" draw:display-name="Hatching 612" draw:style="single" draw:color="#000000" draw:distance="0.011cm" draw:rotation="0"/>
    <draw:hatch draw:name="Hatching_20_613" draw:display-name="Hatching 613" draw:style="single" draw:color="#000000" draw:distance="0.011cm" draw:rotation="0"/>
    <draw:hatch draw:name="Hatching_20_614" draw:display-name="Hatching 614" draw:style="single" draw:color="#000000" draw:distance="0.011cm" draw:rotation="0"/>
    <draw:hatch draw:name="Hatching_20_615" draw:display-name="Hatching 615" draw:style="single" draw:color="#000000" draw:distance="0.011cm" draw:rotation="0"/>
    <draw:hatch draw:name="Hatching_20_616" draw:display-name="Hatching 616" draw:style="single" draw:color="#000000" draw:distance="0.011cm" draw:rotation="0"/>
    <draw:hatch draw:name="Hatching_20_617" draw:display-name="Hatching 617" draw:style="single" draw:color="#000000" draw:distance="0.011cm" draw:rotation="0"/>
    <draw:hatch draw:name="Hatching_20_618" draw:display-name="Hatching 618" draw:style="single" draw:color="#000000" draw:distance="0.011cm" draw:rotation="0"/>
    <draw:hatch draw:name="Hatching_20_619" draw:display-name="Hatching 619" draw:style="single" draw:color="#000000" draw:distance="0.011cm" draw:rotation="0"/>
    <draw:hatch draw:name="Hatching_20_620" draw:display-name="Hatching 620" draw:style="single" draw:color="#000000" draw:distance="0.011cm" draw:rotation="0"/>
    <draw:hatch draw:name="Hatching_20_621" draw:display-name="Hatching 621" draw:style="single" draw:color="#000000" draw:distance="0.011cm" draw:rotation="0"/>
    <draw:hatch draw:name="Hatching_20_622" draw:display-name="Hatching 622" draw:style="single" draw:color="#000000" draw:distance="0.011cm" draw:rotation="0"/>
    <draw:hatch draw:name="Hatching_20_623" draw:display-name="Hatching 623" draw:style="single" draw:color="#000000" draw:distance="0.011cm" draw:rotation="0"/>
    <draw:hatch draw:name="Hatching_20_624" draw:display-name="Hatching 624" draw:style="single" draw:color="#000000" draw:distance="0.011cm" draw:rotation="0"/>
    <draw:hatch draw:name="Hatching_20_625" draw:display-name="Hatching 625" draw:style="single" draw:color="#000000" draw:distance="0.011cm" draw:rotation="0"/>
    <draw:hatch draw:name="Hatching_20_626" draw:display-name="Hatching 626" draw:style="single" draw:color="#000000" draw:distance="0.011cm" draw:rotation="0"/>
    <draw:hatch draw:name="Hatching_20_627" draw:display-name="Hatching 627" draw:style="single" draw:color="#000000" draw:distance="0.011cm" draw:rotation="0"/>
    <draw:hatch draw:name="Hatching_20_628" draw:display-name="Hatching 628" draw:style="single" draw:color="#000000" draw:distance="0.011cm" draw:rotation="0"/>
    <draw:hatch draw:name="Hatching_20_629" draw:display-name="Hatching 629" draw:style="single" draw:color="#000000" draw:distance="0.011cm" draw:rotation="0"/>
    <draw:hatch draw:name="Hatching_20_630" draw:display-name="Hatching 630" draw:style="single" draw:color="#000000" draw:distance="0.011cm" draw:rotation="0"/>
    <draw:hatch draw:name="Hatching_20_631" draw:display-name="Hatching 631" draw:style="single" draw:color="#000000" draw:distance="0.011cm" draw:rotation="0"/>
    <draw:hatch draw:name="Hatching_20_632" draw:display-name="Hatching 632" draw:style="single" draw:color="#000000" draw:distance="0.011cm" draw:rotation="0"/>
    <draw:hatch draw:name="Hatching_20_633" draw:display-name="Hatching 633" draw:style="single" draw:color="#000000" draw:distance="0.011cm" draw:rotation="0"/>
    <draw:hatch draw:name="Hatching_20_634" draw:display-name="Hatching 634" draw:style="single" draw:color="#000000" draw:distance="0.011cm" draw:rotation="0"/>
    <draw:hatch draw:name="Hatching_20_635" draw:display-name="Hatching 635" draw:style="single" draw:color="#000000" draw:distance="0.011cm" draw:rotation="0"/>
    <draw:hatch draw:name="Hatching_20_636" draw:display-name="Hatching 636" draw:style="single" draw:color="#000000" draw:distance="0.011cm" draw:rotation="0"/>
    <draw:hatch draw:name="Hatching_20_637" draw:display-name="Hatching 637" draw:style="single" draw:color="#000000" draw:distance="0.011cm" draw:rotation="0"/>
    <draw:hatch draw:name="Hatching_20_638" draw:display-name="Hatching 638" draw:style="single" draw:color="#000000" draw:distance="0.011cm" draw:rotation="0"/>
    <draw:hatch draw:name="Hatching_20_639" draw:display-name="Hatching 639" draw:style="single" draw:color="#000000" draw:distance="0.011cm" draw:rotation="0"/>
    <draw:hatch draw:name="Hatching_20_640" draw:display-name="Hatching 640" draw:style="single" draw:color="#000000" draw:distance="0.011cm" draw:rotation="0"/>
    <draw:hatch draw:name="Hatching_20_641" draw:display-name="Hatching 641" draw:style="single" draw:color="#000000" draw:distance="0.011cm" draw:rotation="0"/>
    <draw:hatch draw:name="Hatching_20_642" draw:display-name="Hatching 642" draw:style="single" draw:color="#000000" draw:distance="0.011cm" draw:rotation="0"/>
    <draw:hatch draw:name="Hatching_20_643" draw:display-name="Hatching 643" draw:style="single" draw:color="#000000" draw:distance="0.011cm" draw:rotation="0"/>
    <draw:hatch draw:name="Hatching_20_644" draw:display-name="Hatching 644" draw:style="single" draw:color="#000000" draw:distance="0.011cm" draw:rotation="0"/>
    <draw:hatch draw:name="Hatching_20_645" draw:display-name="Hatching 645" draw:style="single" draw:color="#000000" draw:distance="0.011cm" draw:rotation="0"/>
    <draw:hatch draw:name="Hatching_20_646" draw:display-name="Hatching 646" draw:style="single" draw:color="#000000" draw:distance="0.011cm" draw:rotation="0"/>
    <draw:hatch draw:name="Hatching_20_647" draw:display-name="Hatching 647" draw:style="single" draw:color="#000000" draw:distance="0.011cm" draw:rotation="0"/>
    <draw:hatch draw:name="Hatching_20_648" draw:display-name="Hatching 648" draw:style="single" draw:color="#000000" draw:distance="0.011cm" draw:rotation="0"/>
    <draw:hatch draw:name="Hatching_20_649" draw:display-name="Hatching 649" draw:style="single" draw:color="#000000" draw:distance="0.011cm" draw:rotation="0"/>
    <draw:hatch draw:name="Hatching_20_650" draw:display-name="Hatching 650" draw:style="single" draw:color="#000000" draw:distance="0.011cm" draw:rotation="0"/>
    <draw:hatch draw:name="Hatching_20_651" draw:display-name="Hatching 651" draw:style="single" draw:color="#000000" draw:distance="0.011cm" draw:rotation="0"/>
    <draw:hatch draw:name="Hatching_20_652" draw:display-name="Hatching 652" draw:style="single" draw:color="#000000" draw:distance="0.011cm" draw:rotation="0"/>
    <draw:hatch draw:name="Hatching_20_653" draw:display-name="Hatching 653" draw:style="single" draw:color="#000000" draw:distance="0.011cm" draw:rotation="0"/>
    <draw:hatch draw:name="Hatching_20_654" draw:display-name="Hatching 654" draw:style="single" draw:color="#000000" draw:distance="0.011cm" draw:rotation="0"/>
    <draw:hatch draw:name="Hatching_20_655" draw:display-name="Hatching 655" draw:style="single" draw:color="#000000" draw:distance="0.011cm" draw:rotation="0"/>
    <draw:hatch draw:name="Hatching_20_656" draw:display-name="Hatching 656" draw:style="single" draw:color="#000000" draw:distance="0.011cm" draw:rotation="0"/>
    <draw:hatch draw:name="Hatching_20_657" draw:display-name="Hatching 657" draw:style="single" draw:color="#000000" draw:distance="0.011cm" draw:rotation="0"/>
    <draw:hatch draw:name="Hatching_20_658" draw:display-name="Hatching 658" draw:style="single" draw:color="#000000" draw:distance="0.011cm" draw:rotation="0"/>
    <draw:hatch draw:name="Hatching_20_659" draw:display-name="Hatching 659" draw:style="single" draw:color="#000000" draw:distance="0.011cm" draw:rotation="0"/>
    <draw:hatch draw:name="Hatching_20_660" draw:display-name="Hatching 660" draw:style="single" draw:color="#000000" draw:distance="0.011cm" draw:rotation="0"/>
    <draw:hatch draw:name="Hatching_20_661" draw:display-name="Hatching 661" draw:style="single" draw:color="#000000" draw:distance="0.011cm" draw:rotation="0"/>
    <draw:hatch draw:name="Hatching_20_662" draw:display-name="Hatching 662" draw:style="single" draw:color="#000000" draw:distance="0.011cm" draw:rotation="0"/>
    <draw:hatch draw:name="Hatching_20_663" draw:display-name="Hatching 663" draw:style="single" draw:color="#000000" draw:distance="0.011cm" draw:rotation="0"/>
    <draw:hatch draw:name="Hatching_20_664" draw:display-name="Hatching 664" draw:style="single" draw:color="#000000" draw:distance="0.011cm" draw:rotation="0"/>
    <draw:hatch draw:name="Hatching_20_665" draw:display-name="Hatching 665" draw:style="single" draw:color="#000000" draw:distance="0.011cm" draw:rotation="0"/>
    <draw:hatch draw:name="Hatching_20_666" draw:display-name="Hatching 666" draw:style="single" draw:color="#000000" draw:distance="0.011cm" draw:rotation="0"/>
    <draw:hatch draw:name="Hatching_20_667" draw:display-name="Hatching 667" draw:style="single" draw:color="#000000" draw:distance="0.011cm" draw:rotation="0"/>
    <draw:hatch draw:name="Hatching_20_668" draw:display-name="Hatching 668" draw:style="single" draw:color="#000000" draw:distance="0.011cm" draw:rotation="0"/>
    <draw:hatch draw:name="Hatching_20_669" draw:display-name="Hatching 669" draw:style="single" draw:color="#000000" draw:distance="0.011cm" draw:rotation="0"/>
    <draw:hatch draw:name="Hatching_20_670" draw:display-name="Hatching 670" draw:style="single" draw:color="#000000" draw:distance="0.011cm" draw:rotation="0"/>
    <draw:hatch draw:name="Hatching_20_671" draw:display-name="Hatching 671" draw:style="single" draw:color="#000000" draw:distance="0.011cm" draw:rotation="0"/>
    <draw:hatch draw:name="Hatching_20_672" draw:display-name="Hatching 672" draw:style="single" draw:color="#000000" draw:distance="0.011cm" draw:rotation="0"/>
    <draw:hatch draw:name="Hatching_20_673" draw:display-name="Hatching 673" draw:style="single" draw:color="#000000" draw:distance="0.011cm" draw:rotation="0"/>
    <draw:hatch draw:name="Hatching_20_674" draw:display-name="Hatching 674" draw:style="single" draw:color="#000000" draw:distance="0.011cm" draw:rotation="0"/>
    <draw:hatch draw:name="Hatching_20_675" draw:display-name="Hatching 675" draw:style="single" draw:color="#000000" draw:distance="0.011cm" draw:rotation="0"/>
    <draw:hatch draw:name="Hatching_20_676" draw:display-name="Hatching 676" draw:style="single" draw:color="#000000" draw:distance="0.011cm" draw:rotation="0"/>
    <draw:hatch draw:name="Hatching_20_677" draw:display-name="Hatching 677" draw:style="single" draw:color="#000000" draw:distance="0.011cm" draw:rotation="0"/>
    <draw:hatch draw:name="Hatching_20_678" draw:display-name="Hatching 678" draw:style="single" draw:color="#000000" draw:distance="0.011cm" draw:rotation="0"/>
    <draw:hatch draw:name="Hatching_20_679" draw:display-name="Hatching 679" draw:style="single" draw:color="#000000" draw:distance="0.011cm" draw:rotation="0"/>
    <draw:hatch draw:name="Hatching_20_680" draw:display-name="Hatching 680" draw:style="single" draw:color="#000000" draw:distance="0.011cm" draw:rotation="0"/>
    <draw:hatch draw:name="Hatching_20_681" draw:display-name="Hatching 681" draw:style="single" draw:color="#000000" draw:distance="0.011cm" draw:rotation="0"/>
    <draw:hatch draw:name="Hatching_20_682" draw:display-name="Hatching 682" draw:style="single" draw:color="#000000" draw:distance="0.011cm" draw:rotation="0"/>
    <draw:hatch draw:name="Hatching_20_683" draw:display-name="Hatching 683" draw:style="single" draw:color="#000000" draw:distance="0.011cm" draw:rotation="0"/>
    <draw:hatch draw:name="Hatching_20_684" draw:display-name="Hatching 684" draw:style="single" draw:color="#000000" draw:distance="0.011cm" draw:rotation="0"/>
    <draw:hatch draw:name="Hatching_20_685" draw:display-name="Hatching 685" draw:style="single" draw:color="#000000" draw:distance="0.011cm" draw:rotation="0"/>
    <draw:hatch draw:name="Hatching_20_686" draw:display-name="Hatching 686" draw:style="single" draw:color="#000000" draw:distance="0.011cm" draw:rotation="0"/>
    <draw:hatch draw:name="Hatching_20_687" draw:display-name="Hatching 687" draw:style="single" draw:color="#000000" draw:distance="0.011cm" draw:rotation="0"/>
    <draw:hatch draw:name="Hatching_20_688" draw:display-name="Hatching 688" draw:style="single" draw:color="#000000" draw:distance="0.011cm" draw:rotation="0"/>
    <draw:hatch draw:name="Hatching_20_689" draw:display-name="Hatching 689" draw:style="single" draw:color="#000000" draw:distance="0.011cm" draw:rotation="0"/>
    <draw:hatch draw:name="Hatching_20_690" draw:display-name="Hatching 690" draw:style="single" draw:color="#000000" draw:distance="0.011cm" draw:rotation="0"/>
    <draw:hatch draw:name="Hatching_20_691" draw:display-name="Hatching 691" draw:style="single" draw:color="#000000" draw:distance="0.011cm" draw:rotation="0"/>
    <draw:hatch draw:name="Hatching_20_692" draw:display-name="Hatching 692" draw:style="single" draw:color="#000000" draw:distance="0.011cm" draw:rotation="0"/>
    <draw:hatch draw:name="Hatching_20_693" draw:display-name="Hatching 693" draw:style="single" draw:color="#000000" draw:distance="0.011cm" draw:rotation="0"/>
    <draw:hatch draw:name="Hatching_20_694" draw:display-name="Hatching 694" draw:style="single" draw:color="#000000" draw:distance="0.011cm" draw:rotation="0"/>
    <draw:hatch draw:name="Hatching_20_695" draw:display-name="Hatching 695" draw:style="single" draw:color="#000000" draw:distance="0.011cm" draw:rotation="0"/>
    <draw:hatch draw:name="Hatching_20_696" draw:display-name="Hatching 696" draw:style="single" draw:color="#000000" draw:distance="0.011cm" draw:rotation="0"/>
    <draw:hatch draw:name="Hatching_20_697" draw:display-name="Hatching 697" draw:style="single" draw:color="#000000" draw:distance="0.011cm" draw:rotation="0"/>
    <draw:hatch draw:name="Hatching_20_698" draw:display-name="Hatching 698" draw:style="single" draw:color="#000000" draw:distance="0.011cm" draw:rotation="0"/>
    <draw:hatch draw:name="Hatching_20_699" draw:display-name="Hatching 699" draw:style="single" draw:color="#000000" draw:distance="0.011cm" draw:rotation="0"/>
    <draw:hatch draw:name="Hatching_20_700" draw:display-name="Hatching 700" draw:style="single" draw:color="#000000" draw:distance="0.011cm" draw:rotation="0"/>
    <draw:hatch draw:name="Hatching_20_701" draw:display-name="Hatching 701" draw:style="single" draw:color="#000000" draw:distance="0.011cm" draw:rotation="0"/>
    <draw:hatch draw:name="Hatching_20_702" draw:display-name="Hatching 702" draw:style="single" draw:color="#000000" draw:distance="0.011cm" draw:rotation="0"/>
    <draw:hatch draw:name="Hatching_20_703" draw:display-name="Hatching 703" draw:style="single" draw:color="#000000" draw:distance="0.011cm" draw:rotation="0"/>
    <draw:hatch draw:name="Hatching_20_704" draw:display-name="Hatching 704" draw:style="single" draw:color="#000000" draw:distance="0.011cm" draw:rotation="0"/>
    <draw:hatch draw:name="Hatching_20_705" draw:display-name="Hatching 705" draw:style="single" draw:color="#000000" draw:distance="0.011cm" draw:rotation="0"/>
    <draw:hatch draw:name="Hatching_20_706" draw:display-name="Hatching 706" draw:style="single" draw:color="#000000" draw:distance="0.011cm" draw:rotation="0"/>
    <draw:hatch draw:name="Hatching_20_707" draw:display-name="Hatching 707" draw:style="single" draw:color="#000000" draw:distance="0.011cm" draw:rotation="0"/>
    <draw:hatch draw:name="Hatching_20_708" draw:display-name="Hatching 708" draw:style="single" draw:color="#000000" draw:distance="0.011cm" draw:rotation="0"/>
    <draw:hatch draw:name="Hatching_20_709" draw:display-name="Hatching 709" draw:style="single" draw:color="#000000" draw:distance="0.011cm" draw:rotation="0"/>
    <draw:hatch draw:name="Hatching_20_710" draw:display-name="Hatching 710" draw:style="single" draw:color="#000000" draw:distance="0.011cm" draw:rotation="0"/>
    <draw:hatch draw:name="Hatching_20_711" draw:display-name="Hatching 711" draw:style="single" draw:color="#000000" draw:distance="0.011cm" draw:rotation="0"/>
    <draw:hatch draw:name="Hatching_20_712" draw:display-name="Hatching 712" draw:style="single" draw:color="#000000" draw:distance="0.011cm" draw:rotation="0"/>
    <draw:hatch draw:name="Hatching_20_713" draw:display-name="Hatching 713" draw:style="single" draw:color="#000000" draw:distance="0.011cm" draw:rotation="0"/>
    <draw:hatch draw:name="Hatching_20_714" draw:display-name="Hatching 714" draw:style="single" draw:color="#000000" draw:distance="0.011cm" draw:rotation="0"/>
    <draw:hatch draw:name="Hatching_20_715" draw:display-name="Hatching 715" draw:style="single" draw:color="#000000" draw:distance="0.011cm" draw:rotation="0"/>
    <draw:hatch draw:name="Hatching_20_716" draw:display-name="Hatching 716" draw:style="single" draw:color="#000000" draw:distance="0.011cm" draw:rotation="0"/>
    <draw:hatch draw:name="Hatching_20_717" draw:display-name="Hatching 717" draw:style="single" draw:color="#000000" draw:distance="0.011cm" draw:rotation="0"/>
    <draw:hatch draw:name="Hatching_20_718" draw:display-name="Hatching 718" draw:style="single" draw:color="#000000" draw:distance="0.011cm" draw:rotation="0"/>
    <draw:hatch draw:name="Hatching_20_719" draw:display-name="Hatching 719" draw:style="single" draw:color="#000000" draw:distance="0.011cm" draw:rotation="0"/>
    <draw:hatch draw:name="Hatching_20_720" draw:display-name="Hatching 720" draw:style="single" draw:color="#000000" draw:distance="0.011cm" draw:rotation="0"/>
    <draw:hatch draw:name="Hatching_20_721" draw:display-name="Hatching 721" draw:style="single" draw:color="#000000" draw:distance="0.011cm" draw:rotation="0"/>
    <draw:hatch draw:name="Hatching_20_722" draw:display-name="Hatching 722" draw:style="single" draw:color="#000000" draw:distance="0.011cm" draw:rotation="0"/>
    <draw:hatch draw:name="Hatching_20_723" draw:display-name="Hatching 723" draw:style="single" draw:color="#000000" draw:distance="0.011cm" draw:rotation="0"/>
    <draw:hatch draw:name="Hatching_20_724" draw:display-name="Hatching 724" draw:style="single" draw:color="#000000" draw:distance="0.011cm" draw:rotation="0"/>
    <draw:hatch draw:name="Hatching_20_725" draw:display-name="Hatching 725" draw:style="single" draw:color="#000000" draw:distance="0.011cm" draw:rotation="0"/>
    <draw:hatch draw:name="Hatching_20_726" draw:display-name="Hatching 726" draw:style="single" draw:color="#000000" draw:distance="0.011cm" draw:rotation="0"/>
    <draw:hatch draw:name="Hatching_20_727" draw:display-name="Hatching 727" draw:style="single" draw:color="#000000" draw:distance="0.011cm" draw:rotation="0"/>
    <draw:hatch draw:name="Hatching_20_728" draw:display-name="Hatching 728" draw:style="single" draw:color="#000000" draw:distance="0.011cm" draw:rotation="0"/>
    <draw:hatch draw:name="Hatching_20_729" draw:display-name="Hatching 729" draw:style="single" draw:color="#000000" draw:distance="0.011cm" draw:rotation="0"/>
    <draw:hatch draw:name="Hatching_20_730" draw:display-name="Hatching 730" draw:style="single" draw:color="#000000" draw:distance="0.011cm" draw:rotation="0"/>
    <draw:hatch draw:name="Hatching_20_731" draw:display-name="Hatching 731" draw:style="single" draw:color="#000000" draw:distance="0.011cm" draw:rotation="0"/>
    <draw:hatch draw:name="Hatching_20_732" draw:display-name="Hatching 732" draw:style="single" draw:color="#000000" draw:distance="0.011cm" draw:rotation="0"/>
    <draw:hatch draw:name="Hatching_20_733" draw:display-name="Hatching 733" draw:style="single" draw:color="#000000" draw:distance="0.011cm" draw:rotation="0"/>
    <draw:hatch draw:name="Hatching_20_734" draw:display-name="Hatching 734" draw:style="single" draw:color="#000000" draw:distance="0.011cm" draw:rotation="0"/>
    <draw:hatch draw:name="Hatching_20_735" draw:display-name="Hatching 735" draw:style="single" draw:color="#000000" draw:distance="0.011cm" draw:rotation="0"/>
    <draw:hatch draw:name="Hatching_20_736" draw:display-name="Hatching 736" draw:style="single" draw:color="#000000" draw:distance="0.011cm" draw:rotation="0"/>
    <draw:hatch draw:name="Hatching_20_737" draw:display-name="Hatching 737" draw:style="single" draw:color="#000000" draw:distance="0.011cm" draw:rotation="0"/>
    <draw:hatch draw:name="Hatching_20_738" draw:display-name="Hatching 738" draw:style="single" draw:color="#000000" draw:distance="0.011cm" draw:rotation="0"/>
    <draw:hatch draw:name="Hatching_20_739" draw:display-name="Hatching 739" draw:style="single" draw:color="#000000" draw:distance="0.011cm" draw:rotation="0"/>
    <draw:hatch draw:name="Hatching_20_740" draw:display-name="Hatching 740" draw:style="single" draw:color="#000000" draw:distance="0.011cm" draw:rotation="0"/>
    <draw:hatch draw:name="Hatching_20_741" draw:display-name="Hatching 741" draw:style="single" draw:color="#000000" draw:distance="0.011cm" draw:rotation="0"/>
    <draw:hatch draw:name="Hatching_20_742" draw:display-name="Hatching 742" draw:style="single" draw:color="#000000" draw:distance="0.011cm" draw:rotation="0"/>
    <draw:hatch draw:name="Hatching_20_743" draw:display-name="Hatching 743" draw:style="single" draw:color="#000000" draw:distance="0.011cm" draw:rotation="0"/>
    <draw:hatch draw:name="Hatching_20_744" draw:display-name="Hatching 744" draw:style="single" draw:color="#000000" draw:distance="0.011cm" draw:rotation="0"/>
    <draw:hatch draw:name="Hatching_20_745" draw:display-name="Hatching 745" draw:style="single" draw:color="#000000" draw:distance="0.011cm" draw:rotation="0"/>
    <draw:hatch draw:name="Hatching_20_746" draw:display-name="Hatching 746" draw:style="single" draw:color="#000000" draw:distance="0.011cm" draw:rotation="0"/>
    <draw:hatch draw:name="Hatching_20_747" draw:display-name="Hatching 747" draw:style="single" draw:color="#000000" draw:distance="0.011cm" draw:rotation="0"/>
    <draw:hatch draw:name="Hatching_20_748" draw:display-name="Hatching 748" draw:style="single" draw:color="#000000" draw:distance="0.011cm" draw:rotation="0"/>
    <draw:hatch draw:name="Hatching_20_749" draw:display-name="Hatching 749" draw:style="single" draw:color="#000000" draw:distance="0.011cm" draw:rotation="0"/>
    <draw:hatch draw:name="Hatching_20_750" draw:display-name="Hatching 750" draw:style="single" draw:color="#000000" draw:distance="0.011cm" draw:rotation="0"/>
    <draw:hatch draw:name="Hatching_20_751" draw:display-name="Hatching 751" draw:style="single" draw:color="#000000" draw:distance="0.011cm" draw:rotation="0"/>
    <draw:hatch draw:name="Hatching_20_752" draw:display-name="Hatching 752" draw:style="single" draw:color="#000000" draw:distance="0.011cm" draw:rotation="0"/>
    <draw:hatch draw:name="Hatching_20_753" draw:display-name="Hatching 753" draw:style="single" draw:color="#000000" draw:distance="0.011cm" draw:rotation="0"/>
    <draw:hatch draw:name="Hatching_20_754" draw:display-name="Hatching 754" draw:style="single" draw:color="#000000" draw:distance="0.011cm" draw:rotation="0"/>
    <draw:hatch draw:name="Hatching_20_755" draw:display-name="Hatching 755" draw:style="single" draw:color="#000000" draw:distance="0.011cm" draw:rotation="0"/>
    <draw:hatch draw:name="Hatching_20_756" draw:display-name="Hatching 756" draw:style="single" draw:color="#000000" draw:distance="0.011cm" draw:rotation="0"/>
    <draw:hatch draw:name="Hatching_20_757" draw:display-name="Hatching 757" draw:style="single" draw:color="#000000" draw:distance="0.011cm" draw:rotation="0"/>
    <draw:hatch draw:name="Hatching_20_758" draw:display-name="Hatching 758" draw:style="single" draw:color="#000000" draw:distance="0.011cm" draw:rotation="0"/>
    <draw:hatch draw:name="Hatching_20_759" draw:display-name="Hatching 759" draw:style="single" draw:color="#000000" draw:distance="0.011cm" draw:rotation="0"/>
    <draw:hatch draw:name="Hatching_20_760" draw:display-name="Hatching 760" draw:style="single" draw:color="#000000" draw:distance="0.011cm" draw:rotation="0"/>
    <draw:hatch draw:name="Hatching_20_761" draw:display-name="Hatching 761" draw:style="single" draw:color="#000000" draw:distance="0.011cm" draw:rotation="0"/>
    <draw:hatch draw:name="Hatching_20_762" draw:display-name="Hatching 762" draw:style="single" draw:color="#000000" draw:distance="0.011cm" draw:rotation="0"/>
    <draw:hatch draw:name="Hatching_20_763" draw:display-name="Hatching 763" draw:style="single" draw:color="#000000" draw:distance="0.011cm" draw:rotation="0"/>
    <draw:hatch draw:name="Hatching_20_764" draw:display-name="Hatching 764" draw:style="single" draw:color="#000000" draw:distance="0.011cm" draw:rotation="0"/>
    <draw:hatch draw:name="Hatching_20_765" draw:display-name="Hatching 765" draw:style="single" draw:color="#000000" draw:distance="0.011cm" draw:rotation="0"/>
    <draw:hatch draw:name="Hatching_20_766" draw:display-name="Hatching 766" draw:style="single" draw:color="#000000" draw:distance="0.011cm" draw:rotation="0"/>
    <draw:hatch draw:name="Hatching_20_767" draw:display-name="Hatching 767" draw:style="single" draw:color="#000000" draw:distance="0.011cm" draw:rotation="0"/>
    <draw:hatch draw:name="Hatching_20_768" draw:display-name="Hatching 768" draw:style="single" draw:color="#000000" draw:distance="0.011cm" draw:rotation="0"/>
    <draw:hatch draw:name="Hatching_20_769" draw:display-name="Hatching 769" draw:style="single" draw:color="#000000" draw:distance="0.011cm" draw:rotation="0"/>
    <draw:hatch draw:name="Hatching_20_770" draw:display-name="Hatching 770" draw:style="single" draw:color="#000000" draw:distance="0.011cm" draw:rotation="0"/>
    <draw:hatch draw:name="Hatching_20_771" draw:display-name="Hatching 771" draw:style="single" draw:color="#000000" draw:distance="0.011cm" draw:rotation="0"/>
    <draw:hatch draw:name="Hatching_20_772" draw:display-name="Hatching 772" draw:style="single" draw:color="#000000" draw:distance="0.011cm" draw:rotation="0"/>
    <draw:hatch draw:name="Hatching_20_773" draw:display-name="Hatching 773" draw:style="single" draw:color="#000000" draw:distance="0.011cm" draw:rotation="0"/>
    <draw:hatch draw:name="Hatching_20_774" draw:display-name="Hatching 774" draw:style="single" draw:color="#000000" draw:distance="0.011cm" draw:rotation="0"/>
    <draw:hatch draw:name="Hatching_20_775" draw:display-name="Hatching 775" draw:style="single" draw:color="#000000" draw:distance="0.011cm" draw:rotation="0"/>
    <draw:hatch draw:name="Hatching_20_776" draw:display-name="Hatching 776" draw:style="single" draw:color="#000000" draw:distance="0.011cm" draw:rotation="0"/>
    <draw:hatch draw:name="Hatching_20_777" draw:display-name="Hatching 777" draw:style="single" draw:color="#000000" draw:distance="0.011cm" draw:rotation="0"/>
    <draw:hatch draw:name="Hatching_20_778" draw:display-name="Hatching 778" draw:style="single" draw:color="#000000" draw:distance="0.011cm" draw:rotation="0"/>
    <draw:hatch draw:name="Hatching_20_779" draw:display-name="Hatching 779" draw:style="single" draw:color="#000000" draw:distance="0.011cm" draw:rotation="0"/>
    <draw:hatch draw:name="Hatching_20_780" draw:display-name="Hatching 780" draw:style="single" draw:color="#000000" draw:distance="0.011cm" draw:rotation="0"/>
    <draw:hatch draw:name="Hatching_20_781" draw:display-name="Hatching 781" draw:style="single" draw:color="#000000" draw:distance="0.011cm" draw:rotation="0"/>
    <draw:hatch draw:name="Hatching_20_782" draw:display-name="Hatching 782" draw:style="single" draw:color="#000000" draw:distance="0.011cm" draw:rotation="0"/>
    <draw:hatch draw:name="Hatching_20_783" draw:display-name="Hatching 783" draw:style="single" draw:color="#000000" draw:distance="0.011cm" draw:rotation="0"/>
    <draw:hatch draw:name="Hatching_20_784" draw:display-name="Hatching 784" draw:style="single" draw:color="#000000" draw:distance="0.011cm" draw:rotation="0"/>
    <draw:hatch draw:name="Hatching_20_785" draw:display-name="Hatching 785" draw:style="single" draw:color="#000000" draw:distance="0.011cm" draw:rotation="0"/>
    <draw:hatch draw:name="Hatching_20_786" draw:display-name="Hatching 786" draw:style="single" draw:color="#000000" draw:distance="0.011cm" draw:rotation="0"/>
    <draw:hatch draw:name="Hatching_20_787" draw:display-name="Hatching 787" draw:style="single" draw:color="#000000" draw:distance="0.011cm" draw:rotation="0"/>
    <draw:hatch draw:name="Hatching_20_788" draw:display-name="Hatching 788" draw:style="single" draw:color="#000000" draw:distance="0.011cm" draw:rotation="0"/>
    <draw:hatch draw:name="Hatching_20_789" draw:display-name="Hatching 789" draw:style="single" draw:color="#000000" draw:distance="0.011cm" draw:rotation="0"/>
    <draw:hatch draw:name="Hatching_20_790" draw:display-name="Hatching 790" draw:style="single" draw:color="#000000" draw:distance="0.011cm" draw:rotation="0"/>
    <draw:hatch draw:name="Hatching_20_791" draw:display-name="Hatching 791" draw:style="single" draw:color="#000000" draw:distance="0.011cm" draw:rotation="0"/>
    <draw:hatch draw:name="Hatching_20_792" draw:display-name="Hatching 792" draw:style="single" draw:color="#000000" draw:distance="0.011cm" draw:rotation="0"/>
    <draw:hatch draw:name="Hatching_20_793" draw:display-name="Hatching 793" draw:style="single" draw:color="#000000" draw:distance="0.011cm" draw:rotation="0"/>
    <draw:hatch draw:name="Hatching_20_794" draw:display-name="Hatching 794" draw:style="single" draw:color="#000000" draw:distance="0.011cm" draw:rotation="0"/>
    <draw:hatch draw:name="Hatching_20_795" draw:display-name="Hatching 795" draw:style="single" draw:color="#000000" draw:distance="0.011cm" draw:rotation="0"/>
    <draw:hatch draw:name="Hatching_20_796" draw:display-name="Hatching 796" draw:style="single" draw:color="#000000" draw:distance="0.011cm" draw:rotation="0"/>
    <draw:hatch draw:name="Hatching_20_797" draw:display-name="Hatching 797" draw:style="single" draw:color="#000000" draw:distance="0.011cm" draw:rotation="0"/>
    <draw:hatch draw:name="Hatching_20_798" draw:display-name="Hatching 798" draw:style="single" draw:color="#000000" draw:distance="0.011cm" draw:rotation="0"/>
    <draw:hatch draw:name="Hatching_20_799" draw:display-name="Hatching 799" draw:style="single" draw:color="#000000" draw:distance="0.011cm" draw:rotation="0"/>
    <draw:hatch draw:name="Hatching_20_800" draw:display-name="Hatching 800" draw:style="single" draw:color="#000000" draw:distance="0.011cm" draw:rotation="0"/>
    <draw:hatch draw:name="Hatching_20_801" draw:display-name="Hatching 801" draw:style="single" draw:color="#000000" draw:distance="0.011cm" draw:rotation="0"/>
    <draw:hatch draw:name="Hatching_20_802" draw:display-name="Hatching 802" draw:style="single" draw:color="#000000" draw:distance="0.011cm" draw:rotation="0"/>
    <draw:hatch draw:name="Hatching_20_803" draw:display-name="Hatching 803" draw:style="single" draw:color="#000000" draw:distance="0.011cm" draw:rotation="0"/>
    <draw:hatch draw:name="Hatching_20_804" draw:display-name="Hatching 804" draw:style="single" draw:color="#000000" draw:distance="0.011cm" draw:rotation="0"/>
    <draw:hatch draw:name="Hatching_20_805" draw:display-name="Hatching 805" draw:style="single" draw:color="#000000" draw:distance="0.011cm" draw:rotation="0"/>
    <draw:hatch draw:name="Hatching_20_806" draw:display-name="Hatching 806" draw:style="single" draw:color="#000000" draw:distance="0.011cm" draw:rotation="0"/>
    <draw:hatch draw:name="Hatching_20_807" draw:display-name="Hatching 807" draw:style="single" draw:color="#000000" draw:distance="0.011cm" draw:rotation="0"/>
    <draw:hatch draw:name="Hatching_20_808" draw:display-name="Hatching 808" draw:style="single" draw:color="#000000" draw:distance="0.011cm" draw:rotation="0"/>
    <draw:hatch draw:name="Hatching_20_809" draw:display-name="Hatching 809" draw:style="single" draw:color="#000000" draw:distance="0.011cm" draw:rotation="0"/>
    <draw:hatch draw:name="Hatching_20_810" draw:display-name="Hatching 810" draw:style="single" draw:color="#000000" draw:distance="0.011cm" draw:rotation="0"/>
    <draw:hatch draw:name="Hatching_20_811" draw:display-name="Hatching 811" draw:style="single" draw:color="#000000" draw:distance="0.011cm" draw:rotation="0"/>
    <draw:hatch draw:name="Hatching_20_812" draw:display-name="Hatching 812" draw:style="single" draw:color="#000000" draw:distance="0.011cm" draw:rotation="0"/>
    <draw:hatch draw:name="Hatching_20_813" draw:display-name="Hatching 813" draw:style="single" draw:color="#000000" draw:distance="0.011cm" draw:rotation="0"/>
    <draw:hatch draw:name="Hatching_20_814" draw:display-name="Hatching 814" draw:style="single" draw:color="#000000" draw:distance="0.011cm" draw:rotation="0"/>
    <draw:hatch draw:name="Hatching_20_815" draw:display-name="Hatching 815" draw:style="single" draw:color="#000000" draw:distance="0.011cm" draw:rotation="0"/>
    <draw:hatch draw:name="Hatching_20_816" draw:display-name="Hatching 816" draw:style="single" draw:color="#000000" draw:distance="0.011cm" draw:rotation="0"/>
    <draw:hatch draw:name="Hatching_20_817" draw:display-name="Hatching 817" draw:style="single" draw:color="#000000" draw:distance="0.011cm" draw:rotation="0"/>
    <draw:hatch draw:name="Hatching_20_818" draw:display-name="Hatching 818" draw:style="single" draw:color="#000000" draw:distance="0.011cm" draw:rotation="0"/>
    <draw:hatch draw:name="Hatching_20_819" draw:display-name="Hatching 819" draw:style="single" draw:color="#000000" draw:distance="0.011cm" draw:rotation="0"/>
    <draw:hatch draw:name="Hatching_20_820" draw:display-name="Hatching 820" draw:style="single" draw:color="#000000" draw:distance="0.011cm" draw:rotation="0"/>
    <draw:hatch draw:name="Hatching_20_821" draw:display-name="Hatching 821" draw:style="single" draw:color="#000000" draw:distance="0.011cm" draw:rotation="0"/>
    <draw:hatch draw:name="Hatching_20_822" draw:display-name="Hatching 822" draw:style="single" draw:color="#000000" draw:distance="0.011cm" draw:rotation="0"/>
    <draw:hatch draw:name="Hatching_20_823" draw:display-name="Hatching 823" draw:style="single" draw:color="#000000" draw:distance="0.011cm" draw:rotation="0"/>
    <draw:hatch draw:name="Hatching_20_824" draw:display-name="Hatching 824" draw:style="single" draw:color="#000000" draw:distance="0.011cm" draw:rotation="0"/>
    <draw:hatch draw:name="Hatching_20_825" draw:display-name="Hatching 825" draw:style="single" draw:color="#000000" draw:distance="0.011cm" draw:rotation="0"/>
    <draw:hatch draw:name="Hatching_20_826" draw:display-name="Hatching 826" draw:style="single" draw:color="#000000" draw:distance="0.011cm" draw:rotation="0"/>
    <draw:hatch draw:name="Hatching_20_827" draw:display-name="Hatching 827" draw:style="single" draw:color="#000000" draw:distance="0.011cm" draw:rotation="0"/>
    <draw:hatch draw:name="Hatching_20_828" draw:display-name="Hatching 828" draw:style="single" draw:color="#000000" draw:distance="0.011cm" draw:rotation="0"/>
    <draw:hatch draw:name="Hatching_20_829" draw:display-name="Hatching 829" draw:style="single" draw:color="#000000" draw:distance="0.011cm" draw:rotation="0"/>
    <draw:hatch draw:name="Hatching_20_830" draw:display-name="Hatching 830" draw:style="single" draw:color="#000000" draw:distance="0.011cm" draw:rotation="0"/>
    <draw:hatch draw:name="Hatching_20_831" draw:display-name="Hatching 831" draw:style="single" draw:color="#000000" draw:distance="0.011cm" draw:rotation="0"/>
    <draw:hatch draw:name="Hatching_20_832" draw:display-name="Hatching 832" draw:style="single" draw:color="#000000" draw:distance="0.011cm" draw:rotation="0"/>
    <draw:hatch draw:name="Hatching_20_833" draw:display-name="Hatching 833" draw:style="single" draw:color="#000000" draw:distance="0.011cm" draw:rotation="0"/>
    <draw:hatch draw:name="Hatching_20_834" draw:display-name="Hatching 834" draw:style="single" draw:color="#000000" draw:distance="0.011cm" draw:rotation="0"/>
    <draw:hatch draw:name="Hatching_20_835" draw:display-name="Hatching 835" draw:style="single" draw:color="#000000" draw:distance="0.011cm" draw:rotation="0"/>
    <draw:hatch draw:name="Hatching_20_836" draw:display-name="Hatching 836" draw:style="single" draw:color="#000000" draw:distance="0.011cm" draw:rotation="0"/>
    <draw:hatch draw:name="Hatching_20_837" draw:display-name="Hatching 837" draw:style="single" draw:color="#000000" draw:distance="0.011cm" draw:rotation="0"/>
    <draw:hatch draw:name="Hatching_20_838" draw:display-name="Hatching 838" draw:style="single" draw:color="#000000" draw:distance="0.011cm" draw:rotation="0"/>
    <draw:hatch draw:name="Hatching_20_839" draw:display-name="Hatching 839" draw:style="single" draw:color="#000000" draw:distance="0.011cm" draw:rotation="0"/>
    <draw:hatch draw:name="Hatching_20_840" draw:display-name="Hatching 840" draw:style="single" draw:color="#000000" draw:distance="0.011cm" draw:rotation="0"/>
    <draw:hatch draw:name="Hatching_20_841" draw:display-name="Hatching 841" draw:style="single" draw:color="#000000" draw:distance="0.011cm" draw:rotation="0"/>
    <draw:hatch draw:name="Hatching_20_842" draw:display-name="Hatching 842" draw:style="single" draw:color="#000000" draw:distance="0.011cm" draw:rotation="0"/>
    <draw:hatch draw:name="Hatching_20_843" draw:display-name="Hatching 843" draw:style="single" draw:color="#000000" draw:distance="0.011cm" draw:rotation="0"/>
    <draw:hatch draw:name="Hatching_20_844" draw:display-name="Hatching 844" draw:style="single" draw:color="#000000" draw:distance="0.011cm" draw:rotation="0"/>
    <draw:hatch draw:name="Hatching_20_845" draw:display-name="Hatching 845" draw:style="single" draw:color="#000000" draw:distance="0.011cm" draw:rotation="0"/>
    <draw:hatch draw:name="Hatching_20_846" draw:display-name="Hatching 846" draw:style="single" draw:color="#000000" draw:distance="0.011cm" draw:rotation="0"/>
    <draw:hatch draw:name="Hatching_20_847" draw:display-name="Hatching 847" draw:style="single" draw:color="#000000" draw:distance="0.011cm" draw:rotation="0"/>
    <draw:hatch draw:name="Hatching_20_848" draw:display-name="Hatching 848" draw:style="single" draw:color="#000000" draw:distance="0.011cm" draw:rotation="0"/>
    <draw:hatch draw:name="Hatching_20_849" draw:display-name="Hatching 849" draw:style="single" draw:color="#000000" draw:distance="0.011cm" draw:rotation="0"/>
    <draw:hatch draw:name="Hatching_20_859" draw:display-name="Hatching 859" draw:style="single" draw:color="#000000" draw:distance="0.011cm" draw:rotation="0"/>
    <draw:hatch draw:name="Hatching_20_860" draw:display-name="Hatching 860" draw:style="single" draw:color="#000000" draw:distance="0.011cm" draw:rotation="0"/>
    <draw:hatch draw:name="Hatching_20_861" draw:display-name="Hatching 861" draw:style="single" draw:color="#000000" draw:distance="0.011cm" draw:rotation="0"/>
    <draw:hatch draw:name="Hatching_20_862" draw:display-name="Hatching 862" draw:style="single" draw:color="#000000" draw:distance="0.011cm" draw:rotation="0"/>
    <draw:hatch draw:name="Hatching_20_863" draw:display-name="Hatching 863" draw:style="single" draw:color="#000000" draw:distance="0.011cm" draw:rotation="0"/>
    <draw:hatch draw:name="Hatching_20_864" draw:display-name="Hatching 864" draw:style="single" draw:color="#000000" draw:distance="0.011cm" draw:rotation="0"/>
    <draw:hatch draw:name="Hatching_20_865" draw:display-name="Hatching 865" draw:style="single" draw:color="#000000" draw:distance="0.011cm" draw:rotation="0"/>
    <draw:hatch draw:name="Hatching_20_866" draw:display-name="Hatching 866" draw:style="single" draw:color="#000000" draw:distance="0.011cm" draw:rotation="0"/>
    <draw:hatch draw:name="Hatching_20_867" draw:display-name="Hatching 867" draw:style="single" draw:color="#000000" draw:distance="0.011cm" draw:rotation="0"/>
    <draw:hatch draw:name="Hatching_20_868" draw:display-name="Hatching 868" draw:style="single" draw:color="#000000" draw:distance="0.011cm" draw:rotation="0"/>
    <draw:hatch draw:name="Hatching_20_869" draw:display-name="Hatching 869" draw:style="single" draw:color="#000000" draw:distance="0.011cm" draw:rotation="0"/>
    <draw:hatch draw:name="Hatching_20_870" draw:display-name="Hatching 870" draw:style="single" draw:color="#000000" draw:distance="0.011cm" draw:rotation="0"/>
    <draw:hatch draw:name="Hatching_20_871" draw:display-name="Hatching 871" draw:style="single" draw:color="#000000" draw:distance="0.011cm" draw:rotation="0"/>
    <draw:hatch draw:name="Hatching_20_872" draw:display-name="Hatching 872" draw:style="single" draw:color="#000000" draw:distance="0.011cm" draw:rotation="0"/>
    <draw:hatch draw:name="Hatching_20_873" draw:display-name="Hatching 873" draw:style="single" draw:color="#000000" draw:distance="0.011cm" draw:rotation="0"/>
    <draw:hatch draw:name="Hatching_20_874" draw:display-name="Hatching 874" draw:style="single" draw:color="#000000" draw:distance="0.011cm" draw:rotation="0"/>
    <draw:hatch draw:name="Hatching_20_875" draw:display-name="Hatching 875" draw:style="single" draw:color="#000000" draw:distance="0.011cm" draw:rotation="0"/>
    <draw:hatch draw:name="Hatching_20_876" draw:display-name="Hatching 876" draw:style="single" draw:color="#000000" draw:distance="0.011cm" draw:rotation="0"/>
    <draw:hatch draw:name="Hatching_20_877" draw:display-name="Hatching 877" draw:style="single" draw:color="#000000" draw:distance="0.011cm" draw:rotation="0"/>
    <draw:hatch draw:name="Hatching_20_878" draw:display-name="Hatching 878" draw:style="single" draw:color="#000000" draw:distance="0.011cm" draw:rotation="0"/>
    <draw:hatch draw:name="Hatching_20_879" draw:display-name="Hatching 879" draw:style="single" draw:color="#000000" draw:distance="0.011cm" draw:rotation="0"/>
    <draw:hatch draw:name="Hatching_20_880" draw:display-name="Hatching 880" draw:style="single" draw:color="#000000" draw:distance="0.011cm" draw:rotation="0"/>
    <draw:hatch draw:name="Hatching_20_881" draw:display-name="Hatching 881" draw:style="single" draw:color="#000000" draw:distance="0.011cm" draw:rotation="0"/>
    <draw:hatch draw:name="Hatching_20_882" draw:display-name="Hatching 882" draw:style="single" draw:color="#000000" draw:distance="0.011cm" draw:rotation="0"/>
    <draw:hatch draw:name="Hatching_20_883" draw:display-name="Hatching 883" draw:style="single" draw:color="#000000" draw:distance="0.011cm" draw:rotation="0"/>
    <draw:hatch draw:name="Hatching_20_884" draw:display-name="Hatching 884" draw:style="single" draw:color="#000000" draw:distance="0.011cm" draw:rotation="0"/>
    <draw:hatch draw:name="Hatching_20_885" draw:display-name="Hatching 885" draw:style="single" draw:color="#000000" draw:distance="0.011cm" draw:rotation="0"/>
    <draw:hatch draw:name="Hatching_20_886" draw:display-name="Hatching 886" draw:style="single" draw:color="#000000" draw:distance="0.011cm" draw:rotation="0"/>
    <draw:hatch draw:name="Hatching_20_887" draw:display-name="Hatching 887" draw:style="single" draw:color="#000000" draw:distance="0.011cm" draw:rotation="0"/>
    <draw:hatch draw:name="Hatching_20_888" draw:display-name="Hatching 888" draw:style="single" draw:color="#000000" draw:distance="0.011cm" draw:rotation="0"/>
    <draw:hatch draw:name="Hatching_20_889" draw:display-name="Hatching 889" draw:style="single" draw:color="#000000" draw:distance="0.011cm" draw:rotation="0"/>
    <draw:hatch draw:name="Hatching_20_890" draw:display-name="Hatching 890" draw:style="single" draw:color="#000000" draw:distance="0.011cm" draw:rotation="0"/>
    <draw:hatch draw:name="Hatching_20_891" draw:display-name="Hatching 891" draw:style="single" draw:color="#000000" draw:distance="0.011cm" draw:rotation="0"/>
    <draw:hatch draw:name="Hatching_20_892" draw:display-name="Hatching 892" draw:style="single" draw:color="#000000" draw:distance="0.011cm" draw:rotation="0"/>
    <draw:hatch draw:name="Hatching_20_893" draw:display-name="Hatching 893" draw:style="single" draw:color="#000000" draw:distance="0.011cm" draw:rotation="0"/>
    <draw:hatch draw:name="Hatching_20_894" draw:display-name="Hatching 894" draw:style="single" draw:color="#000000" draw:distance="0.011cm" draw:rotation="0"/>
    <draw:hatch draw:name="Hatching_20_895" draw:display-name="Hatching 895" draw:style="single" draw:color="#000000" draw:distance="0.011cm" draw:rotation="0"/>
    <draw:hatch draw:name="Hatching_20_896" draw:display-name="Hatching 896" draw:style="single" draw:color="#000000" draw:distance="0.011cm" draw:rotation="0"/>
    <draw:hatch draw:name="Hatching_20_897" draw:display-name="Hatching 897" draw:style="single" draw:color="#000000" draw:distance="0.011cm" draw:rotation="0"/>
    <draw:hatch draw:name="Hatching_20_898" draw:display-name="Hatching 898" draw:style="single" draw:color="#000000" draw:distance="0.011cm" draw:rotation="0"/>
    <draw:hatch draw:name="Hatching_20_899" draw:display-name="Hatching 899" draw:style="single" draw:color="#000000" draw:distance="0.011cm" draw:rotation="0"/>
    <draw:hatch draw:name="Hatching_20_900" draw:display-name="Hatching 900" draw:style="single" draw:color="#000000" draw:distance="0.011cm" draw:rotation="0"/>
    <draw:hatch draw:name="Hatching_20_901" draw:display-name="Hatching 901" draw:style="single" draw:color="#000000" draw:distance="0.011cm" draw:rotation="0"/>
    <draw:hatch draw:name="Hatching_20_902" draw:display-name="Hatching 902" draw:style="single" draw:color="#000000" draw:distance="0.011cm" draw:rotation="0"/>
    <draw:hatch draw:name="Hatching_20_903" draw:display-name="Hatching 90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57" draw:display-name="Dashed (var) 757" draw:style="rect" draw:dots1="1" draw:dots1-length="0.011cm" draw:dots2="1" draw:dots2-length="0.011cm" draw:distance="0.011cm"/>
    <draw:stroke-dash draw:name="Dashed_20__28_var_29__20_758" draw:display-name="Dashed (var) 758" draw:style="rect" draw:dots1="1" draw:dots1-length="0.011cm" draw:dots2="1" draw:dots2-length="0.011cm" draw:distance="0.011cm"/>
    <draw:stroke-dash draw:name="Dashed_20__28_var_29__20_759" draw:display-name="Dashed (var) 759" draw:style="rect" draw:dots1="1" draw:dots1-length="0.011cm" draw:dots2="1" draw:dots2-length="0.011cm" draw:distance="0.011cm"/>
    <draw:stroke-dash draw:name="Dashed_20__28_var_29__20_760" draw:display-name="Dashed (var) 760" draw:style="rect" draw:dots1="1" draw:dots1-length="0.011cm" draw:dots2="1" draw:dots2-length="0.011cm" draw:distance="0.011cm"/>
    <draw:stroke-dash draw:name="Dashed_20__28_var_29__20_761" draw:display-name="Dashed (var) 761" draw:style="rect" draw:dots1="1" draw:dots1-length="0.011cm" draw:dots2="1" draw:dots2-length="0.011cm" draw:distance="0.011cm"/>
    <draw:stroke-dash draw:name="Dashed_20__28_var_29__20_762" draw:display-name="Dashed (var) 762" draw:style="rect" draw:dots1="1" draw:dots1-length="0.011cm" draw:dots2="1" draw:dots2-length="0.011cm" draw:distance="0.011cm"/>
    <draw:stroke-dash draw:name="Dashed_20__28_var_29__20_763" draw:display-name="Dashed (var) 763" draw:style="rect" draw:dots1="1" draw:dots1-length="0.011cm" draw:dots2="1" draw:dots2-length="0.011cm" draw:distance="0.011cm"/>
    <draw:stroke-dash draw:name="Dashed_20__28_var_29__20_764" draw:display-name="Dashed (var) 764" draw:style="rect" draw:dots1="1" draw:dots1-length="0.011cm" draw:dots2="1" draw:dots2-length="0.011cm" draw:distance="0.011cm"/>
    <draw:stroke-dash draw:name="Dashed_20__28_var_29__20_765" draw:display-name="Dashed (var) 765" draw:style="rect" draw:dots1="1" draw:dots1-length="0.011cm" draw:dots2="1" draw:dots2-length="0.011cm" draw:distance="0.011cm"/>
    <draw:stroke-dash draw:name="Dashed_20__28_var_29__20_766" draw:display-name="Dashed (var) 766" draw:style="rect" draw:dots1="1" draw:dots1-length="0.011cm" draw:dots2="1" draw:dots2-length="0.011cm" draw:distance="0.011cm"/>
    <draw:stroke-dash draw:name="Dashed_20__28_var_29__20_767" draw:display-name="Dashed (var) 767" draw:style="rect" draw:dots1="1" draw:dots1-length="0.011cm" draw:dots2="1" draw:dots2-length="0.011cm" draw:distance="0.011cm"/>
    <draw:stroke-dash draw:name="Dashed_20__28_var_29__20_768" draw:display-name="Dashed (var) 768" draw:style="rect" draw:dots1="1" draw:dots1-length="0.011cm" draw:dots2="1" draw:dots2-length="0.011cm" draw:distance="0.011cm"/>
    <draw:stroke-dash draw:name="Dashed_20__28_var_29__20_769" draw:display-name="Dashed (var) 769" draw:style="rect" draw:dots1="1" draw:dots1-length="0.011cm" draw:dots2="1" draw:dots2-length="0.011cm" draw:distance="0.011cm"/>
    <draw:stroke-dash draw:name="Dashed_20__28_var_29__20_770" draw:display-name="Dashed (var) 770" draw:style="rect" draw:dots1="1" draw:dots1-length="0.011cm" draw:dots2="1" draw:dots2-length="0.011cm" draw:distance="0.011cm"/>
    <draw:stroke-dash draw:name="Dashed_20__28_var_29__20_771" draw:display-name="Dashed (var) 771" draw:style="rect" draw:dots1="1" draw:dots1-length="0.011cm" draw:dots2="1" draw:dots2-length="0.011cm" draw:distance="0.011cm"/>
    <draw:stroke-dash draw:name="Dashed_20__28_var_29__20_772" draw:display-name="Dashed (var) 772" draw:style="rect" draw:dots1="1" draw:dots1-length="0.011cm" draw:dots2="1" draw:dots2-length="0.011cm" draw:distance="0.011cm"/>
    <draw:stroke-dash draw:name="Dashed_20__28_var_29__20_773" draw:display-name="Dashed (var) 773" draw:style="rect" draw:dots1="1" draw:dots1-length="0.011cm" draw:dots2="1" draw:dots2-length="0.011cm" draw:distance="0.011cm"/>
    <draw:stroke-dash draw:name="Dashed_20__28_var_29__20_774" draw:display-name="Dashed (var) 774" draw:style="rect" draw:dots1="1" draw:dots1-length="0.011cm" draw:dots2="1" draw:dots2-length="0.011cm" draw:distance="0.011cm"/>
    <draw:stroke-dash draw:name="Dashed_20__28_var_29__20_775" draw:display-name="Dashed (var) 775" draw:style="rect" draw:dots1="1" draw:dots1-length="0.011cm" draw:dots2="1" draw:dots2-length="0.011cm" draw:distance="0.011cm"/>
    <draw:stroke-dash draw:name="Dashed_20__28_var_29__20_776" draw:display-name="Dashed (var) 776" draw:style="rect" draw:dots1="1" draw:dots1-length="0.011cm" draw:dots2="1" draw:dots2-length="0.011cm" draw:distance="0.011cm"/>
    <draw:stroke-dash draw:name="Dashed_20__28_var_29__20_777" draw:display-name="Dashed (var) 777" draw:style="rect" draw:dots1="1" draw:dots1-length="0.011cm" draw:dots2="1" draw:dots2-length="0.011cm" draw:distance="0.011cm"/>
    <draw:stroke-dash draw:name="Dashed_20__28_var_29__20_778" draw:display-name="Dashed (var) 778" draw:style="rect" draw:dots1="1" draw:dots1-length="0.011cm" draw:dots2="1" draw:dots2-length="0.011cm" draw:distance="0.011cm"/>
    <draw:stroke-dash draw:name="Dashed_20__28_var_29__20_779" draw:display-name="Dashed (var) 779" draw:style="rect" draw:dots1="1" draw:dots1-length="0.011cm" draw:dots2="1" draw:dots2-length="0.011cm" draw:distance="0.011cm"/>
    <draw:stroke-dash draw:name="Dashed_20__28_var_29__20_780" draw:display-name="Dashed (var) 780" draw:style="rect" draw:dots1="1" draw:dots1-length="0.011cm" draw:dots2="1" draw:dots2-length="0.011cm" draw:distance="0.011cm"/>
    <draw:stroke-dash draw:name="Dashed_20__28_var_29__20_781" draw:display-name="Dashed (var) 781" draw:style="rect" draw:dots1="1" draw:dots1-length="0.011cm" draw:dots2="1" draw:dots2-length="0.011cm" draw:distance="0.011cm"/>
    <draw:stroke-dash draw:name="Dashed_20__28_var_29__20_782" draw:display-name="Dashed (var) 782" draw:style="rect" draw:dots1="1" draw:dots1-length="0.011cm" draw:dots2="1" draw:dots2-length="0.011cm" draw:distance="0.011cm"/>
    <draw:stroke-dash draw:name="Dashed_20__28_var_29__20_783" draw:display-name="Dashed (var) 783" draw:style="rect" draw:dots1="1" draw:dots1-length="0.011cm" draw:dots2="1" draw:dots2-length="0.011cm" draw:distance="0.011cm"/>
    <draw:stroke-dash draw:name="Dashed_20__28_var_29__20_784" draw:display-name="Dashed (var) 784" draw:style="rect" draw:dots1="1" draw:dots1-length="0.011cm" draw:dots2="1" draw:dots2-length="0.011cm" draw:distance="0.011cm"/>
    <draw:stroke-dash draw:name="Dashed_20__28_var_29__20_785" draw:display-name="Dashed (var) 785" draw:style="rect" draw:dots1="1" draw:dots1-length="0.011cm" draw:dots2="1" draw:dots2-length="0.011cm" draw:distance="0.011cm"/>
    <draw:stroke-dash draw:name="Dashed_20__28_var_29__20_786" draw:display-name="Dashed (var) 786" draw:style="rect" draw:dots1="1" draw:dots1-length="0.011cm" draw:dots2="1" draw:dots2-length="0.011cm" draw:distance="0.011cm"/>
    <draw:stroke-dash draw:name="Dashed_20__28_var_29__20_787" draw:display-name="Dashed (var) 787" draw:style="rect" draw:dots1="1" draw:dots1-length="0.011cm" draw:dots2="1" draw:dots2-length="0.011cm" draw:distance="0.011cm"/>
    <draw:stroke-dash draw:name="Dashed_20__28_var_29__20_788" draw:display-name="Dashed (var) 788" draw:style="rect" draw:dots1="1" draw:dots1-length="0.011cm" draw:dots2="1" draw:dots2-length="0.011cm" draw:distance="0.011cm"/>
    <draw:stroke-dash draw:name="Dashed_20__28_var_29__20_789" draw:display-name="Dashed (var) 789" draw:style="rect" draw:dots1="1" draw:dots1-length="0.011cm" draw:dots2="1" draw:dots2-length="0.011cm" draw:distance="0.011cm"/>
    <draw:stroke-dash draw:name="Dashed_20__28_var_29__20_790" draw:display-name="Dashed (var) 790" draw:style="rect" draw:dots1="1" draw:dots1-length="0.011cm" draw:dots2="1" draw:dots2-length="0.011cm" draw:distance="0.011cm"/>
    <draw:stroke-dash draw:name="Dashed_20__28_var_29__20_791" draw:display-name="Dashed (var) 791" draw:style="rect" draw:dots1="1" draw:dots1-length="0.011cm" draw:dots2="1" draw:dots2-length="0.011cm" draw:distance="0.011cm"/>
    <draw:stroke-dash draw:name="Dashed_20__28_var_29__20_792" draw:display-name="Dashed (var) 792" draw:style="rect" draw:dots1="1" draw:dots1-length="0.011cm" draw:dots2="1" draw:dots2-length="0.011cm" draw:distance="0.011cm"/>
    <draw:stroke-dash draw:name="Dashed_20__28_var_29__20_793" draw:display-name="Dashed (var) 793" draw:style="rect" draw:dots1="1" draw:dots1-length="0.011cm" draw:dots2="1" draw:dots2-length="0.011cm" draw:distance="0.011cm"/>
    <draw:stroke-dash draw:name="Dashed_20__28_var_29__20_794" draw:display-name="Dashed (var) 794" draw:style="rect" draw:dots1="1" draw:dots1-length="0.011cm" draw:dots2="1" draw:dots2-length="0.011cm" draw:distance="0.011cm"/>
    <draw:stroke-dash draw:name="Dashed_20__28_var_29__20_795" draw:display-name="Dashed (var) 795" draw:style="rect" draw:dots1="1" draw:dots1-length="0.011cm" draw:dots2="1" draw:dots2-length="0.011cm" draw:distance="0.011cm"/>
    <draw:stroke-dash draw:name="Dashed_20__28_var_29__20_796" draw:display-name="Dashed (var) 796" draw:style="rect" draw:dots1="1" draw:dots1-length="0.011cm" draw:dots2="1" draw:dots2-length="0.011cm" draw:distance="0.011cm"/>
    <draw:stroke-dash draw:name="Dashed_20__28_var_29__20_797" draw:display-name="Dashed (var) 797" draw:style="rect" draw:dots1="1" draw:dots1-length="0.011cm" draw:dots2="1" draw:dots2-length="0.011cm" draw:distance="0.011cm"/>
    <draw:stroke-dash draw:name="Dashed_20__28_var_29__20_798" draw:display-name="Dashed (var) 798" draw:style="rect" draw:dots1="1" draw:dots1-length="0.011cm" draw:dots2="1" draw:dots2-length="0.011cm" draw:distance="0.011cm"/>
    <draw:stroke-dash draw:name="Dashed_20__28_var_29__20_799" draw:display-name="Dashed (var) 799" draw:style="rect" draw:dots1="1" draw:dots1-length="0.011cm" draw:dots2="1" draw:dots2-length="0.011cm" draw:distance="0.011cm"/>
    <draw:stroke-dash draw:name="Dashed_20__28_var_29__20_800" draw:display-name="Dashed (var) 800" draw:style="rect" draw:dots1="1" draw:dots1-length="0.011cm" draw:dots2="1" draw:dots2-length="0.011cm" draw:distance="0.011cm"/>
    <draw:stroke-dash draw:name="Dashed_20__28_var_29__20_801" draw:display-name="Dashed (var) 801" draw:style="rect" draw:dots1="1" draw:dots1-length="0.011cm" draw:dots2="1" draw:dots2-length="0.011cm" draw:distance="0.011cm"/>
    <draw:stroke-dash draw:name="Dashed_20__28_var_29__20_802" draw:display-name="Dashed (var) 802" draw:style="rect" draw:dots1="1" draw:dots1-length="0.011cm" draw:dots2="1" draw:dots2-length="0.011cm" draw:distance="0.011cm"/>
    <draw:stroke-dash draw:name="Dashed_20__28_var_29__20_803" draw:display-name="Dashed (var) 803" draw:style="rect" draw:dots1="1" draw:dots1-length="0.011cm" draw:dots2="1" draw:dots2-length="0.011cm" draw:distance="0.011cm"/>
    <draw:stroke-dash draw:name="Dashed_20__28_var_29__20_804" draw:display-name="Dashed (var) 804" draw:style="rect" draw:dots1="1" draw:dots1-length="0.011cm" draw:dots2="1" draw:dots2-length="0.011cm" draw:distance="0.011cm"/>
    <draw:stroke-dash draw:name="Dashed_20__28_var_29__20_805" draw:display-name="Dashed (var) 805" draw:style="rect" draw:dots1="1" draw:dots1-length="0.011cm" draw:dots2="1" draw:dots2-length="0.011cm" draw:distance="0.011cm"/>
    <draw:stroke-dash draw:name="Dashed_20__28_var_29__20_806" draw:display-name="Dashed (var) 806" draw:style="rect" draw:dots1="1" draw:dots1-length="0.011cm" draw:dots2="1" draw:dots2-length="0.011cm" draw:distance="0.011cm"/>
    <draw:stroke-dash draw:name="Dashed_20__28_var_29__20_816" draw:display-name="Dashed (var) 816" draw:style="rect" draw:dots1="1" draw:dots1-length="0.011cm" draw:dots2="1" draw:dots2-length="0.011cm" draw:distance="0.011cm"/>
    <draw:stroke-dash draw:name="Dashed_20__28_var_29__20_817" draw:display-name="Dashed (var) 817" draw:style="rect" draw:dots1="1" draw:dots1-length="0.011cm" draw:dots2="1" draw:dots2-length="0.011cm" draw:distance="0.011cm"/>
    <draw:stroke-dash draw:name="Dashed_20__28_var_29__20_818" draw:display-name="Dashed (var) 818" draw:style="rect" draw:dots1="1" draw:dots1-length="0.011cm" draw:dots2="1" draw:dots2-length="0.011cm" draw:distance="0.011cm"/>
    <draw:stroke-dash draw:name="Dashed_20__28_var_29__20_819" draw:display-name="Dashed (var) 819" draw:style="rect" draw:dots1="1" draw:dots1-length="0.011cm" draw:dots2="1" draw:dots2-length="0.011cm" draw:distance="0.011cm"/>
    <draw:stroke-dash draw:name="Dashed_20__28_var_29__20_820" draw:display-name="Dashed (var) 820" draw:style="rect" draw:dots1="1" draw:dots1-length="0.011cm" draw:dots2="1" draw:dots2-length="0.011cm" draw:distance="0.011cm"/>
    <draw:stroke-dash draw:name="Dashed_20__28_var_29__20_821" draw:display-name="Dashed (var) 821" draw:style="rect" draw:dots1="1" draw:dots1-length="0.011cm" draw:dots2="1" draw:dots2-length="0.011cm" draw:distance="0.011cm"/>
    <draw:stroke-dash draw:name="Dashed_20__28_var_29__20_822" draw:display-name="Dashed (var) 822" draw:style="rect" draw:dots1="1" draw:dots1-length="0.011cm" draw:dots2="1" draw:dots2-length="0.011cm" draw:distance="0.011cm"/>
    <draw:stroke-dash draw:name="Dashed_20__28_var_29__20_823" draw:display-name="Dashed (var) 823" draw:style="rect" draw:dots1="1" draw:dots1-length="0.011cm" draw:dots2="1" draw:dots2-length="0.011cm" draw:distance="0.011cm"/>
    <draw:stroke-dash draw:name="Dashed_20__28_var_29__20_824" draw:display-name="Dashed (var) 824" draw:style="rect" draw:dots1="1" draw:dots1-length="0.011cm" draw:dots2="1" draw:dots2-length="0.011cm" draw:distance="0.011cm"/>
    <draw:stroke-dash draw:name="Dashed_20__28_var_29__20_825" draw:display-name="Dashed (var) 825" draw:style="rect" draw:dots1="1" draw:dots1-length="0.011cm" draw:dots2="1" draw:dots2-length="0.011cm" draw:distance="0.011cm"/>
    <draw:stroke-dash draw:name="Dashed_20__28_var_29__20_826" draw:display-name="Dashed (var) 826" draw:style="rect" draw:dots1="1" draw:dots1-length="0.011cm" draw:dots2="1" draw:dots2-length="0.011cm" draw:distance="0.011cm"/>
    <draw:stroke-dash draw:name="Dashed_20__28_var_29__20_827" draw:display-name="Dashed (var) 827" draw:style="rect" draw:dots1="1" draw:dots1-length="0.011cm" draw:dots2="1" draw:dots2-length="0.011cm" draw:distance="0.011cm"/>
    <draw:stroke-dash draw:name="Dashed_20__28_var_29__20_828" draw:display-name="Dashed (var) 828" draw:style="rect" draw:dots1="1" draw:dots1-length="0.011cm" draw:dots2="1" draw:dots2-length="0.011cm" draw:distance="0.011cm"/>
    <draw:stroke-dash draw:name="Dashed_20__28_var_29__20_829" draw:display-name="Dashed (var) 829" draw:style="rect" draw:dots1="1" draw:dots1-length="0.011cm" draw:dots2="1" draw:dots2-length="0.011cm" draw:distance="0.011cm"/>
    <draw:stroke-dash draw:name="Dashed_20__28_var_29__20_830" draw:display-name="Dashed (var) 830" draw:style="rect" draw:dots1="1" draw:dots1-length="0.011cm" draw:dots2="1" draw:dots2-length="0.011cm" draw:distance="0.011cm"/>
    <draw:stroke-dash draw:name="Dashed_20__28_var_29__20_831" draw:display-name="Dashed (var) 831" draw:style="rect" draw:dots1="1" draw:dots1-length="0.011cm" draw:dots2="1" draw:dots2-length="0.011cm" draw:distance="0.011cm"/>
    <draw:stroke-dash draw:name="Dashed_20__28_var_29__20_832" draw:display-name="Dashed (var) 832" draw:style="rect" draw:dots1="1" draw:dots1-length="0.011cm" draw:dots2="1" draw:dots2-length="0.011cm" draw:distance="0.011cm"/>
    <draw:stroke-dash draw:name="Dashed_20__28_var_29__20_833" draw:display-name="Dashed (var) 833" draw:style="rect" draw:dots1="1" draw:dots1-length="0.011cm" draw:dots2="1" draw:dots2-length="0.011cm" draw:distance="0.011cm"/>
    <draw:stroke-dash draw:name="Dashed_20__28_var_29__20_834" draw:display-name="Dashed (var) 834" draw:style="rect" draw:dots1="1" draw:dots1-length="0.011cm" draw:dots2="1" draw:dots2-length="0.011cm" draw:distance="0.011cm"/>
    <draw:stroke-dash draw:name="Dashed_20__28_var_29__20_835" draw:display-name="Dashed (var) 835" draw:style="rect" draw:dots1="1" draw:dots1-length="0.011cm" draw:dots2="1" draw:dots2-length="0.011cm" draw:distance="0.011cm"/>
    <draw:stroke-dash draw:name="Dashed_20__28_var_29__20_836" draw:display-name="Dashed (var) 836" draw:style="rect" draw:dots1="1" draw:dots1-length="0.011cm" draw:dots2="1" draw:dots2-length="0.011cm" draw:distance="0.011cm"/>
    <draw:stroke-dash draw:name="Dashed_20__28_var_29__20_837" draw:display-name="Dashed (var) 837" draw:style="rect" draw:dots1="1" draw:dots1-length="0.011cm" draw:dots2="1" draw:dots2-length="0.011cm" draw:distance="0.011cm"/>
    <draw:stroke-dash draw:name="Dashed_20__28_var_29__20_838" draw:display-name="Dashed (var) 838" draw:style="rect" draw:dots1="1" draw:dots1-length="0.011cm" draw:dots2="1" draw:dots2-length="0.011cm" draw:distance="0.011cm"/>
    <draw:stroke-dash draw:name="Dashed_20__28_var_29__20_839" draw:display-name="Dashed (var) 839" draw:style="rect" draw:dots1="1" draw:dots1-length="0.011cm" draw:dots2="1" draw:dots2-length="0.011cm" draw:distance="0.011cm"/>
    <draw:stroke-dash draw:name="Dashed_20__28_var_29__20_840" draw:display-name="Dashed (var) 840" draw:style="rect" draw:dots1="1" draw:dots1-length="0.011cm" draw:dots2="1" draw:dots2-length="0.011cm" draw:distance="0.011cm"/>
    <draw:stroke-dash draw:name="Dashed_20__28_var_29__20_841" draw:display-name="Dashed (var) 841" draw:style="rect" draw:dots1="1" draw:dots1-length="0.011cm" draw:dots2="1" draw:dots2-length="0.011cm" draw:distance="0.011cm"/>
    <draw:stroke-dash draw:name="Dashed_20__28_var_29__20_842" draw:display-name="Dashed (var) 842" draw:style="rect" draw:dots1="1" draw:dots1-length="0.011cm" draw:dots2="1" draw:dots2-length="0.011cm" draw:distance="0.011cm"/>
    <draw:stroke-dash draw:name="Dashed_20__28_var_29__20_843" draw:display-name="Dashed (var) 843" draw:style="rect" draw:dots1="1" draw:dots1-length="0.011cm" draw:dots2="1" draw:dots2-length="0.011cm" draw:distance="0.011cm"/>
    <draw:stroke-dash draw:name="Dashed_20__28_var_29__20_844" draw:display-name="Dashed (var) 844" draw:style="rect" draw:dots1="1" draw:dots1-length="0.011cm" draw:dots2="1" draw:dots2-length="0.011cm" draw:distance="0.011cm"/>
    <draw:stroke-dash draw:name="Dashed_20__28_var_29__20_845" draw:display-name="Dashed (var) 845" draw:style="rect" draw:dots1="1" draw:dots1-length="0.011cm" draw:dots2="1" draw:dots2-length="0.011cm" draw:distance="0.011cm"/>
    <draw:stroke-dash draw:name="Dashed_20__28_var_29__20_846" draw:display-name="Dashed (var) 846" draw:style="rect" draw:dots1="1" draw:dots1-length="0.011cm" draw:dots2="1" draw:dots2-length="0.011cm" draw:distance="0.011cm"/>
    <draw:stroke-dash draw:name="Dashed_20__28_var_29__20_847" draw:display-name="Dashed (var) 847" draw:style="rect" draw:dots1="1" draw:dots1-length="0.011cm" draw:dots2="1" draw:dots2-length="0.011cm" draw:distance="0.011cm"/>
    <draw:stroke-dash draw:name="Dashed_20__28_var_29__20_848" draw:display-name="Dashed (var) 848" draw:style="rect" draw:dots1="1" draw:dots1-length="0.011cm" draw:dots2="1" draw:dots2-length="0.011cm" draw:distance="0.011cm"/>
    <draw:stroke-dash draw:name="Dashed_20__28_var_29__20_849" draw:display-name="Dashed (var) 849" draw:style="rect" draw:dots1="1" draw:dots1-length="0.011cm" draw:dots2="1" draw:dots2-length="0.011cm" draw:distance="0.011cm"/>
    <draw:stroke-dash draw:name="Dashed_20__28_var_29__20_850" draw:display-name="Dashed (var) 850" draw:style="rect" draw:dots1="1" draw:dots1-length="0.011cm" draw:dots2="1" draw:dots2-length="0.011cm" draw:distance="0.011cm"/>
    <draw:stroke-dash draw:name="Dashed_20__28_var_29__20_851" draw:display-name="Dashed (var) 851" draw:style="rect" draw:dots1="1" draw:dots1-length="0.011cm" draw:dots2="1" draw:dots2-length="0.011cm" draw:distance="0.011cm"/>
    <draw:stroke-dash draw:name="Dashed_20__28_var_29__20_852" draw:display-name="Dashed (var) 852" draw:style="rect" draw:dots1="1" draw:dots1-length="0.011cm" draw:dots2="1" draw:dots2-length="0.011cm" draw:distance="0.011cm"/>
    <draw:stroke-dash draw:name="Dashed_20__28_var_29__20_853" draw:display-name="Dashed (var) 853" draw:style="rect" draw:dots1="1" draw:dots1-length="0.011cm" draw:dots2="1" draw:dots2-length="0.011cm" draw:distance="0.011cm"/>
    <draw:stroke-dash draw:name="Dashed_20__28_var_29__20_854" draw:display-name="Dashed (var) 854" draw:style="rect" draw:dots1="1" draw:dots1-length="0.011cm" draw:dots2="1" draw:dots2-length="0.011cm" draw:distance="0.011cm"/>
    <draw:stroke-dash draw:name="Dashed_20__28_var_29__20_855" draw:display-name="Dashed (var) 855" draw:style="rect" draw:dots1="1" draw:dots1-length="0.011cm" draw:dots2="1" draw:dots2-length="0.011cm" draw:distance="0.011cm"/>
    <draw:stroke-dash draw:name="Dashed_20__28_var_29__20_856" draw:display-name="Dashed (var) 856" draw:style="rect" draw:dots1="1" draw:dots1-length="0.011cm" draw:dots2="1" draw:dots2-length="0.011cm" draw:distance="0.011cm"/>
    <draw:stroke-dash draw:name="Dashed_20__28_var_29__20_857" draw:display-name="Dashed (var) 857" draw:style="rect" draw:dots1="1" draw:dots1-length="0.011cm" draw:dots2="1" draw:dots2-length="0.011cm" draw:distance="0.011cm"/>
    <draw:stroke-dash draw:name="Dashed_20__28_var_29__20_858" draw:display-name="Dashed (var) 858" draw:style="rect" draw:dots1="1" draw:dots1-length="0.011cm" draw:dots2="1" draw:dots2-length="0.011cm" draw:distance="0.011cm"/>
    <draw:stroke-dash draw:name="Dashed_20__28_var_29__20_859" draw:display-name="Dashed (var) 859" draw:style="rect" draw:dots1="1" draw:dots1-length="0.011cm" draw:dots2="1" draw:dots2-length="0.011cm" draw:distance="0.011cm"/>
    <draw:stroke-dash draw:name="Dashed_20__28_var_29__20_860" draw:display-name="Dashed (var) 860"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Mangal" fo:font-family="Mangal" style:font-family-generic="roman" style:font-pitch="variable" fo:font-size="18pt" style:letter-kerning="true" style:font-name-asian="Tahoma1"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top="0.4cm" fo:margin-bottom="0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Gliederung_20_3" style:display-name="Gliederung 3" style:family="paragraph" style:parent-style-name="Gliederung_20_2" style:default-outline-level="">
      <style:paragraph-properties fo:margin-top="0.3cm" fo:margin-bottom="0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Gliederung_20_4" style:display-name="Gliederung 4" style:family="paragraph" style:parent-style-name="Gliederung_20_3" style:default-outline-level="">
      <style:paragraph-properties fo:margin-top="0.199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5" style:display-name="Gliederung 5" style:family="paragraph" style:parent-style-name="Gliederung_20_4"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0M33S</meta:editing-duration>
    <meta:editing-cycles>51</meta:editing-cycles>
    <meta:generator>LibreOffice/4.4.7.2$Windows_x86 LibreOffice_project/f3153a8b245191196a4b6b9abd1d0da16eead600</meta:generator>
    <dc:date>2018-12-15T18:03:31.193000000</dc:date>
    <meta:document-statistic meta:table-count="4" meta:image-count="0" meta:object-count="0" meta:page-count="5" meta:paragraph-count="94" meta:word-count="339" meta:character-count="2284" meta:non-whitespace-character-count="1917"/>
    <meta:user-defined meta:name="Info 1"/>
    <meta:user-defined meta:name="Info 2"/>
    <meta:user-defined meta:name="Info 3"/>
    <meta:user-defined meta:name="Info 4"/>
  </office:meta>
</office:document-meta>
</file>